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1.8756in"/>
    </style:style>
    <style:style style:name="co6" style:family="table-column">
      <style:table-column-properties fo:break-before="auto" style:column-width="2.5516in"/>
    </style:style>
    <style:style style:name="co7" style:family="table-column">
      <style:table-column-properties fo:break-before="auto" style:column-width="1.8866in"/>
    </style:style>
    <style:style style:name="co8" style:family="table-column">
      <style:table-column-properties fo:break-before="auto" style:column-width="0.4929in"/>
    </style:style>
    <style:style style:name="co9" style:family="table-column">
      <style:table-column-properties fo:break-before="auto" style:column-width="2.5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Y conti</text:p>
          </table:table-cell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ev</text:p>
          </table:table-cell>
          <table:table-cell table:style-name="ce2"/>
          <table:table-cell table:style-name="ce2" office:value-type="string" calcext:value-type="string">
            <text:p>mean conti</text:p>
          </table:table-cell>
          <table:table-cell table:style-name="ce2" office:value-type="string" calcext:value-type="string">
            <text:p>stdev conti</text:p>
          </table:table-cell>
          <table:table-cell table:style-name="ce2" office:value-type="string" calcext:value-type="string">
            <text:p>f(t)</text:p>
          </table:table-cell>
          <table:table-cell table:style-name="ce2" office:value-type="string" calcext:value-type="string">
            <text:p>f(t) conti</text:p>
          </table:table-cell>
          <table:table-cell table:style-name="ce2"/>
          <table:table-cell table:style-name="ce2" office:value-type="string" calcext:value-type="string">
            <text:p>temp</text:p>
          </table:table-cell>
          <table:table-cell table:style-name="ce2" office:value-type="string" calcext:value-type="string">
            <text:p>temp conti</text:p>
          </table:table-cell>
          <table:table-cell table:style-name="ce2" office:value-type="string" calcext:value-type="string">
            <text:p>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5.7683" calcext:value-type="float">
            <text:p>5.7683</text:p>
          </table:table-cell>
          <table:table-cell table:formula="of:=[.B2]" office:value-type="float" office:value="5.7683" calcext:value-type="float">
            <text:p>5.7683</text:p>
          </table:table-cell>
          <table:table-cell/>
          <table:table-cell table:formula="of:=AVERAGE([.B2:.B102])" office:value-type="float" office:value="10.2498537821782" calcext:value-type="float">
            <text:p>10.2498537822</text:p>
          </table:table-cell>
          <table:table-cell table:formula="of:=STDEV([.B2:.B102])" office:value-type="float" office:value="2.14064736058249" calcext:value-type="float">
            <text:p>2.1406473606</text:p>
          </table:table-cell>
          <table:table-cell/>
          <table:table-cell table:formula="of:=AVERAGE([.C2:.C102])" office:value-type="float" office:value="485.939306257426" calcext:value-type="float">
            <text:p>485.9393062574</text:p>
          </table:table-cell>
          <table:table-cell table:formula="of:=STDEV([.C2:.C102])" office:value-type="float" office:value="298.516697107283" calcext:value-type="float">
            <text:p>298.5166971073</text:p>
          </table:table-cell>
          <table:table-cell table:formula="of:=1/([.F2]*SQRT(2*3.14)) * EXP(-0.5*(([.A2]-[.E2])/[.F2])^2)" office:value-type="float" office:value="0.00000195868638505662" calcext:value-type="float">
            <text:p>1.95868638505662E-006</text:p>
          </table:table-cell>
          <table:table-cell table:formula="of:=1/([.I2]*SQRT(2*3.14)) * EXP(-0.5*(([.A2]-[.H2])/[.I2])^2)" office:value-type="float" office:value="0.000355333889829784" calcext:value-type="float">
            <text:p>0.0003553339</text:p>
          </table:table-cell>
          <table:table-cell/>
          <table:table-cell table:formula="of:=[.J2]*[.O2]" office:value-type="float" office:value="0" calcext:value-type="float">
            <text:p>0</text:p>
          </table:table-cell>
          <table:table-cell table:formula="of:=[.K2]*[.O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5743" calcext:value-type="float">
            <text:p>9.5743</text:p>
          </table:table-cell>
          <table:table-cell table:formula="of:=[.C2]+[.B3]" office:value-type="float" office:value="15.3426" calcext:value-type="float">
            <text:p>15.3426</text:p>
          </table:table-cell>
          <table:table-cell/>
          <table:table-cell table:formula="of:=[.E2]" office:value-type="float" office:value="10.2498537821782" calcext:value-type="float">
            <text:p>10.2498537822</text:p>
          </table:table-cell>
          <table:table-cell table:formula="of:=[.F2]" office:value-type="float" office:value="2.14064736058249" calcext:value-type="float">
            <text:p>2.1406473606</text:p>
          </table:table-cell>
          <table:table-cell/>
          <table:table-cell table:formula="of:=[.H2]" office:value-type="float" office:value="485.939306257426" calcext:value-type="float">
            <text:p>485.9393062574</text:p>
          </table:table-cell>
          <table:table-cell table:formula="of:=[.I2]" office:value-type="float" office:value="298.516697107283" calcext:value-type="float">
            <text:p>298.5166971073</text:p>
          </table:table-cell>
          <table:table-cell table:formula="of:=1/([.F3]*SQRT(2*3.14)) * EXP(-0.5*(([.A3]-[.E3])/[.F3])^2)" office:value-type="float" office:value="0.0000164440143590805" calcext:value-type="float">
            <text:p>0.000016444</text:p>
          </table:table-cell>
          <table:table-cell table:formula="of:=1/([.I3]*SQRT(2*3.14)) * EXP(-0.5*(([.A3]-[.H3])/[.I3])^2)" office:value-type="float" office:value="0.000357274855083005" calcext:value-type="float">
            <text:p>0.0003572749</text:p>
          </table:table-cell>
          <table:table-cell/>
          <table:table-cell table:formula="of:=[.J3]*[.O3]" office:value-type="float" office:value="0.0000164440143590805" calcext:value-type="float">
            <text:p>0.000016444</text:p>
          </table:table-cell>
          <table:table-cell table:formula="of:=[.K3]*[.O3]" office:value-type="float" office:value="0.000357274855083005" calcext:value-type="float">
            <text:p>0.0003572749</text:p>
          </table:table-cell>
          <table:table-cell table:formula="of:=[.O2]+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105" calcext:value-type="float">
            <text:p>9.105</text:p>
          </table:table-cell>
          <table:table-cell table:formula="of:=[.C3]+[.B4]" office:value-type="float" office:value="24.4476" calcext:value-type="float">
            <text:p>24.4476</text:p>
          </table:table-cell>
          <table:table-cell/>
          <table:table-cell table:formula="of:=[.E3]" office:value-type="float" office:value="10.2498537821782" calcext:value-type="float">
            <text:p>10.2498537822</text:p>
          </table:table-cell>
          <table:table-cell table:formula="of:=[.F3]" office:value-type="float" office:value="2.14064736058249" calcext:value-type="float">
            <text:p>2.1406473606</text:p>
          </table:table-cell>
          <table:table-cell/>
          <table:table-cell table:formula="of:=[.H3]" office:value-type="float" office:value="485.939306257426" calcext:value-type="float">
            <text:p>485.9393062574</text:p>
          </table:table-cell>
          <table:table-cell table:formula="of:=[.I3]" office:value-type="float" office:value="298.516697107283" calcext:value-type="float">
            <text:p>298.5166971073</text:p>
          </table:table-cell>
          <table:table-cell table:formula="of:=1/([.F4]*SQRT(2*3.14)) * EXP(-0.5*(([.A4]-[.E4])/[.F4])^2)" office:value-type="float" office:value="0.000110987925423329" calcext:value-type="float">
            <text:p>0.0001109879</text:p>
          </table:table-cell>
          <table:table-cell table:formula="of:=1/([.I4]*SQRT(2*3.14)) * EXP(-0.5*(([.A4]-[.H4])/[.I4])^2)" office:value-type="float" office:value="0.000359222391460503" calcext:value-type="float">
            <text:p>0.0003592224</text:p>
          </table:table-cell>
          <table:table-cell/>
          <table:table-cell table:formula="of:=[.J4]*[.O4]" office:value-type="float" office:value="0.000221975850846657" calcext:value-type="float">
            <text:p>0.0002219759</text:p>
          </table:table-cell>
          <table:table-cell table:formula="of:=[.K4]*[.O4]" office:value-type="float" office:value="0.000718444782921007" calcext:value-type="float">
            <text:p>0.0007184448</text:p>
          </table:table-cell>
          <table:table-cell table:formula="of:=[.O3]+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9655" calcext:value-type="float">
            <text:p>7.9655</text:p>
          </table:table-cell>
          <table:table-cell table:formula="of:=[.C4]+[.B5]" office:value-type="float" office:value="32.4131" calcext:value-type="float">
            <text:p>32.4131</text:p>
          </table:table-cell>
          <table:table-cell/>
          <table:table-cell table:formula="of:=[.E4]" office:value-type="float" office:value="10.2498537821782" calcext:value-type="float">
            <text:p>10.2498537822</text:p>
          </table:table-cell>
          <table:table-cell table:formula="of:=[.F4]" office:value-type="float" office:value="2.14064736058249" calcext:value-type="float">
            <text:p>2.1406473606</text:p>
          </table:table-cell>
          <table:table-cell/>
          <table:table-cell table:formula="of:=[.H4]" office:value-type="float" office:value="485.939306257426" calcext:value-type="float">
            <text:p>485.9393062574</text:p>
          </table:table-cell>
          <table:table-cell table:formula="of:=[.I4]" office:value-type="float" office:value="298.516697107283" calcext:value-type="float">
            <text:p>298.5166971073</text:p>
          </table:table-cell>
          <table:table-cell table:formula="of:=1/([.F5]*SQRT(2*3.14)) * EXP(-0.5*(([.A5]-[.E5])/[.F5])^2)" office:value-type="float" office:value="0.000602238566324166" calcext:value-type="float">
            <text:p>0.0006022386</text:p>
          </table:table-cell>
          <table:table-cell table:formula="of:=1/([.I5]*SQRT(2*3.14)) * EXP(-0.5*(([.A5]-[.H5])/[.I5])^2)" office:value-type="float" office:value="0.000361176490953413" calcext:value-type="float">
            <text:p>0.0003611765</text:p>
          </table:table-cell>
          <table:table-cell/>
          <table:table-cell table:formula="of:=[.J5]*[.O5]" office:value-type="float" office:value="0.0018067156989725" calcext:value-type="float">
            <text:p>0.0018067157</text:p>
          </table:table-cell>
          <table:table-cell table:formula="of:=[.K5]*[.O5]" office:value-type="float" office:value="0.00108352947286024" calcext:value-type="float">
            <text:p>0.0010835295</text:p>
          </table:table-cell>
          <table:table-cell table:formula="of:=[.O4]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6482" calcext:value-type="float">
            <text:p>8.6482</text:p>
          </table:table-cell>
          <table:table-cell table:formula="of:=[.C5]+[.B6]" office:value-type="float" office:value="41.0613" calcext:value-type="float">
            <text:p>41.0613</text:p>
          </table:table-cell>
          <table:table-cell/>
          <table:table-cell table:formula="of:=[.E5]" office:value-type="float" office:value="10.2498537821782" calcext:value-type="float">
            <text:p>10.2498537822</text:p>
          </table:table-cell>
          <table:table-cell table:formula="of:=[.F5]" office:value-type="float" office:value="2.14064736058249" calcext:value-type="float">
            <text:p>2.1406473606</text:p>
          </table:table-cell>
          <table:table-cell/>
          <table:table-cell table:formula="of:=[.H5]" office:value-type="float" office:value="485.939306257426" calcext:value-type="float">
            <text:p>485.9393062574</text:p>
          </table:table-cell>
          <table:table-cell table:formula="of:=[.I5]" office:value-type="float" office:value="298.516697107283" calcext:value-type="float">
            <text:p>298.5166971073</text:p>
          </table:table-cell>
          <table:table-cell table:formula="of:=1/([.F6]*SQRT(2*3.14)) * EXP(-0.5*(([.A6]-[.E6])/[.F6])^2)" office:value-type="float" office:value="0.00262715887375907" calcext:value-type="float">
            <text:p>0.0026271589</text:p>
          </table:table-cell>
          <table:table-cell table:formula="of:=1/([.I6]*SQRT(2*3.14)) * EXP(-0.5*(([.A6]-[.H6])/[.I6])^2)" office:value-type="float" office:value="0.000363137145287708" calcext:value-type="float">
            <text:p>0.0003631371</text:p>
          </table:table-cell>
          <table:table-cell/>
          <table:table-cell table:formula="of:=[.J6]*[.O6]" office:value-type="float" office:value="0.0105086354950363" calcext:value-type="float">
            <text:p>0.0105086355</text:p>
          </table:table-cell>
          <table:table-cell table:formula="of:=[.K6]*[.O6]" office:value-type="float" office:value="0.00145254858115083" calcext:value-type="float">
            <text:p>0.0014525486</text:p>
          </table:table-cell>
          <table:table-cell table:formula="of:=[.O5]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9887" calcext:value-type="float">
            <text:p>9.9887</text:p>
          </table:table-cell>
          <table:table-cell table:formula="of:=[.C6]+[.B7]" office:value-type="float" office:value="51.05" calcext:value-type="float">
            <text:p>51.05</text:p>
          </table:table-cell>
          <table:table-cell/>
          <table:table-cell table:formula="of:=[.E6]" office:value-type="float" office:value="10.2498537821782" calcext:value-type="float">
            <text:p>10.2498537822</text:p>
          </table:table-cell>
          <table:table-cell table:formula="of:=[.F6]" office:value-type="float" office:value="2.14064736058249" calcext:value-type="float">
            <text:p>2.1406473606</text:p>
          </table:table-cell>
          <table:table-cell/>
          <table:table-cell table:formula="of:=[.H6]" office:value-type="float" office:value="485.939306257426" calcext:value-type="float">
            <text:p>485.9393062574</text:p>
          </table:table-cell>
          <table:table-cell table:formula="of:=[.I6]" office:value-type="float" office:value="298.516697107283" calcext:value-type="float">
            <text:p>298.5166971073</text:p>
          </table:table-cell>
          <table:table-cell table:formula="of:=1/([.F7]*SQRT(2*3.14)) * EXP(-0.5*(([.A7]-[.E7])/[.F7])^2)" office:value-type="float" office:value="0.00921359363591311" calcext:value-type="float">
            <text:p>0.0092135936</text:p>
          </table:table-cell>
          <table:table-cell table:formula="of:=1/([.I7]*SQRT(2*3.14)) * EXP(-0.5*(([.A7]-[.H7])/[.I7])^2)" office:value-type="float" office:value="0.00036510434592313" calcext:value-type="float">
            <text:p>0.0003651043</text:p>
          </table:table-cell>
          <table:table-cell/>
          <table:table-cell table:formula="of:=[.J7]*[.O7]" office:value-type="float" office:value="0.0460679681795655" calcext:value-type="float">
            <text:p>0.0460679682</text:p>
          </table:table-cell>
          <table:table-cell table:formula="of:=[.K7]*[.O7]" office:value-type="float" office:value="0.00182552172961565" calcext:value-type="float">
            <text:p>0.0018255217</text:p>
          </table:table-cell>
          <table:table-cell table:formula="of:=[.O6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1962" calcext:value-type="float">
            <text:p>10.1962</text:p>
          </table:table-cell>
          <table:table-cell table:formula="of:=[.C7]+[.B8]" office:value-type="float" office:value="61.2462" calcext:value-type="float">
            <text:p>61.2462</text:p>
          </table:table-cell>
          <table:table-cell/>
          <table:table-cell table:formula="of:=[.E7]" office:value-type="float" office:value="10.2498537821782" calcext:value-type="float">
            <text:p>10.2498537822</text:p>
          </table:table-cell>
          <table:table-cell table:formula="of:=[.F7]" office:value-type="float" office:value="2.14064736058249" calcext:value-type="float">
            <text:p>2.1406473606</text:p>
          </table:table-cell>
          <table:table-cell/>
          <table:table-cell table:formula="of:=[.H7]" office:value-type="float" office:value="485.939306257426" calcext:value-type="float">
            <text:p>485.9393062574</text:p>
          </table:table-cell>
          <table:table-cell table:formula="of:=[.I7]" office:value-type="float" office:value="298.516697107283" calcext:value-type="float">
            <text:p>298.5166971073</text:p>
          </table:table-cell>
          <table:table-cell table:formula="of:=1/([.F8]*SQRT(2*3.14)) * EXP(-0.5*(([.A8]-[.E8])/[.F8])^2)" office:value-type="float" office:value="0.0259774617660506" calcext:value-type="float">
            <text:p>0.0259774618</text:p>
          </table:table-cell>
          <table:table-cell table:formula="of:=1/([.I8]*SQRT(2*3.14)) * EXP(-0.5*(([.A8]-[.H8])/[.I8])^2)" office:value-type="float" office:value="0.000367078084052128" calcext:value-type="float">
            <text:p>0.0003670781</text:p>
          </table:table-cell>
          <table:table-cell/>
          <table:table-cell table:formula="of:=[.J8]*[.O8]" office:value-type="float" office:value="0.155864770596304" calcext:value-type="float">
            <text:p>0.1558647706</text:p>
          </table:table-cell>
          <table:table-cell table:formula="of:=[.K8]*[.O8]" office:value-type="float" office:value="0.00220246850431277" calcext:value-type="float">
            <text:p>0.0022024685</text:p>
          </table:table-cell>
          <table:table-cell table:formula="of:=[.O7]+1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6399" calcext:value-type="float">
            <text:p>11.6399</text:p>
          </table:table-cell>
          <table:table-cell table:formula="of:=[.C8]+[.B9]" office:value-type="float" office:value="72.8861" calcext:value-type="float">
            <text:p>72.8861</text:p>
          </table:table-cell>
          <table:table-cell/>
          <table:table-cell table:formula="of:=[.E8]" office:value-type="float" office:value="10.2498537821782" calcext:value-type="float">
            <text:p>10.2498537822</text:p>
          </table:table-cell>
          <table:table-cell table:formula="of:=[.F8]" office:value-type="float" office:value="2.14064736058249" calcext:value-type="float">
            <text:p>2.1406473606</text:p>
          </table:table-cell>
          <table:table-cell/>
          <table:table-cell table:formula="of:=[.H8]" office:value-type="float" office:value="485.939306257426" calcext:value-type="float">
            <text:p>485.9393062574</text:p>
          </table:table-cell>
          <table:table-cell table:formula="of:=[.I8]" office:value-type="float" office:value="298.516697107283" calcext:value-type="float">
            <text:p>298.5166971073</text:p>
          </table:table-cell>
          <table:table-cell table:formula="of:=1/([.F9]*SQRT(2*3.14)) * EXP(-0.5*(([.A9]-[.E9])/[.F9])^2)" office:value-type="float" office:value="0.0588829172570589" calcext:value-type="float">
            <text:p>0.0588829173</text:p>
          </table:table-cell>
          <table:table-cell table:formula="of:=1/([.I9]*SQRT(2*3.14)) * EXP(-0.5*(([.A9]-[.H9])/[.I9])^2)" office:value-type="float" office:value="0.000369058350598809" calcext:value-type="float">
            <text:p>0.0003690584</text:p>
          </table:table-cell>
          <table:table-cell/>
          <table:table-cell table:formula="of:=[.J9]*[.O9]" office:value-type="float" office:value="0.412180420799413" calcext:value-type="float">
            <text:p>0.4121804208</text:p>
          </table:table-cell>
          <table:table-cell table:formula="of:=[.K9]*[.O9]" office:value-type="float" office:value="0.00258340845419167" calcext:value-type="float">
            <text:p>0.0025834085</text:p>
          </table:table-cell>
          <table:table-cell table:formula="of:=[.O8]+1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6275" calcext:value-type="float">
            <text:p>11.6275</text:p>
          </table:table-cell>
          <table:table-cell table:formula="of:=[.C9]+[.B10]" office:value-type="float" office:value="84.5136" calcext:value-type="float">
            <text:p>84.5136</text:p>
          </table:table-cell>
          <table:table-cell/>
          <table:table-cell table:formula="of:=[.E9]" office:value-type="float" office:value="10.2498537821782" calcext:value-type="float">
            <text:p>10.2498537822</text:p>
          </table:table-cell>
          <table:table-cell table:formula="of:=[.F9]" office:value-type="float" office:value="2.14064736058249" calcext:value-type="float">
            <text:p>2.1406473606</text:p>
          </table:table-cell>
          <table:table-cell/>
          <table:table-cell table:formula="of:=[.H9]" office:value-type="float" office:value="485.939306257426" calcext:value-type="float">
            <text:p>485.9393062574</text:p>
          </table:table-cell>
          <table:table-cell table:formula="of:=[.I9]" office:value-type="float" office:value="298.516697107283" calcext:value-type="float">
            <text:p>298.5166971073</text:p>
          </table:table-cell>
          <table:table-cell table:formula="of:=1/([.F10]*SQRT(2*3.14)) * EXP(-0.5*(([.A10]-[.E10])/[.F10])^2)" office:value-type="float" office:value="0.10730176501431" calcext:value-type="float">
            <text:p>0.107301765</text:p>
          </table:table-cell>
          <table:table-cell table:formula="of:=1/([.I10]*SQRT(2*3.14)) * EXP(-0.5*(([.A10]-[.H10])/[.I10])^2)" office:value-type="float" office:value="0.000371045136217894" calcext:value-type="float">
            <text:p>0.0003710451</text:p>
          </table:table-cell>
          <table:table-cell/>
          <table:table-cell table:formula="of:=[.J10]*[.O10]" office:value-type="float" office:value="0.858414120114478" calcext:value-type="float">
            <text:p>0.8584141201</text:p>
          </table:table-cell>
          <table:table-cell table:formula="of:=[.K10]*[.O10]" office:value-type="float" office:value="0.00296836108974315" calcext:value-type="float">
            <text:p>0.0029683611</text:p>
          </table:table-cell>
          <table:table-cell table:formula="of:=[.O9]+1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4922" calcext:value-type="float">
            <text:p>6.4922</text:p>
          </table:table-cell>
          <table:table-cell table:formula="of:=[.C10]+[.B11]" office:value-type="float" office:value="91.0058" calcext:value-type="float">
            <text:p>91.0058</text:p>
          </table:table-cell>
          <table:table-cell/>
          <table:table-cell table:formula="of:=[.E10]" office:value-type="float" office:value="10.2498537821782" calcext:value-type="float">
            <text:p>10.2498537822</text:p>
          </table:table-cell>
          <table:table-cell table:formula="of:=[.F10]" office:value-type="float" office:value="2.14064736058249" calcext:value-type="float">
            <text:p>2.1406473606</text:p>
          </table:table-cell>
          <table:table-cell/>
          <table:table-cell table:formula="of:=[.H10]" office:value-type="float" office:value="485.939306257426" calcext:value-type="float">
            <text:p>485.9393062574</text:p>
          </table:table-cell>
          <table:table-cell table:formula="of:=[.I10]" office:value-type="float" office:value="298.516697107283" calcext:value-type="float">
            <text:p>298.5166971073</text:p>
          </table:table-cell>
          <table:table-cell table:formula="of:=1/([.F11]*SQRT(2*3.14)) * EXP(-0.5*(([.A11]-[.E11])/[.F11])^2)" office:value-type="float" office:value="0.157198847173005" calcext:value-type="float">
            <text:p>0.1571988472</text:p>
          </table:table-cell>
          <table:table-cell table:formula="of:=1/([.I11]*SQRT(2*3.14)) * EXP(-0.5*(([.A11]-[.H11])/[.I11])^2)" office:value-type="float" office:value="0.000373038431293683" calcext:value-type="float">
            <text:p>0.0003730384</text:p>
          </table:table-cell>
          <table:table-cell/>
          <table:table-cell table:formula="of:=[.J11]*[.O11]" office:value-type="float" office:value="1.41478962455705" calcext:value-type="float">
            <text:p>1.4147896246</text:p>
          </table:table-cell>
          <table:table-cell table:formula="of:=[.K11]*[.O11]" office:value-type="float" office:value="0.00335734588164315" calcext:value-type="float">
            <text:p>0.0033573459</text:p>
          </table:table-cell>
          <table:table-cell table:formula="of:=[.O10]+1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901" calcext:value-type="float">
            <text:p>7.901</text:p>
          </table:table-cell>
          <table:table-cell table:formula="of:=[.C11]+[.B12]" office:value-type="float" office:value="98.9068" calcext:value-type="float">
            <text:p>98.9068</text:p>
          </table:table-cell>
          <table:table-cell/>
          <table:table-cell table:formula="of:=[.E11]" office:value-type="float" office:value="10.2498537821782" calcext:value-type="float">
            <text:p>10.2498537822</text:p>
          </table:table-cell>
          <table:table-cell table:formula="of:=[.F11]" office:value-type="float" office:value="2.14064736058249" calcext:value-type="float">
            <text:p>2.1406473606</text:p>
          </table:table-cell>
          <table:table-cell/>
          <table:table-cell table:formula="of:=[.H11]" office:value-type="float" office:value="485.939306257426" calcext:value-type="float">
            <text:p>485.9393062574</text:p>
          </table:table-cell>
          <table:table-cell table:formula="of:=[.I11]" office:value-type="float" office:value="298.516697107283" calcext:value-type="float">
            <text:p>298.5166971073</text:p>
          </table:table-cell>
          <table:table-cell table:formula="of:=1/([.F12]*SQRT(2*3.14)) * EXP(-0.5*(([.A12]-[.E12])/[.F12])^2)" office:value-type="float" office:value="0.185147047714489" calcext:value-type="float">
            <text:p>0.1851470477</text:p>
          </table:table-cell>
          <table:table-cell table:formula="of:=1/([.I12]*SQRT(2*3.14)) * EXP(-0.5*(([.A12]-[.H12])/[.I12])^2)" office:value-type="float" office:value="0.000375038225939037" calcext:value-type="float">
            <text:p>0.0003750382</text:p>
          </table:table-cell>
          <table:table-cell/>
          <table:table-cell table:formula="of:=[.J12]*[.O12]" office:value-type="float" office:value="1.85147047714489" calcext:value-type="float">
            <text:p>1.8514704771</text:p>
          </table:table-cell>
          <table:table-cell table:formula="of:=[.K12]*[.O12]" office:value-type="float" office:value="0.00375038225939037" calcext:value-type="float">
            <text:p>0.0037503823</text:p>
          </table:table-cell>
          <table:table-cell table:formula="of:=[.O1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2679" calcext:value-type="float">
            <text:p>10.2679</text:p>
          </table:table-cell>
          <table:table-cell table:formula="of:=[.C12]+[.B13]" office:value-type="float" office:value="109.1747" calcext:value-type="float">
            <text:p>109.1747</text:p>
          </table:table-cell>
          <table:table-cell/>
          <table:table-cell table:formula="of:=[.E12]" office:value-type="float" office:value="10.2498537821782" calcext:value-type="float">
            <text:p>10.2498537822</text:p>
          </table:table-cell>
          <table:table-cell table:formula="of:=[.F12]" office:value-type="float" office:value="2.14064736058249" calcext:value-type="float">
            <text:p>2.1406473606</text:p>
          </table:table-cell>
          <table:table-cell/>
          <table:table-cell table:formula="of:=[.H12]" office:value-type="float" office:value="485.939306257426" calcext:value-type="float">
            <text:p>485.9393062574</text:p>
          </table:table-cell>
          <table:table-cell table:formula="of:=[.I12]" office:value-type="float" office:value="298.516697107283" calcext:value-type="float">
            <text:p>298.5166971073</text:p>
          </table:table-cell>
          <table:table-cell table:formula="of:=1/([.F13]*SQRT(2*3.14)) * EXP(-0.5*(([.A13]-[.E13])/[.F13])^2)" office:value-type="float" office:value="0.175311000965216" calcext:value-type="float">
            <text:p>0.175311001</text:p>
          </table:table-cell>
          <table:table-cell table:formula="of:=1/([.I13]*SQRT(2*3.14)) * EXP(-0.5*(([.A13]-[.H13])/[.I13])^2)" office:value-type="float" office:value="0.000377044509994361" calcext:value-type="float">
            <text:p>0.0003770445</text:p>
          </table:table-cell>
          <table:table-cell/>
          <table:table-cell table:formula="of:=[.J13]*[.O13]" office:value-type="float" office:value="1.92842101061738" calcext:value-type="float">
            <text:p>1.9284210106</text:p>
          </table:table-cell>
          <table:table-cell table:formula="of:=[.K13]*[.O13]" office:value-type="float" office:value="0.00414748960993797" calcext:value-type="float">
            <text:p>0.0041474896</text:p>
          </table:table-cell>
          <table:table-cell table:formula="of:=[.O12]+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6839" calcext:value-type="float">
            <text:p>7.6839</text:p>
          </table:table-cell>
          <table:table-cell table:formula="of:=[.C13]+[.B14]" office:value-type="float" office:value="116.8586" calcext:value-type="float">
            <text:p>116.8586</text:p>
          </table:table-cell>
          <table:table-cell/>
          <table:table-cell table:formula="of:=[.E13]" office:value-type="float" office:value="10.2498537821782" calcext:value-type="float">
            <text:p>10.2498537822</text:p>
          </table:table-cell>
          <table:table-cell table:formula="of:=[.F13]" office:value-type="float" office:value="2.14064736058249" calcext:value-type="float">
            <text:p>2.1406473606</text:p>
          </table:table-cell>
          <table:table-cell/>
          <table:table-cell table:formula="of:=[.H13]" office:value-type="float" office:value="485.939306257426" calcext:value-type="float">
            <text:p>485.9393062574</text:p>
          </table:table-cell>
          <table:table-cell table:formula="of:=[.I13]" office:value-type="float" office:value="298.516697107283" calcext:value-type="float">
            <text:p>298.5166971073</text:p>
          </table:table-cell>
          <table:table-cell table:formula="of:=1/([.F14]*SQRT(2*3.14)) * EXP(-0.5*(([.A14]-[.E14])/[.F14])^2)" office:value-type="float" office:value="0.133452431499638" calcext:value-type="float">
            <text:p>0.1334524315</text:p>
          </table:table-cell>
          <table:table-cell table:formula="of:=1/([.I14]*SQRT(2*3.14)) * EXP(-0.5*(([.A14]-[.H14])/[.I14])^2)" office:value-type="float" office:value="0.000379057273026602" calcext:value-type="float">
            <text:p>0.0003790573</text:p>
          </table:table-cell>
          <table:table-cell/>
          <table:table-cell table:formula="of:=[.J14]*[.O14]" office:value-type="float" office:value="1.60142917799566" calcext:value-type="float">
            <text:p>1.601429178</text:p>
          </table:table-cell>
          <table:table-cell table:formula="of:=[.K14]*[.O14]" office:value-type="float" office:value="0.00454868727631922" calcext:value-type="float">
            <text:p>0.0045486873</text:p>
          </table:table-cell>
          <table:table-cell table:formula="of:=[.O13]+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8905" calcext:value-type="float">
            <text:p>8.8905</text:p>
          </table:table-cell>
          <table:table-cell table:formula="of:=[.C14]+[.B15]" office:value-type="float" office:value="125.7491" calcext:value-type="float">
            <text:p>125.7491</text:p>
          </table:table-cell>
          <table:table-cell/>
          <table:table-cell table:formula="of:=[.E14]" office:value-type="float" office:value="10.2498537821782" calcext:value-type="float">
            <text:p>10.2498537822</text:p>
          </table:table-cell>
          <table:table-cell table:formula="of:=[.F14]" office:value-type="float" office:value="2.14064736058249" calcext:value-type="float">
            <text:p>2.1406473606</text:p>
          </table:table-cell>
          <table:table-cell/>
          <table:table-cell table:formula="of:=[.H14]" office:value-type="float" office:value="485.939306257426" calcext:value-type="float">
            <text:p>485.9393062574</text:p>
          </table:table-cell>
          <table:table-cell table:formula="of:=[.I14]" office:value-type="float" office:value="298.516697107283" calcext:value-type="float">
            <text:p>298.5166971073</text:p>
          </table:table-cell>
          <table:table-cell table:formula="of:=1/([.F15]*SQRT(2*3.14)) * EXP(-0.5*(([.A15]-[.E15])/[.F15])^2)" office:value-type="float" office:value="0.0816711660394067" calcext:value-type="float">
            <text:p>0.081671166</text:p>
          </table:table-cell>
          <table:table-cell table:formula="of:=1/([.I15]*SQRT(2*3.14)) * EXP(-0.5*(([.A15]-[.H15])/[.I15])^2)" office:value-type="float" office:value="0.000381076504328256" calcext:value-type="float">
            <text:p>0.0003810765</text:p>
          </table:table-cell>
          <table:table-cell/>
          <table:table-cell table:formula="of:=[.J15]*[.O15]" office:value-type="float" office:value="1.06172515851229" calcext:value-type="float">
            <text:p>1.0617251585</text:p>
          </table:table-cell>
          <table:table-cell table:formula="of:=[.K15]*[.O15]" office:value-type="float" office:value="0.00495399455626733" calcext:value-type="float">
            <text:p>0.0049539946</text:p>
          </table:table-cell>
          <table:table-cell table:formula="of:=[.O14]+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2933" calcext:value-type="float">
            <text:p>9.2933</text:p>
          </table:table-cell>
          <table:table-cell table:formula="of:=[.C15]+[.B16]" office:value-type="float" office:value="135.0424" calcext:value-type="float">
            <text:p>135.0424</text:p>
          </table:table-cell>
          <table:table-cell/>
          <table:table-cell table:formula="of:=[.E15]" office:value-type="float" office:value="10.2498537821782" calcext:value-type="float">
            <text:p>10.2498537822</text:p>
          </table:table-cell>
          <table:table-cell table:formula="of:=[.F15]" office:value-type="float" office:value="2.14064736058249" calcext:value-type="float">
            <text:p>2.1406473606</text:p>
          </table:table-cell>
          <table:table-cell/>
          <table:table-cell table:formula="of:=[.H15]" office:value-type="float" office:value="485.939306257426" calcext:value-type="float">
            <text:p>485.9393062574</text:p>
          </table:table-cell>
          <table:table-cell table:formula="of:=[.I15]" office:value-type="float" office:value="298.516697107283" calcext:value-type="float">
            <text:p>298.5166971073</text:p>
          </table:table-cell>
          <table:table-cell table:formula="of:=1/([.F16]*SQRT(2*3.14)) * EXP(-0.5*(([.A16]-[.E16])/[.F16])^2)" office:value-type="float" office:value="0.0401824085353011" calcext:value-type="float">
            <text:p>0.0401824085</text:p>
          </table:table-cell>
          <table:table-cell table:formula="of:=1/([.I16]*SQRT(2*3.14)) * EXP(-0.5*(([.A16]-[.H16])/[.I16])^2)" office:value-type="float" office:value="0.000383102192916385" calcext:value-type="float">
            <text:p>0.0003831022</text:p>
          </table:table-cell>
          <table:table-cell/>
          <table:table-cell table:formula="of:=[.J16]*[.O16]" office:value-type="float" office:value="0.562553719494215" calcext:value-type="float">
            <text:p>0.5625537195</text:p>
          </table:table-cell>
          <table:table-cell table:formula="of:=[.K16]*[.O16]" office:value-type="float" office:value="0.00536343070082939" calcext:value-type="float">
            <text:p>0.0053634307</text:p>
          </table:table-cell>
          <table:table-cell table:formula="of:=[.O15]+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3499" calcext:value-type="float">
            <text:p>8.3499</text:p>
          </table:table-cell>
          <table:table-cell table:formula="of:=[.C16]+[.B17]" office:value-type="float" office:value="143.3923" calcext:value-type="float">
            <text:p>143.3923</text:p>
          </table:table-cell>
          <table:table-cell/>
          <table:table-cell table:formula="of:=[.E16]" office:value-type="float" office:value="10.2498537821782" calcext:value-type="float">
            <text:p>10.2498537822</text:p>
          </table:table-cell>
          <table:table-cell table:formula="of:=[.F16]" office:value-type="float" office:value="2.14064736058249" calcext:value-type="float">
            <text:p>2.1406473606</text:p>
          </table:table-cell>
          <table:table-cell/>
          <table:table-cell table:formula="of:=[.H16]" office:value-type="float" office:value="485.939306257426" calcext:value-type="float">
            <text:p>485.9393062574</text:p>
          </table:table-cell>
          <table:table-cell table:formula="of:=[.I16]" office:value-type="float" office:value="298.516697107283" calcext:value-type="float">
            <text:p>298.5166971073</text:p>
          </table:table-cell>
          <table:table-cell table:formula="of:=1/([.F17]*SQRT(2*3.14)) * EXP(-0.5*(([.A17]-[.E17])/[.F17])^2)" office:value-type="float" office:value="0.0158938136597268" calcext:value-type="float">
            <text:p>0.0158938137</text:p>
          </table:table-cell>
          <table:table-cell table:formula="of:=1/([.I17]*SQRT(2*3.14)) * EXP(-0.5*(([.A17]-[.H17])/[.I17])^2)" office:value-type="float" office:value="0.000385134327531642" calcext:value-type="float">
            <text:p>0.0003851343</text:p>
          </table:table-cell>
          <table:table-cell/>
          <table:table-cell table:formula="of:=[.J17]*[.O17]" office:value-type="float" office:value="0.238407204895902" calcext:value-type="float">
            <text:p>0.2384072049</text:p>
          </table:table-cell>
          <table:table-cell table:formula="of:=[.K17]*[.O17]" office:value-type="float" office:value="0.00577701491297463" calcext:value-type="float">
            <text:p>0.0057770149</text:p>
          </table:table-cell>
          <table:table-cell table:formula="of:=[.O16]+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0431" calcext:value-type="float">
            <text:p>9.0431</text:p>
          </table:table-cell>
          <table:table-cell table:formula="of:=[.C17]+[.B18]" office:value-type="float" office:value="152.4354" calcext:value-type="float">
            <text:p>152.4354</text:p>
          </table:table-cell>
          <table:table-cell/>
          <table:table-cell table:formula="of:=[.E17]" office:value-type="float" office:value="10.2498537821782" calcext:value-type="float">
            <text:p>10.2498537822</text:p>
          </table:table-cell>
          <table:table-cell table:formula="of:=[.F17]" office:value-type="float" office:value="2.14064736058249" calcext:value-type="float">
            <text:p>2.1406473606</text:p>
          </table:table-cell>
          <table:table-cell/>
          <table:table-cell table:formula="of:=[.H17]" office:value-type="float" office:value="485.939306257426" calcext:value-type="float">
            <text:p>485.9393062574</text:p>
          </table:table-cell>
          <table:table-cell table:formula="of:=[.I17]" office:value-type="float" office:value="298.516697107283" calcext:value-type="float">
            <text:p>298.5166971073</text:p>
          </table:table-cell>
          <table:table-cell table:formula="of:=1/([.F18]*SQRT(2*3.14)) * EXP(-0.5*(([.A18]-[.E18])/[.F18])^2)" office:value-type="float" office:value="0.0050541160846736" calcext:value-type="float">
            <text:p>0.0050541161</text:p>
          </table:table-cell>
          <table:table-cell table:formula="of:=1/([.I18]*SQRT(2*3.14)) * EXP(-0.5*(([.A18]-[.H18])/[.I18])^2)" office:value-type="float" office:value="0.000387172896637311" calcext:value-type="float">
            <text:p>0.0003871729</text:p>
          </table:table-cell>
          <table:table-cell/>
          <table:table-cell table:formula="of:=[.J18]*[.O18]" office:value-type="float" office:value="0.0808658573547775" calcext:value-type="float">
            <text:p>0.0808658574</text:p>
          </table:table-cell>
          <table:table-cell table:formula="of:=[.K18]*[.O18]" office:value-type="float" office:value="0.00619476634619697" calcext:value-type="float">
            <text:p>0.0061947663</text:p>
          </table:table-cell>
          <table:table-cell table:formula="of:=[.O17]+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6027" calcext:value-type="float">
            <text:p>9.6027</text:p>
          </table:table-cell>
          <table:table-cell table:formula="of:=[.C18]+[.B19]" office:value-type="float" office:value="162.0381" calcext:value-type="float">
            <text:p>162.0381</text:p>
          </table:table-cell>
          <table:table-cell/>
          <table:table-cell table:formula="of:=[.E18]" office:value-type="float" office:value="10.2498537821782" calcext:value-type="float">
            <text:p>10.2498537822</text:p>
          </table:table-cell>
          <table:table-cell table:formula="of:=[.F18]" office:value-type="float" office:value="2.14064736058249" calcext:value-type="float">
            <text:p>2.1406473606</text:p>
          </table:table-cell>
          <table:table-cell/>
          <table:table-cell table:formula="of:=[.H18]" office:value-type="float" office:value="485.939306257426" calcext:value-type="float">
            <text:p>485.9393062574</text:p>
          </table:table-cell>
          <table:table-cell table:formula="of:=[.I18]" office:value-type="float" office:value="298.516697107283" calcext:value-type="float">
            <text:p>298.5166971073</text:p>
          </table:table-cell>
          <table:table-cell table:formula="of:=1/([.F19]*SQRT(2*3.14)) * EXP(-0.5*(([.A19]-[.E19])/[.F19])^2)" office:value-type="float" office:value="0.00129207359706743" calcext:value-type="float">
            <text:p>0.0012920736</text:p>
          </table:table-cell>
          <table:table-cell table:formula="of:=1/([.I19]*SQRT(2*3.14)) * EXP(-0.5*(([.A19]-[.H19])/[.I19])^2)" office:value-type="float" office:value="0.000389217888418353" calcext:value-type="float">
            <text:p>0.0003892179</text:p>
          </table:table-cell>
          <table:table-cell/>
          <table:table-cell table:formula="of:=[.J19]*[.O19]" office:value-type="float" office:value="0.0219652511501463" calcext:value-type="float">
            <text:p>0.0219652512</text:p>
          </table:table-cell>
          <table:table-cell table:formula="of:=[.K19]*[.O19]" office:value-type="float" office:value="0.006616704103112" calcext:value-type="float">
            <text:p>0.0066167041</text:p>
          </table:table-cell>
          <table:table-cell table:formula="of:=[.O18]+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3736" calcext:value-type="float">
            <text:p>9.3736</text:p>
          </table:table-cell>
          <table:table-cell table:formula="of:=[.C19]+[.B20]" office:value-type="float" office:value="171.4117" calcext:value-type="float">
            <text:p>171.4117</text:p>
          </table:table-cell>
          <table:table-cell/>
          <table:table-cell table:formula="of:=[.E19]" office:value-type="float" office:value="10.2498537821782" calcext:value-type="float">
            <text:p>10.2498537822</text:p>
          </table:table-cell>
          <table:table-cell table:formula="of:=[.F19]" office:value-type="float" office:value="2.14064736058249" calcext:value-type="float">
            <text:p>2.1406473606</text:p>
          </table:table-cell>
          <table:table-cell/>
          <table:table-cell table:formula="of:=[.H19]" office:value-type="float" office:value="485.939306257426" calcext:value-type="float">
            <text:p>485.9393062574</text:p>
          </table:table-cell>
          <table:table-cell table:formula="of:=[.I19]" office:value-type="float" office:value="298.516697107283" calcext:value-type="float">
            <text:p>298.5166971073</text:p>
          </table:table-cell>
          <table:table-cell table:formula="of:=1/([.F20]*SQRT(2*3.14)) * EXP(-0.5*(([.A20]-[.E20])/[.F20])^2)" office:value-type="float" office:value="0.000265554848228577" calcext:value-type="float">
            <text:p>0.0002655548</text:p>
          </table:table-cell>
          <table:table-cell table:formula="of:=1/([.I20]*SQRT(2*3.14)) * EXP(-0.5*(([.A20]-[.H20])/[.I20])^2)" office:value-type="float" office:value="0.000391269290780467" calcext:value-type="float">
            <text:p>0.0003912693</text:p>
          </table:table-cell>
          <table:table-cell/>
          <table:table-cell table:formula="of:=[.J20]*[.O20]" office:value-type="float" office:value="0.00477998726811438" calcext:value-type="float">
            <text:p>0.0047799873</text:p>
          </table:table-cell>
          <table:table-cell table:formula="of:=[.K20]*[.O20]" office:value-type="float" office:value="0.00704284723404841" calcext:value-type="float">
            <text:p>0.0070428472</text:p>
          </table:table-cell>
          <table:table-cell table:formula="of:=[.O19]+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5869" calcext:value-type="float">
            <text:p>8.5869</text:p>
          </table:table-cell>
          <table:table-cell table:formula="of:=[.C20]+[.B21]" office:value-type="float" office:value="179.9986" calcext:value-type="float">
            <text:p>179.9986</text:p>
          </table:table-cell>
          <table:table-cell/>
          <table:table-cell table:formula="of:=[.E20]" office:value-type="float" office:value="10.2498537821782" calcext:value-type="float">
            <text:p>10.2498537822</text:p>
          </table:table-cell>
          <table:table-cell table:formula="of:=[.F20]" office:value-type="float" office:value="2.14064736058249" calcext:value-type="float">
            <text:p>2.1406473606</text:p>
          </table:table-cell>
          <table:table-cell/>
          <table:table-cell table:formula="of:=[.H20]" office:value-type="float" office:value="485.939306257426" calcext:value-type="float">
            <text:p>485.9393062574</text:p>
          </table:table-cell>
          <table:table-cell table:formula="of:=[.I20]" office:value-type="float" office:value="298.516697107283" calcext:value-type="float">
            <text:p>298.5166971073</text:p>
          </table:table-cell>
          <table:table-cell table:formula="of:=1/([.F21]*SQRT(2*3.14)) * EXP(-0.5*(([.A21]-[.E21])/[.F21])^2)" office:value-type="float" office:value="0.0000438779330373352" calcext:value-type="float">
            <text:p>4.38779330373352E-005</text:p>
          </table:table-cell>
          <table:table-cell table:formula="of:=1/([.I21]*SQRT(2*3.14)) * EXP(-0.5*(([.A21]-[.H21])/[.I21])^2)" office:value-type="float" office:value="0.000393327091349156" calcext:value-type="float">
            <text:p>0.0003933271</text:p>
          </table:table-cell>
          <table:table-cell/>
          <table:table-cell table:formula="of:=[.J21]*[.O21]" office:value-type="float" office:value="0.000833680727709369" calcext:value-type="float">
            <text:p>0.0008336807</text:p>
          </table:table-cell>
          <table:table-cell table:formula="of:=[.K21]*[.O21]" office:value-type="float" office:value="0.00747321473563397" calcext:value-type="float">
            <text:p>0.0074732147</text:p>
          </table:table-cell>
          <table:table-cell table:formula="of:=[.O20]+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7877" calcext:value-type="float">
            <text:p>8.7877</text:p>
          </table:table-cell>
          <table:table-cell table:formula="of:=[.C21]+[.B22]" office:value-type="float" office:value="188.7863" calcext:value-type="float">
            <text:p>188.7863</text:p>
          </table:table-cell>
          <table:table-cell/>
          <table:table-cell table:formula="of:=[.E21]" office:value-type="float" office:value="10.2498537821782" calcext:value-type="float">
            <text:p>10.2498537822</text:p>
          </table:table-cell>
          <table:table-cell table:formula="of:=[.F21]" office:value-type="float" office:value="2.14064736058249" calcext:value-type="float">
            <text:p>2.1406473606</text:p>
          </table:table-cell>
          <table:table-cell/>
          <table:table-cell table:formula="of:=[.H21]" office:value-type="float" office:value="485.939306257426" calcext:value-type="float">
            <text:p>485.9393062574</text:p>
          </table:table-cell>
          <table:table-cell table:formula="of:=[.I21]" office:value-type="float" office:value="298.516697107283" calcext:value-type="float">
            <text:p>298.5166971073</text:p>
          </table:table-cell>
          <table:table-cell table:formula="of:=1/([.F22]*SQRT(2*3.14)) * EXP(-0.5*(([.A22]-[.E22])/[.F22])^2)" office:value-type="float" office:value="0.00000582858361159297" calcext:value-type="float">
            <text:p>5.82858361159297E-006</text:p>
          </table:table-cell>
          <table:table-cell table:formula="of:=1/([.I22]*SQRT(2*3.14)) * EXP(-0.5*(([.A22]-[.H22])/[.I22])^2)" office:value-type="float" office:value="0.00039539127746881" calcext:value-type="float">
            <text:p>0.0003953913</text:p>
          </table:table-cell>
          <table:table-cell/>
          <table:table-cell table:formula="of:=[.J22]*[.O22]" office:value-type="float" office:value="0.000116571672231859" calcext:value-type="float">
            <text:p>0.0001165717</text:p>
          </table:table-cell>
          <table:table-cell table:formula="of:=[.K22]*[.O22]" office:value-type="float" office:value="0.00790782554937621" calcext:value-type="float">
            <text:p>0.0079078255</text:p>
          </table:table-cell>
          <table:table-cell table:formula="of:=[.O21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7794" calcext:value-type="float">
            <text:p>8.7794</text:p>
          </table:table-cell>
          <table:table-cell table:formula="of:=[.C22]+[.B23]" office:value-type="float" office:value="197.5657" calcext:value-type="float">
            <text:p>197.5657</text:p>
          </table:table-cell>
          <table:table-cell/>
          <table:table-cell table:formula="of:=[.E22]" office:value-type="float" office:value="10.2498537821782" calcext:value-type="float">
            <text:p>10.2498537822</text:p>
          </table:table-cell>
          <table:table-cell table:formula="of:=[.F22]" office:value-type="float" office:value="2.14064736058249" calcext:value-type="float">
            <text:p>2.1406473606</text:p>
          </table:table-cell>
          <table:table-cell/>
          <table:table-cell table:formula="of:=[.H22]" office:value-type="float" office:value="485.939306257426" calcext:value-type="float">
            <text:p>485.9393062574</text:p>
          </table:table-cell>
          <table:table-cell table:formula="of:=[.I22]" office:value-type="float" office:value="298.516697107283" calcext:value-type="float">
            <text:p>298.5166971073</text:p>
          </table:table-cell>
          <table:table-cell table:formula="of:=1/([.F23]*SQRT(2*3.14)) * EXP(-0.5*(([.A23]-[.E23])/[.F23])^2)" office:value-type="float" office:value="0.000000622450534485608" calcext:value-type="float">
            <text:p>6.22450534485608E-007</text:p>
          </table:table-cell>
          <table:table-cell table:formula="of:=1/([.I23]*SQRT(2*3.14)) * EXP(-0.5*(([.A23]-[.H23])/[.I23])^2)" office:value-type="float" office:value="0.000397461836201796" calcext:value-type="float">
            <text:p>0.0003974618</text:p>
          </table:table-cell>
          <table:table-cell/>
          <table:table-cell table:formula="of:=[.J23]*[.O23]" office:value-type="float" office:value="0.0000130714612241978" calcext:value-type="float">
            <text:p>1.30714612241978E-005</text:p>
          </table:table-cell>
          <table:table-cell table:formula="of:=[.K23]*[.O23]" office:value-type="float" office:value="0.00834669856023772" calcext:value-type="float">
            <text:p>0.0083466986</text:p>
          </table:table-cell>
          <table:table-cell table:formula="of:=[.O22]+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0469" calcext:value-type="float">
            <text:p>8.0469</text:p>
          </table:table-cell>
          <table:table-cell table:formula="of:=[.C23]+[.B24]" office:value-type="float" office:value="205.6126" calcext:value-type="float">
            <text:p>205.6126</text:p>
          </table:table-cell>
          <table:table-cell/>
          <table:table-cell table:formula="of:=[.E23]" office:value-type="float" office:value="10.2498537821782" calcext:value-type="float">
            <text:p>10.2498537822</text:p>
          </table:table-cell>
          <table:table-cell table:formula="of:=[.F23]" office:value-type="float" office:value="2.14064736058249" calcext:value-type="float">
            <text:p>2.1406473606</text:p>
          </table:table-cell>
          <table:table-cell/>
          <table:table-cell table:formula="of:=[.H23]" office:value-type="float" office:value="485.939306257426" calcext:value-type="float">
            <text:p>485.9393062574</text:p>
          </table:table-cell>
          <table:table-cell table:formula="of:=[.I23]" office:value-type="float" office:value="298.516697107283" calcext:value-type="float">
            <text:p>298.5166971073</text:p>
          </table:table-cell>
          <table:table-cell table:formula="of:=1/([.F24]*SQRT(2*3.14)) * EXP(-0.5*(([.A24]-[.E24])/[.F24])^2)" office:value-type="float" office:value="0.0000000534406339093363" calcext:value-type="float">
            <text:p>5.34406339093363E-008</text:p>
          </table:table-cell>
          <table:table-cell table:formula="of:=1/([.I24]*SQRT(2*3.14)) * EXP(-0.5*(([.A24]-[.H24])/[.I24])^2)" office:value-type="float" office:value="0.000399538754327559" calcext:value-type="float">
            <text:p>0.0003995388</text:p>
          </table:table-cell>
          <table:table-cell/>
          <table:table-cell table:formula="of:=[.J24]*[.O24]" office:value-type="float" office:value="0.0000011756939460054" calcext:value-type="float">
            <text:p>1.1756939460054E-006</text:p>
          </table:table-cell>
          <table:table-cell table:formula="of:=[.K24]*[.O24]" office:value-type="float" office:value="0.00878985259520629" calcext:value-type="float">
            <text:p>0.0087898526</text:p>
          </table:table-cell>
          <table:table-cell table:formula="of:=[.O23]+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8459" calcext:value-type="float">
            <text:p>10.8459</text:p>
          </table:table-cell>
          <table:table-cell table:formula="of:=[.C24]+[.B25]" office:value-type="float" office:value="216.4585" calcext:value-type="float">
            <text:p>216.4585</text:p>
          </table:table-cell>
          <table:table-cell/>
          <table:table-cell table:formula="of:=[.E24]" office:value-type="float" office:value="10.2498537821782" calcext:value-type="float">
            <text:p>10.2498537822</text:p>
          </table:table-cell>
          <table:table-cell table:formula="of:=[.F24]" office:value-type="float" office:value="2.14064736058249" calcext:value-type="float">
            <text:p>2.1406473606</text:p>
          </table:table-cell>
          <table:table-cell/>
          <table:table-cell table:formula="of:=[.H24]" office:value-type="float" office:value="485.939306257426" calcext:value-type="float">
            <text:p>485.9393062574</text:p>
          </table:table-cell>
          <table:table-cell table:formula="of:=[.I24]" office:value-type="float" office:value="298.516697107283" calcext:value-type="float">
            <text:p>298.5166971073</text:p>
          </table:table-cell>
          <table:table-cell table:formula="of:=1/([.F25]*SQRT(2*3.14)) * EXP(-0.5*(([.A25]-[.E25])/[.F25])^2)" office:value-type="float" office:value="0.00000000368861477460935" calcext:value-type="float">
            <text:p>3.68861477460935E-009</text:p>
          </table:table-cell>
          <table:table-cell table:formula="of:=1/([.I25]*SQRT(2*3.14)) * EXP(-0.5*(([.A25]-[.H25])/[.I25])^2)" office:value-type="float" office:value="0.000401622018341737" calcext:value-type="float">
            <text:p>0.000401622</text:p>
          </table:table-cell>
          <table:table-cell/>
          <table:table-cell table:formula="of:=[.J25]*[.O25]" office:value-type="float" office:value="0.000000084838139816015" calcext:value-type="float">
            <text:p>8.4838139816015E-008</text:p>
          </table:table-cell>
          <table:table-cell table:formula="of:=[.K25]*[.O25]" office:value-type="float" office:value="0.00923730642185995" calcext:value-type="float">
            <text:p>0.0092373064</text:p>
          </table:table-cell>
          <table:table-cell table:formula="of:=[.O24]+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7416" calcext:value-type="float">
            <text:p>8.7416</text:p>
          </table:table-cell>
          <table:table-cell table:formula="of:=[.C25]+[.B26]" office:value-type="float" office:value="225.2001" calcext:value-type="float">
            <text:p>225.2001</text:p>
          </table:table-cell>
          <table:table-cell/>
          <table:table-cell table:formula="of:=[.E25]" office:value-type="float" office:value="10.2498537821782" calcext:value-type="float">
            <text:p>10.2498537822</text:p>
          </table:table-cell>
          <table:table-cell table:formula="of:=[.F25]" office:value-type="float" office:value="2.14064736058249" calcext:value-type="float">
            <text:p>2.1406473606</text:p>
          </table:table-cell>
          <table:table-cell/>
          <table:table-cell table:formula="of:=[.H25]" office:value-type="float" office:value="485.939306257426" calcext:value-type="float">
            <text:p>485.9393062574</text:p>
          </table:table-cell>
          <table:table-cell table:formula="of:=[.I25]" office:value-type="float" office:value="298.516697107283" calcext:value-type="float">
            <text:p>298.5166971073</text:p>
          </table:table-cell>
          <table:table-cell table:formula="of:=1/([.F26]*SQRT(2*3.14)) * EXP(-0.5*(([.A26]-[.E26])/[.F26])^2)" office:value-type="float" office:value="0.000000000204682138316122" calcext:value-type="float">
            <text:p>2.04682138316122E-010</text:p>
          </table:table-cell>
          <table:table-cell table:formula="of:=1/([.I26]*SQRT(2*3.14)) * EXP(-0.5*(([.A26]-[.H26])/[.I26])^2)" office:value-type="float" office:value="0.000403711614455286" calcext:value-type="float">
            <text:p>0.0004037116</text:p>
          </table:table-cell>
          <table:table-cell/>
          <table:table-cell table:formula="of:=[.J26]*[.O26]" office:value-type="float" office:value="0.00000000491237131958693" calcext:value-type="float">
            <text:p>4.91237131958693E-009</text:p>
          </table:table-cell>
          <table:table-cell table:formula="of:=[.K26]*[.O26]" office:value-type="float" office:value="0.00968907874692687" calcext:value-type="float">
            <text:p>0.0096890787</text:p>
          </table:table-cell>
          <table:table-cell table:formula="of:=[.O25]+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7.544332" calcext:value-type="float">
            <text:p>7.544332</text:p>
          </table:table-cell>
          <table:table-cell table:formula="of:=[.C26]+[.B27]" office:value-type="float" office:value="232.744432" calcext:value-type="float">
            <text:p>232.744432</text:p>
          </table:table-cell>
          <table:table-cell/>
          <table:table-cell table:formula="of:=[.E26]" office:value-type="float" office:value="10.2498537821782" calcext:value-type="float">
            <text:p>10.2498537822</text:p>
          </table:table-cell>
          <table:table-cell table:formula="of:=[.F26]" office:value-type="float" office:value="2.14064736058249" calcext:value-type="float">
            <text:p>2.1406473606</text:p>
          </table:table-cell>
          <table:table-cell/>
          <table:table-cell table:formula="of:=[.H26]" office:value-type="float" office:value="485.939306257426" calcext:value-type="float">
            <text:p>485.9393062574</text:p>
          </table:table-cell>
          <table:table-cell table:formula="of:=[.I26]" office:value-type="float" office:value="298.516697107283" calcext:value-type="float">
            <text:p>298.5166971073</text:p>
          </table:table-cell>
          <table:table-cell table:formula="of:=1/([.F27]*SQRT(2*3.14)) * EXP(-0.5*(([.A27]-[.E27])/[.F27])^2)" office:value-type="float" office:value="0.00000000000913106707131591" calcext:value-type="float">
            <text:p>9.13106707131591E-012</text:p>
          </table:table-cell>
          <table:table-cell table:formula="of:=1/([.I27]*SQRT(2*3.14)) * EXP(-0.5*(([.A27]-[.H27])/[.I27])^2)" office:value-type="float" office:value="0.000405807528593615" calcext:value-type="float">
            <text:p>0.0004058075</text:p>
          </table:table-cell>
          <table:table-cell/>
          <table:table-cell table:formula="of:=[.J27]*[.O27]" office:value-type="float" office:value="0.000000000228276676782898" calcext:value-type="float">
            <text:p>2.28276676782898E-010</text:p>
          </table:table-cell>
          <table:table-cell table:formula="of:=[.K27]*[.O27]" office:value-type="float" office:value="0.0101451882148404" calcext:value-type="float">
            <text:p>0.0101451882</text:p>
          </table:table-cell>
          <table:table-cell table:formula="of:=[.O26]+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.5941" calcext:value-type="float">
            <text:p>8.5941</text:p>
          </table:table-cell>
          <table:table-cell table:formula="of:=[.C27]+[.B28]" office:value-type="float" office:value="241.338532" calcext:value-type="float">
            <text:p>241.338532</text:p>
          </table:table-cell>
          <table:table-cell/>
          <table:table-cell table:formula="of:=[.E27]" office:value-type="float" office:value="10.2498537821782" calcext:value-type="float">
            <text:p>10.2498537822</text:p>
          </table:table-cell>
          <table:table-cell table:formula="of:=[.F27]" office:value-type="float" office:value="2.14064736058249" calcext:value-type="float">
            <text:p>2.1406473606</text:p>
          </table:table-cell>
          <table:table-cell/>
          <table:table-cell table:formula="of:=[.H27]" office:value-type="float" office:value="485.939306257426" calcext:value-type="float">
            <text:p>485.9393062574</text:p>
          </table:table-cell>
          <table:table-cell table:formula="of:=[.I27]" office:value-type="float" office:value="298.516697107283" calcext:value-type="float">
            <text:p>298.5166971073</text:p>
          </table:table-cell>
          <table:table-cell table:formula="of:=1/([.F28]*SQRT(2*3.14)) * EXP(-0.5*(([.A28]-[.E28])/[.F28])^2)" office:value-type="float" office:value="0.000000000000327482474896204" calcext:value-type="float">
            <text:p>3.27482474896204E-013</text:p>
          </table:table-cell>
          <table:table-cell table:formula="of:=1/([.I28]*SQRT(2*3.14)) * EXP(-0.5*(([.A28]-[.H28])/[.I28])^2)" office:value-type="float" office:value="0.000407909746395735" calcext:value-type="float">
            <text:p>0.0004079097</text:p>
          </table:table-cell>
          <table:table-cell/>
          <table:table-cell table:formula="of:=[.J28]*[.O28]" office:value-type="float" office:value="0.00000000000851454434730131" calcext:value-type="float">
            <text:p>8.51454434730131E-012</text:p>
          </table:table-cell>
          <table:table-cell table:formula="of:=[.K28]*[.O28]" office:value-type="float" office:value="0.0106056534062891" calcext:value-type="float">
            <text:p>0.0106056534</text:p>
          </table:table-cell>
          <table:table-cell table:formula="of:=[.O27]+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.0399" calcext:value-type="float">
            <text:p>11.0399</text:p>
          </table:table-cell>
          <table:table-cell table:formula="of:=[.C28]+[.B29]" office:value-type="float" office:value="252.378432" calcext:value-type="float">
            <text:p>252.378432</text:p>
          </table:table-cell>
          <table:table-cell/>
          <table:table-cell table:formula="of:=[.E28]" office:value-type="float" office:value="10.2498537821782" calcext:value-type="float">
            <text:p>10.2498537822</text:p>
          </table:table-cell>
          <table:table-cell table:formula="of:=[.F28]" office:value-type="float" office:value="2.14064736058249" calcext:value-type="float">
            <text:p>2.1406473606</text:p>
          </table:table-cell>
          <table:table-cell/>
          <table:table-cell table:formula="of:=[.H28]" office:value-type="float" office:value="485.939306257426" calcext:value-type="float">
            <text:p>485.9393062574</text:p>
          </table:table-cell>
          <table:table-cell table:formula="of:=[.I28]" office:value-type="float" office:value="298.516697107283" calcext:value-type="float">
            <text:p>298.5166971073</text:p>
          </table:table-cell>
          <table:table-cell table:formula="of:=1/([.F29]*SQRT(2*3.14)) * EXP(-0.5*(([.A29]-[.E29])/[.F29])^2)" office:value-type="float" office:value="9.44233791034633E-015" calcext:value-type="float">
            <text:p>9.44233791034633E-015</text:p>
          </table:table-cell>
          <table:table-cell table:formula="of:=1/([.I29]*SQRT(2*3.14)) * EXP(-0.5*(([.A29]-[.H29])/[.I29])^2)" office:value-type="float" office:value="0.000410018253213416" calcext:value-type="float">
            <text:p>0.0004100183</text:p>
          </table:table-cell>
          <table:table-cell/>
          <table:table-cell table:formula="of:=[.J29]*[.O29]" office:value-type="float" office:value="0.000000000000254943123579351" calcext:value-type="float">
            <text:p>2.54943123579351E-013</text:p>
          </table:table-cell>
          <table:table-cell table:formula="of:=[.K29]*[.O29]" office:value-type="float" office:value="0.0110704928367622" calcext:value-type="float">
            <text:p>0.0110704928</text:p>
          </table:table-cell>
          <table:table-cell table:formula="of:=[.O28]+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.1196" calcext:value-type="float">
            <text:p>10.1196</text:p>
          </table:table-cell>
          <table:table-cell table:formula="of:=[.C29]+[.B30]" office:value-type="float" office:value="262.498032" calcext:value-type="float">
            <text:p>262.498032</text:p>
          </table:table-cell>
          <table:table-cell/>
          <table:table-cell table:formula="of:=[.E29]" office:value-type="float" office:value="10.2498537821782" calcext:value-type="float">
            <text:p>10.2498537822</text:p>
          </table:table-cell>
          <table:table-cell table:formula="of:=[.F29]" office:value-type="float" office:value="2.14064736058249" calcext:value-type="float">
            <text:p>2.1406473606</text:p>
          </table:table-cell>
          <table:table-cell/>
          <table:table-cell table:formula="of:=[.H29]" office:value-type="float" office:value="485.939306257426" calcext:value-type="float">
            <text:p>485.9393062574</text:p>
          </table:table-cell>
          <table:table-cell table:formula="of:=[.I29]" office:value-type="float" office:value="298.516697107283" calcext:value-type="float">
            <text:p>298.5166971073</text:p>
          </table:table-cell>
          <table:table-cell table:formula="of:=1/([.F30]*SQRT(2*3.14)) * EXP(-0.5*(([.A30]-[.E30])/[.F30])^2)" office:value-type="float" office:value="2.18874897841297E-016" calcext:value-type="float">
            <text:p>2.18874897841297E-016</text:p>
          </table:table-cell>
          <table:table-cell table:formula="of:=1/([.I30]*SQRT(2*3.14)) * EXP(-0.5*(([.A30]-[.H30])/[.I30])^2)" office:value-type="float" office:value="0.000412133034110361" calcext:value-type="float">
            <text:p>0.000412133</text:p>
          </table:table-cell>
          <table:table-cell/>
          <table:table-cell table:formula="of:=[.J30]*[.O30]" office:value-type="float" office:value="6.12849713955632E-015" calcext:value-type="float">
            <text:p>6.12849713955632E-015</text:p>
          </table:table-cell>
          <table:table-cell table:formula="of:=[.K30]*[.O30]" office:value-type="float" office:value="0.0115397249550901" calcext:value-type="float">
            <text:p>0.011539725</text:p>
          </table:table-cell>
          <table:table-cell table:formula="of:=[.O29]+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.1786" calcext:value-type="float">
            <text:p>10.1786</text:p>
          </table:table-cell>
          <table:table-cell table:formula="of:=[.C30]+[.B31]" office:value-type="float" office:value="272.676632" calcext:value-type="float">
            <text:p>272.676632</text:p>
          </table:table-cell>
          <table:table-cell/>
          <table:table-cell table:formula="of:=[.E30]" office:value-type="float" office:value="10.2498537821782" calcext:value-type="float">
            <text:p>10.2498537822</text:p>
          </table:table-cell>
          <table:table-cell table:formula="of:=[.F30]" office:value-type="float" office:value="2.14064736058249" calcext:value-type="float">
            <text:p>2.1406473606</text:p>
          </table:table-cell>
          <table:table-cell/>
          <table:table-cell table:formula="of:=[.H30]" office:value-type="float" office:value="485.939306257426" calcext:value-type="float">
            <text:p>485.9393062574</text:p>
          </table:table-cell>
          <table:table-cell table:formula="of:=[.I30]" office:value-type="float" office:value="298.516697107283" calcext:value-type="float">
            <text:p>298.5166971073</text:p>
          </table:table-cell>
          <table:table-cell table:formula="of:=1/([.F31]*SQRT(2*3.14)) * EXP(-0.5*(([.A31]-[.E31])/[.F31])^2)" office:value-type="float" office:value="4.07884608874674E-018" calcext:value-type="float">
            <text:p>4.07884608874674E-018</text:p>
          </table:table-cell>
          <table:table-cell table:formula="of:=1/([.I31]*SQRT(2*3.14)) * EXP(-0.5*(([.A31]-[.H31])/[.I31])^2)" office:value-type="float" office:value="0.000414254073861388" calcext:value-type="float">
            <text:p>0.0004142541</text:p>
          </table:table-cell>
          <table:table-cell/>
          <table:table-cell table:formula="of:=[.J31]*[.O31]" office:value-type="float" office:value="1.18286536573656E-016" calcext:value-type="float">
            <text:p>1.18286536573656E-016</text:p>
          </table:table-cell>
          <table:table-cell table:formula="of:=[.K31]*[.O31]" office:value-type="float" office:value="0.0120133681419802" calcext:value-type="float">
            <text:p>0.0120133681</text:p>
          </table:table-cell>
          <table:table-cell table:formula="of:=[.O30]+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944" calcext:value-type="float">
            <text:p>5.8944</text:p>
          </table:table-cell>
          <table:table-cell table:formula="of:=[.C31]+[.B32]" office:value-type="float" office:value="278.571032" calcext:value-type="float">
            <text:p>278.571032</text:p>
          </table:table-cell>
          <table:table-cell/>
          <table:table-cell table:formula="of:=[.E31]" office:value-type="float" office:value="10.2498537821782" calcext:value-type="float">
            <text:p>10.2498537822</text:p>
          </table:table-cell>
          <table:table-cell table:formula="of:=[.F31]" office:value-type="float" office:value="2.14064736058249" calcext:value-type="float">
            <text:p>2.1406473606</text:p>
          </table:table-cell>
          <table:table-cell/>
          <table:table-cell table:formula="of:=[.H31]" office:value-type="float" office:value="485.939306257426" calcext:value-type="float">
            <text:p>485.9393062574</text:p>
          </table:table-cell>
          <table:table-cell table:formula="of:=[.I31]" office:value-type="float" office:value="298.516697107283" calcext:value-type="float">
            <text:p>298.5166971073</text:p>
          </table:table-cell>
          <table:table-cell table:formula="of:=1/([.F32]*SQRT(2*3.14)) * EXP(-0.5*(([.A32]-[.E32])/[.F32])^2)" office:value-type="float" office:value="6.11087813595366E-020" calcext:value-type="float">
            <text:p>6.11087813595366E-020</text:p>
          </table:table-cell>
          <table:table-cell table:formula="of:=1/([.I32]*SQRT(2*3.14)) * EXP(-0.5*(([.A32]-[.H32])/[.I32])^2)" office:value-type="float" office:value="0.000416381356951624" calcext:value-type="float">
            <text:p>0.0004163814</text:p>
          </table:table-cell>
          <table:table-cell/>
          <table:table-cell table:formula="of:=[.J32]*[.O32]" office:value-type="float" office:value="1.8332634407861E-018" calcext:value-type="float">
            <text:p>1.8332634407861E-018</text:p>
          </table:table-cell>
          <table:table-cell table:formula="of:=[.K32]*[.O32]" office:value-type="float" office:value="0.0124914407085487" calcext:value-type="float">
            <text:p>0.0124914407</text:p>
          </table:table-cell>
          <table:table-cell table:formula="of:=[.O31]+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546" calcext:value-type="float">
            <text:p>9.546</text:p>
          </table:table-cell>
          <table:table-cell table:formula="of:=[.C32]+[.B33]" office:value-type="float" office:value="288.117032" calcext:value-type="float">
            <text:p>288.117032</text:p>
          </table:table-cell>
          <table:table-cell/>
          <table:table-cell table:formula="of:=[.E32]" office:value-type="float" office:value="10.2498537821782" calcext:value-type="float">
            <text:p>10.2498537822</text:p>
          </table:table-cell>
          <table:table-cell table:formula="of:=[.F32]" office:value-type="float" office:value="2.14064736058249" calcext:value-type="float">
            <text:p>2.1406473606</text:p>
          </table:table-cell>
          <table:table-cell/>
          <table:table-cell table:formula="of:=[.H32]" office:value-type="float" office:value="485.939306257426" calcext:value-type="float">
            <text:p>485.9393062574</text:p>
          </table:table-cell>
          <table:table-cell table:formula="of:=[.I32]" office:value-type="float" office:value="298.516697107283" calcext:value-type="float">
            <text:p>298.5166971073</text:p>
          </table:table-cell>
          <table:table-cell table:formula="of:=1/([.F33]*SQRT(2*3.14)) * EXP(-0.5*(([.A33]-[.E33])/[.F33])^2)" office:value-type="float" office:value="7.36028907653277E-022" calcext:value-type="float">
            <text:p>7.36028907653277E-022</text:p>
          </table:table-cell>
          <table:table-cell table:formula="of:=1/([.I33]*SQRT(2*3.14)) * EXP(-0.5*(([.A33]-[.H33])/[.I33])^2)" office:value-type="float" office:value="0.000418514867575716" calcext:value-type="float">
            <text:p>0.0004185149</text:p>
          </table:table-cell>
          <table:table-cell/>
          <table:table-cell table:formula="of:=[.J33]*[.O33]" office:value-type="float" office:value="2.28168961372516E-020" calcext:value-type="float">
            <text:p>2.28168961372516E-020</text:p>
          </table:table-cell>
          <table:table-cell table:formula="of:=[.K33]*[.O33]" office:value-type="float" office:value="0.0129739608948472" calcext:value-type="float">
            <text:p>0.0129739609</text:p>
          </table:table-cell>
          <table:table-cell table:formula="of:=[.O32]+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6197" calcext:value-type="float">
            <text:p>9.6197</text:p>
          </table:table-cell>
          <table:table-cell table:formula="of:=[.C33]+[.B34]" office:value-type="float" office:value="297.736732" calcext:value-type="float">
            <text:p>297.736732</text:p>
          </table:table-cell>
          <table:table-cell/>
          <table:table-cell table:formula="of:=[.E33]" office:value-type="float" office:value="10.2498537821782" calcext:value-type="float">
            <text:p>10.2498537822</text:p>
          </table:table-cell>
          <table:table-cell table:formula="of:=[.F33]" office:value-type="float" office:value="2.14064736058249" calcext:value-type="float">
            <text:p>2.1406473606</text:p>
          </table:table-cell>
          <table:table-cell/>
          <table:table-cell table:formula="of:=[.H33]" office:value-type="float" office:value="485.939306257426" calcext:value-type="float">
            <text:p>485.9393062574</text:p>
          </table:table-cell>
          <table:table-cell table:formula="of:=[.I33]" office:value-type="float" office:value="298.516697107283" calcext:value-type="float">
            <text:p>298.5166971073</text:p>
          </table:table-cell>
          <table:table-cell table:formula="of:=1/([.F34]*SQRT(2*3.14)) * EXP(-0.5*(([.A34]-[.E34])/[.F34])^2)" office:value-type="float" office:value="7.12707064773728E-024" calcext:value-type="float">
            <text:p>7.12707064773728E-024</text:p>
          </table:table-cell>
          <table:table-cell table:formula="of:=1/([.I34]*SQRT(2*3.14)) * EXP(-0.5*(([.A34]-[.H34])/[.I34])^2)" office:value-type="float" office:value="0.000420654589637046" calcext:value-type="float">
            <text:p>0.0004206546</text:p>
          </table:table-cell>
          <table:table-cell/>
          <table:table-cell table:formula="of:=[.J34]*[.O34]" office:value-type="float" office:value="2.28066260727593E-022" calcext:value-type="float">
            <text:p>2.28066260727593E-022</text:p>
          </table:table-cell>
          <table:table-cell table:formula="of:=[.K34]*[.O34]" office:value-type="float" office:value="0.0134609468683855" calcext:value-type="float">
            <text:p>0.0134609469</text:p>
          </table:table-cell>
          <table:table-cell table:formula="of:=[.O33]+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.3852" calcext:value-type="float">
            <text:p>10.3852</text:p>
          </table:table-cell>
          <table:table-cell table:formula="of:=[.C34]+[.B35]" office:value-type="float" office:value="308.121932" calcext:value-type="float">
            <text:p>308.121932</text:p>
          </table:table-cell>
          <table:table-cell/>
          <table:table-cell table:formula="of:=[.E34]" office:value-type="float" office:value="10.2498537821782" calcext:value-type="float">
            <text:p>10.2498537822</text:p>
          </table:table-cell>
          <table:table-cell table:formula="of:=[.F34]" office:value-type="float" office:value="2.14064736058249" calcext:value-type="float">
            <text:p>2.1406473606</text:p>
          </table:table-cell>
          <table:table-cell/>
          <table:table-cell table:formula="of:=[.H34]" office:value-type="float" office:value="485.939306257426" calcext:value-type="float">
            <text:p>485.9393062574</text:p>
          </table:table-cell>
          <table:table-cell table:formula="of:=[.I34]" office:value-type="float" office:value="298.516697107283" calcext:value-type="float">
            <text:p>298.5166971073</text:p>
          </table:table-cell>
          <table:table-cell table:formula="of:=1/([.F35]*SQRT(2*3.14)) * EXP(-0.5*(([.A35]-[.E35])/[.F35])^2)" office:value-type="float" office:value="5.54820116842619E-026" calcext:value-type="float">
            <text:p>5.54820116842619E-026</text:p>
          </table:table-cell>
          <table:table-cell table:formula="of:=1/([.I35]*SQRT(2*3.14)) * EXP(-0.5*(([.A35]-[.H35])/[.I35])^2)" office:value-type="float" office:value="0.000422800506746964" calcext:value-type="float">
            <text:p>0.0004228005</text:p>
          </table:table-cell>
          <table:table-cell/>
          <table:table-cell table:formula="of:=[.J35]*[.O35]" office:value-type="float" office:value="1.83090638558064E-024" calcext:value-type="float">
            <text:p>1.83090638558064E-024</text:p>
          </table:table-cell>
          <table:table-cell table:formula="of:=[.K35]*[.O35]" office:value-type="float" office:value="0.0139524167226498" calcext:value-type="float">
            <text:p>0.0139524167</text:p>
          </table:table-cell>
          <table:table-cell table:formula="of:=[.O34]+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.6301" calcext:value-type="float">
            <text:p>10.6301</text:p>
          </table:table-cell>
          <table:table-cell table:formula="of:=[.C35]+[.B36]" office:value-type="float" office:value="318.752032" calcext:value-type="float">
            <text:p>318.752032</text:p>
          </table:table-cell>
          <table:table-cell/>
          <table:table-cell table:formula="of:=[.E35]" office:value-type="float" office:value="10.2498537821782" calcext:value-type="float">
            <text:p>10.2498537822</text:p>
          </table:table-cell>
          <table:table-cell table:formula="of:=[.F35]" office:value-type="float" office:value="2.14064736058249" calcext:value-type="float">
            <text:p>2.1406473606</text:p>
          </table:table-cell>
          <table:table-cell/>
          <table:table-cell table:formula="of:=[.H35]" office:value-type="float" office:value="485.939306257426" calcext:value-type="float">
            <text:p>485.9393062574</text:p>
          </table:table-cell>
          <table:table-cell table:formula="of:=[.I35]" office:value-type="float" office:value="298.516697107283" calcext:value-type="float">
            <text:p>298.5166971073</text:p>
          </table:table-cell>
          <table:table-cell table:formula="of:=1/([.F36]*SQRT(2*3.14)) * EXP(-0.5*(([.A36]-[.E36])/[.F36])^2)" office:value-type="float" office:value="3.47230830183513E-028" calcext:value-type="float">
            <text:p>3.47230830183513E-028</text:p>
          </table:table-cell>
          <table:table-cell table:formula="of:=1/([.I36]*SQRT(2*3.14)) * EXP(-0.5*(([.A36]-[.H36])/[.I36])^2)" office:value-type="float" office:value="0.000424952602224038" calcext:value-type="float">
            <text:p>0.0004249526</text:p>
          </table:table-cell>
          <table:table-cell/>
          <table:table-cell table:formula="of:=[.J36]*[.O36]" office:value-type="float" office:value="1.18058482262394E-026" calcext:value-type="float">
            <text:p>1.18058482262394E-026</text:p>
          </table:table-cell>
          <table:table-cell table:formula="of:=[.K36]*[.O36]" office:value-type="float" office:value="0.0144483884756173" calcext:value-type="float">
            <text:p>0.0144483885</text:p>
          </table:table-cell>
          <table:table-cell table:formula="of:=[.O35]+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.3333" calcext:value-type="float">
            <text:p>8.3333</text:p>
          </table:table-cell>
          <table:table-cell table:formula="of:=[.C36]+[.B37]" office:value-type="float" office:value="327.085332" calcext:value-type="float">
            <text:p>327.085332</text:p>
          </table:table-cell>
          <table:table-cell/>
          <table:table-cell table:formula="of:=[.E36]" office:value-type="float" office:value="10.2498537821782" calcext:value-type="float">
            <text:p>10.2498537822</text:p>
          </table:table-cell>
          <table:table-cell table:formula="of:=[.F36]" office:value-type="float" office:value="2.14064736058249" calcext:value-type="float">
            <text:p>2.1406473606</text:p>
          </table:table-cell>
          <table:table-cell/>
          <table:table-cell table:formula="of:=[.H36]" office:value-type="float" office:value="485.939306257426" calcext:value-type="float">
            <text:p>485.9393062574</text:p>
          </table:table-cell>
          <table:table-cell table:formula="of:=[.I36]" office:value-type="float" office:value="298.516697107283" calcext:value-type="float">
            <text:p>298.5166971073</text:p>
          </table:table-cell>
          <table:table-cell table:formula="of:=1/([.F37]*SQRT(2*3.14)) * EXP(-0.5*(([.A37]-[.E37])/[.F37])^2)" office:value-type="float" office:value="1.74706595771934E-030" calcext:value-type="float">
            <text:p>1.74706595771934E-030</text:p>
          </table:table-cell>
          <table:table-cell table:formula="of:=1/([.I37]*SQRT(2*3.14)) * EXP(-0.5*(([.A37]-[.H37])/[.I37])^2)" office:value-type="float" office:value="0.000427110859093302" calcext:value-type="float">
            <text:p>0.0004271109</text:p>
          </table:table-cell>
          <table:table-cell/>
          <table:table-cell table:formula="of:=[.J37]*[.O37]" office:value-type="float" office:value="6.11473085201769E-029" calcext:value-type="float">
            <text:p>6.11473085201769E-029</text:p>
          </table:table-cell>
          <table:table-cell table:formula="of:=[.K37]*[.O37]" office:value-type="float" office:value="0.0149488800682656" calcext:value-type="float">
            <text:p>0.0149488801</text:p>
          </table:table-cell>
          <table:table-cell table:formula="of:=[.O36]+1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315" calcext:value-type="float">
            <text:p>11.315</text:p>
          </table:table-cell>
          <table:table-cell table:formula="of:=[.C37]+[.B38]" office:value-type="float" office:value="338.400332" calcext:value-type="float">
            <text:p>338.400332</text:p>
          </table:table-cell>
          <table:table-cell/>
          <table:table-cell table:formula="of:=[.E37]" office:value-type="float" office:value="10.2498537821782" calcext:value-type="float">
            <text:p>10.2498537822</text:p>
          </table:table-cell>
          <table:table-cell table:formula="of:=[.F37]" office:value-type="float" office:value="2.14064736058249" calcext:value-type="float">
            <text:p>2.1406473606</text:p>
          </table:table-cell>
          <table:table-cell/>
          <table:table-cell table:formula="of:=[.H37]" office:value-type="float" office:value="485.939306257426" calcext:value-type="float">
            <text:p>485.9393062574</text:p>
          </table:table-cell>
          <table:table-cell table:formula="of:=[.I37]" office:value-type="float" office:value="298.516697107283" calcext:value-type="float">
            <text:p>298.5166971073</text:p>
          </table:table-cell>
          <table:table-cell table:formula="of:=1/([.F38]*SQRT(2*3.14)) * EXP(-0.5*(([.A38]-[.E38])/[.F38])^2)" office:value-type="float" office:value="7.06684014746625E-033" calcext:value-type="float">
            <text:p>7.06684014746625E-033</text:p>
          </table:table-cell>
          <table:table-cell table:formula="of:=1/([.I38]*SQRT(2*3.14)) * EXP(-0.5*(([.A38]-[.H38])/[.I38])^2)" office:value-type="float" office:value="0.000429275260085532" calcext:value-type="float">
            <text:p>0.0004292753</text:p>
          </table:table-cell>
          <table:table-cell/>
          <table:table-cell table:formula="of:=[.J38]*[.O38]" office:value-type="float" office:value="2.54406245308785E-031" calcext:value-type="float">
            <text:p>2.54406245308785E-031</text:p>
          </table:table-cell>
          <table:table-cell table:formula="of:=[.K38]*[.O38]" office:value-type="float" office:value="0.0154539093630792" calcext:value-type="float">
            <text:p>0.0154539094</text:p>
          </table:table-cell>
          <table:table-cell table:formula="of:=[.O37]+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.4871" calcext:value-type="float">
            <text:p>9.4871</text:p>
          </table:table-cell>
          <table:table-cell table:formula="of:=[.C38]+[.B39]" office:value-type="float" office:value="347.887432" calcext:value-type="float">
            <text:p>347.887432</text:p>
          </table:table-cell>
          <table:table-cell/>
          <table:table-cell table:formula="of:=[.E38]" office:value-type="float" office:value="10.2498537821782" calcext:value-type="float">
            <text:p>10.2498537822</text:p>
          </table:table-cell>
          <table:table-cell table:formula="of:=[.F38]" office:value-type="float" office:value="2.14064736058249" calcext:value-type="float">
            <text:p>2.1406473606</text:p>
          </table:table-cell>
          <table:table-cell/>
          <table:table-cell table:formula="of:=[.H38]" office:value-type="float" office:value="485.939306257426" calcext:value-type="float">
            <text:p>485.9393062574</text:p>
          </table:table-cell>
          <table:table-cell table:formula="of:=[.I38]" office:value-type="float" office:value="298.516697107283" calcext:value-type="float">
            <text:p>298.5166971073</text:p>
          </table:table-cell>
          <table:table-cell table:formula="of:=1/([.F39]*SQRT(2*3.14)) * EXP(-0.5*(([.A39]-[.E39])/[.F39])^2)" office:value-type="float" office:value="2.29808547300202E-035" calcext:value-type="float">
            <text:p>2.29808547300202E-035</text:p>
          </table:table-cell>
          <table:table-cell table:formula="of:=1/([.I39]*SQRT(2*3.14)) * EXP(-0.5*(([.A39]-[.H39])/[.I39])^2)" office:value-type="float" office:value="0.000431445787636528" calcext:value-type="float">
            <text:p>0.0004314458</text:p>
          </table:table-cell>
          <table:table-cell/>
          <table:table-cell table:formula="of:=[.J39]*[.O39]" office:value-type="float" office:value="8.50291625010747E-034" calcext:value-type="float">
            <text:p>8.50291625010747E-034</text:p>
          </table:table-cell>
          <table:table-cell table:formula="of:=[.K39]*[.O39]" office:value-type="float" office:value="0.0159634941425515" calcext:value-type="float">
            <text:p>0.0159634941</text:p>
          </table:table-cell>
          <table:table-cell table:formula="of:=[.O38]+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.1391" calcext:value-type="float">
            <text:p>8.1391</text:p>
          </table:table-cell>
          <table:table-cell table:formula="of:=[.C39]+[.B40]" office:value-type="float" office:value="356.026532" calcext:value-type="float">
            <text:p>356.026532</text:p>
          </table:table-cell>
          <table:table-cell/>
          <table:table-cell table:formula="of:=[.E39]" office:value-type="float" office:value="10.2498537821782" calcext:value-type="float">
            <text:p>10.2498537822</text:p>
          </table:table-cell>
          <table:table-cell table:formula="of:=[.F39]" office:value-type="float" office:value="2.14064736058249" calcext:value-type="float">
            <text:p>2.1406473606</text:p>
          </table:table-cell>
          <table:table-cell/>
          <table:table-cell table:formula="of:=[.H39]" office:value-type="float" office:value="485.939306257426" calcext:value-type="float">
            <text:p>485.9393062574</text:p>
          </table:table-cell>
          <table:table-cell table:formula="of:=[.I39]" office:value-type="float" office:value="298.516697107283" calcext:value-type="float">
            <text:p>298.5166971073</text:p>
          </table:table-cell>
          <table:table-cell table:formula="of:=1/([.F40]*SQRT(2*3.14)) * EXP(-0.5*(([.A40]-[.E40])/[.F40])^2)" office:value-type="float" office:value="6.00802914449834E-038" calcext:value-type="float">
            <text:p>6.00802914449834E-038</text:p>
          </table:table-cell>
          <table:table-cell table:formula="of:=1/([.I40]*SQRT(2*3.14)) * EXP(-0.5*(([.A40]-[.H40])/[.I40])^2)" office:value-type="float" office:value="0.000433622423886408" calcext:value-type="float">
            <text:p>0.0004336224</text:p>
          </table:table-cell>
          <table:table-cell/>
          <table:table-cell table:formula="of:=[.J40]*[.O40]" office:value-type="float" office:value="2.28305107490937E-036" calcext:value-type="float">
            <text:p>2.28305107490937E-036</text:p>
          </table:table-cell>
          <table:table-cell table:formula="of:=[.K40]*[.O40]" office:value-type="float" office:value="0.0164776521076835" calcext:value-type="float">
            <text:p>0.0164776521</text:p>
          </table:table-cell>
          <table:table-cell table:formula="of:=[.O39]+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.6713" calcext:value-type="float">
            <text:p>8.6713</text:p>
          </table:table-cell>
          <table:table-cell table:formula="of:=[.C40]+[.B41]" office:value-type="float" office:value="364.697832" calcext:value-type="float">
            <text:p>364.697832</text:p>
          </table:table-cell>
          <table:table-cell/>
          <table:table-cell table:formula="of:=[.E40]" office:value-type="float" office:value="10.2498537821782" calcext:value-type="float">
            <text:p>10.2498537822</text:p>
          </table:table-cell>
          <table:table-cell table:formula="of:=[.F40]" office:value-type="float" office:value="2.14064736058249" calcext:value-type="float">
            <text:p>2.1406473606</text:p>
          </table:table-cell>
          <table:table-cell/>
          <table:table-cell table:formula="of:=[.H40]" office:value-type="float" office:value="485.939306257426" calcext:value-type="float">
            <text:p>485.9393062574</text:p>
          </table:table-cell>
          <table:table-cell table:formula="of:=[.I40]" office:value-type="float" office:value="298.516697107283" calcext:value-type="float">
            <text:p>298.5166971073</text:p>
          </table:table-cell>
          <table:table-cell table:formula="of:=1/([.F41]*SQRT(2*3.14)) * EXP(-0.5*(([.A41]-[.E41])/[.F41])^2)" office:value-type="float" office:value="1.2627658475635E-040" calcext:value-type="float">
            <text:p>1.2627658475635E-040</text:p>
          </table:table-cell>
          <table:table-cell table:formula="of:=1/([.I41]*SQRT(2*3.14)) * EXP(-0.5*(([.A41]-[.H41])/[.I41])^2)" office:value-type="float" office:value="0.000435805150678916" calcext:value-type="float">
            <text:p>0.0004358052</text:p>
          </table:table-cell>
          <table:table-cell/>
          <table:table-cell table:formula="of:=[.J41]*[.O41]" office:value-type="float" office:value="4.92478680549763E-039" calcext:value-type="float">
            <text:p>4.92478680549763E-039</text:p>
          </table:table-cell>
          <table:table-cell table:formula="of:=[.K41]*[.O41]" office:value-type="float" office:value="0.0169964008764777" calcext:value-type="float">
            <text:p>0.0169964009</text:p>
          </table:table-cell>
          <table:table-cell table:formula="of:=[.O40]+1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4615" calcext:value-type="float">
            <text:p>6.4615</text:p>
          </table:table-cell>
          <table:table-cell table:formula="of:=[.C41]+[.B42]" office:value-type="float" office:value="371.159332" calcext:value-type="float">
            <text:p>371.159332</text:p>
          </table:table-cell>
          <table:table-cell/>
          <table:table-cell table:formula="of:=[.E41]" office:value-type="float" office:value="10.2498537821782" calcext:value-type="float">
            <text:p>10.2498537822</text:p>
          </table:table-cell>
          <table:table-cell table:formula="of:=[.F41]" office:value-type="float" office:value="2.14064736058249" calcext:value-type="float">
            <text:p>2.1406473606</text:p>
          </table:table-cell>
          <table:table-cell/>
          <table:table-cell table:formula="of:=[.H41]" office:value-type="float" office:value="485.939306257426" calcext:value-type="float">
            <text:p>485.9393062574</text:p>
          </table:table-cell>
          <table:table-cell table:formula="of:=[.I41]" office:value-type="float" office:value="298.516697107283" calcext:value-type="float">
            <text:p>298.5166971073</text:p>
          </table:table-cell>
          <table:table-cell table:formula="of:=1/([.F42]*SQRT(2*3.14)) * EXP(-0.5*(([.A42]-[.E42])/[.F42])^2)" office:value-type="float" office:value="2.13372560049842E-043" calcext:value-type="float">
            <text:p>2.13372560049842E-043</text:p>
          </table:table-cell>
          <table:table-cell table:formula="of:=1/([.I42]*SQRT(2*3.14)) * EXP(-0.5*(([.A42]-[.H42])/[.I42])^2)" office:value-type="float" office:value="0.000437993949560747" calcext:value-type="float">
            <text:p>0.0004379939</text:p>
          </table:table-cell>
          <table:table-cell/>
          <table:table-cell table:formula="of:=[.J42]*[.O42]" office:value-type="float" office:value="8.53490240199367E-042" calcext:value-type="float">
            <text:p>8.53490240199367E-042</text:p>
          </table:table-cell>
          <table:table-cell table:formula="of:=[.K42]*[.O42]" office:value-type="float" office:value="0.0175197579824299" calcext:value-type="float">
            <text:p>0.017519758</text:p>
          </table:table-cell>
          <table:table-cell table:formula="of:=[.O41]+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.4615" calcext:value-type="float">
            <text:p>6.4615</text:p>
          </table:table-cell>
          <table:table-cell table:formula="of:=[.C42]+[.B43]" office:value-type="float" office:value="377.620832" calcext:value-type="float">
            <text:p>377.620832</text:p>
          </table:table-cell>
          <table:table-cell/>
          <table:table-cell table:formula="of:=[.E42]" office:value-type="float" office:value="10.2498537821782" calcext:value-type="float">
            <text:p>10.2498537822</text:p>
          </table:table-cell>
          <table:table-cell table:formula="of:=[.F42]" office:value-type="float" office:value="2.14064736058249" calcext:value-type="float">
            <text:p>2.1406473606</text:p>
          </table:table-cell>
          <table:table-cell/>
          <table:table-cell table:formula="of:=[.H42]" office:value-type="float" office:value="485.939306257426" calcext:value-type="float">
            <text:p>485.9393062574</text:p>
          </table:table-cell>
          <table:table-cell table:formula="of:=[.I42]" office:value-type="float" office:value="298.516697107283" calcext:value-type="float">
            <text:p>298.5166971073</text:p>
          </table:table-cell>
          <table:table-cell table:formula="of:=1/([.F43]*SQRT(2*3.14)) * EXP(-0.5*(([.A43]-[.E43])/[.F43])^2)" office:value-type="float" office:value="2.89853969148555E-046" calcext:value-type="float">
            <text:p>2.89853969148555E-046</text:p>
          </table:table-cell>
          <table:table-cell table:formula="of:=1/([.I43]*SQRT(2*3.14)) * EXP(-0.5*(([.A43]-[.H43])/[.I43])^2)" office:value-type="float" office:value="0.00044018880178088" calcext:value-type="float">
            <text:p>0.0004401888</text:p>
          </table:table-cell>
          <table:table-cell/>
          <table:table-cell table:formula="of:=[.J43]*[.O43]" office:value-type="float" office:value="1.18840127350908E-044" calcext:value-type="float">
            <text:p>1.18840127350908E-044</text:p>
          </table:table-cell>
          <table:table-cell table:formula="of:=[.K43]*[.O43]" office:value-type="float" office:value="0.0180477408730161" calcext:value-type="float">
            <text:p>0.0180477409</text:p>
          </table:table-cell>
          <table:table-cell table:formula="of:=[.O42]+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.6955" calcext:value-type="float">
            <text:p>7.6955</text:p>
          </table:table-cell>
          <table:table-cell table:formula="of:=[.C43]+[.B44]" office:value-type="float" office:value="385.316332" calcext:value-type="float">
            <text:p>385.316332</text:p>
          </table:table-cell>
          <table:table-cell/>
          <table:table-cell table:formula="of:=[.E43]" office:value-type="float" office:value="10.2498537821782" calcext:value-type="float">
            <text:p>10.2498537822</text:p>
          </table:table-cell>
          <table:table-cell table:formula="of:=[.F43]" office:value-type="float" office:value="2.14064736058249" calcext:value-type="float">
            <text:p>2.1406473606</text:p>
          </table:table-cell>
          <table:table-cell/>
          <table:table-cell table:formula="of:=[.H43]" office:value-type="float" office:value="485.939306257426" calcext:value-type="float">
            <text:p>485.9393062574</text:p>
          </table:table-cell>
          <table:table-cell table:formula="of:=[.I43]" office:value-type="float" office:value="298.516697107283" calcext:value-type="float">
            <text:p>298.5166971073</text:p>
          </table:table-cell>
          <table:table-cell table:formula="of:=1/([.F44]*SQRT(2*3.14)) * EXP(-0.5*(([.A44]-[.E44])/[.F44])^2)" office:value-type="float" office:value="3.16551866941185E-049" calcext:value-type="float">
            <text:p>3.16551866941185E-049</text:p>
          </table:table-cell>
          <table:table-cell table:formula="of:=1/([.I44]*SQRT(2*3.14)) * EXP(-0.5*(([.A44]-[.H44])/[.I44])^2)" office:value-type="float" office:value="0.000442389688289926" calcext:value-type="float">
            <text:p>0.0004423897</text:p>
          </table:table-cell>
          <table:table-cell/>
          <table:table-cell table:formula="of:=[.J44]*[.O44]" office:value-type="float" office:value="1.32951784115298E-047" calcext:value-type="float">
            <text:p>1.32951784115298E-047</text:p>
          </table:table-cell>
          <table:table-cell table:formula="of:=[.K44]*[.O44]" office:value-type="float" office:value="0.0185803669081769" calcext:value-type="float">
            <text:p>0.0185803669</text:p>
          </table:table-cell>
          <table:table-cell table:formula="of:=[.O43]+1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7005" calcext:value-type="float">
            <text:p>4.7005</text:p>
          </table:table-cell>
          <table:table-cell table:formula="of:=[.C44]+[.B45]" office:value-type="float" office:value="390.016832" calcext:value-type="float">
            <text:p>390.016832</text:p>
          </table:table-cell>
          <table:table-cell/>
          <table:table-cell table:formula="of:=[.E44]" office:value-type="float" office:value="10.2498537821782" calcext:value-type="float">
            <text:p>10.2498537822</text:p>
          </table:table-cell>
          <table:table-cell table:formula="of:=[.F44]" office:value-type="float" office:value="2.14064736058249" calcext:value-type="float">
            <text:p>2.1406473606</text:p>
          </table:table-cell>
          <table:table-cell/>
          <table:table-cell table:formula="of:=[.H44]" office:value-type="float" office:value="485.939306257426" calcext:value-type="float">
            <text:p>485.9393062574</text:p>
          </table:table-cell>
          <table:table-cell table:formula="of:=[.I44]" office:value-type="float" office:value="298.516697107283" calcext:value-type="float">
            <text:p>298.5166971073</text:p>
          </table:table-cell>
          <table:table-cell table:formula="of:=1/([.F45]*SQRT(2*3.14)) * EXP(-0.5*(([.A45]-[.E45])/[.F45])^2)" office:value-type="float" office:value="2.77930014552128E-052" calcext:value-type="float">
            <text:p>2.77930014552128E-052</text:p>
          </table:table-cell>
          <table:table-cell table:formula="of:=1/([.I45]*SQRT(2*3.14)) * EXP(-0.5*(([.A45]-[.H45])/[.I45])^2)" office:value-type="float" office:value="0.000444596589739492" calcext:value-type="float">
            <text:p>0.0004445966</text:p>
          </table:table-cell>
          <table:table-cell/>
          <table:table-cell table:formula="of:=[.J45]*[.O45]" office:value-type="float" office:value="1.19509906257415E-050" calcext:value-type="float">
            <text:p>1.19509906257415E-050</text:p>
          </table:table-cell>
          <table:table-cell table:formula="of:=[.K45]*[.O45]" office:value-type="float" office:value="0.0191176533587982" calcext:value-type="float">
            <text:p>0.0191176534</text:p>
          </table:table-cell>
          <table:table-cell table:formula="of:=[.O44]+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0024" calcext:value-type="float">
            <text:p>10.0024</text:p>
          </table:table-cell>
          <table:table-cell table:formula="of:=[.C45]+[.B46]" office:value-type="float" office:value="400.019232" calcext:value-type="float">
            <text:p>400.019232</text:p>
          </table:table-cell>
          <table:table-cell/>
          <table:table-cell table:formula="of:=[.E45]" office:value-type="float" office:value="10.2498537821782" calcext:value-type="float">
            <text:p>10.2498537822</text:p>
          </table:table-cell>
          <table:table-cell table:formula="of:=[.F45]" office:value-type="float" office:value="2.14064736058249" calcext:value-type="float">
            <text:p>2.1406473606</text:p>
          </table:table-cell>
          <table:table-cell/>
          <table:table-cell table:formula="of:=[.H45]" office:value-type="float" office:value="485.939306257426" calcext:value-type="float">
            <text:p>485.9393062574</text:p>
          </table:table-cell>
          <table:table-cell table:formula="of:=[.I45]" office:value-type="float" office:value="298.516697107283" calcext:value-type="float">
            <text:p>298.5166971073</text:p>
          </table:table-cell>
          <table:table-cell table:formula="of:=1/([.F46]*SQRT(2*3.14)) * EXP(-0.5*(([.A46]-[.E46])/[.F46])^2)" office:value-type="float" office:value="1.96178299019977E-055" calcext:value-type="float">
            <text:p>1.96178299019977E-055</text:p>
          </table:table-cell>
          <table:table-cell table:formula="of:=1/([.I46]*SQRT(2*3.14)) * EXP(-0.5*(([.A46]-[.H46])/[.I46])^2)" office:value-type="float" office:value="0.000446809486481554" calcext:value-type="float">
            <text:p>0.0004468095</text:p>
          </table:table-cell>
          <table:table-cell/>
          <table:table-cell table:formula="of:=[.J46]*[.O46]" office:value-type="float" office:value="8.63184515687897E-054" calcext:value-type="float">
            <text:p>8.63184515687897E-054</text:p>
          </table:table-cell>
          <table:table-cell table:formula="of:=[.K46]*[.O46]" office:value-type="float" office:value="0.0196596174051884" calcext:value-type="float">
            <text:p>0.0196596174</text:p>
          </table:table-cell>
          <table:table-cell table:formula="of:=[.O45]+1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0129" calcext:value-type="float">
            <text:p>11.0129</text:p>
          </table:table-cell>
          <table:table-cell table:formula="of:=[.C46]+[.B47]" office:value-type="float" office:value="411.032132" calcext:value-type="float">
            <text:p>411.032132</text:p>
          </table:table-cell>
          <table:table-cell/>
          <table:table-cell table:formula="of:=[.E46]" office:value-type="float" office:value="10.2498537821782" calcext:value-type="float">
            <text:p>10.2498537822</text:p>
          </table:table-cell>
          <table:table-cell table:formula="of:=[.F46]" office:value-type="float" office:value="2.14064736058249" calcext:value-type="float">
            <text:p>2.1406473606</text:p>
          </table:table-cell>
          <table:table-cell/>
          <table:table-cell table:formula="of:=[.H46]" office:value-type="float" office:value="485.939306257426" calcext:value-type="float">
            <text:p>485.9393062574</text:p>
          </table:table-cell>
          <table:table-cell table:formula="of:=[.I46]" office:value-type="float" office:value="298.516697107283" calcext:value-type="float">
            <text:p>298.5166971073</text:p>
          </table:table-cell>
          <table:table-cell table:formula="of:=1/([.F47]*SQRT(2*3.14)) * EXP(-0.5*(([.A47]-[.E47])/[.F47])^2)" office:value-type="float" office:value="1.11324671588537E-058" calcext:value-type="float">
            <text:p>1.11324671588537E-058</text:p>
          </table:table-cell>
          <table:table-cell table:formula="of:=1/([.I47]*SQRT(2*3.14)) * EXP(-0.5*(([.A47]-[.H47])/[.I47])^2)" office:value-type="float" office:value="0.000449028358567849" calcext:value-type="float">
            <text:p>0.0004490284</text:p>
          </table:table-cell>
          <table:table-cell/>
          <table:table-cell table:formula="of:=[.J47]*[.O47]" office:value-type="float" office:value="5.00961022148418E-057" calcext:value-type="float">
            <text:p>5.00961022148418E-057</text:p>
          </table:table-cell>
          <table:table-cell table:formula="of:=[.K47]*[.O47]" office:value-type="float" office:value="0.0202062761355532" calcext:value-type="float">
            <text:p>0.0202062761</text:p>
          </table:table-cell>
          <table:table-cell table:formula="of:=[.O46]+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.8621" calcext:value-type="float">
            <text:p>10.8621</text:p>
          </table:table-cell>
          <table:table-cell table:formula="of:=[.C47]+[.B48]" office:value-type="float" office:value="421.894232" calcext:value-type="float">
            <text:p>421.894232</text:p>
          </table:table-cell>
          <table:table-cell/>
          <table:table-cell table:formula="of:=[.E47]" office:value-type="float" office:value="10.2498537821782" calcext:value-type="float">
            <text:p>10.2498537822</text:p>
          </table:table-cell>
          <table:table-cell table:formula="of:=[.F47]" office:value-type="float" office:value="2.14064736058249" calcext:value-type="float">
            <text:p>2.1406473606</text:p>
          </table:table-cell>
          <table:table-cell/>
          <table:table-cell table:formula="of:=[.H47]" office:value-type="float" office:value="485.939306257426" calcext:value-type="float">
            <text:p>485.9393062574</text:p>
          </table:table-cell>
          <table:table-cell table:formula="of:=[.I47]" office:value-type="float" office:value="298.516697107283" calcext:value-type="float">
            <text:p>298.5166971073</text:p>
          </table:table-cell>
          <table:table-cell table:formula="of:=1/([.F48]*SQRT(2*3.14)) * EXP(-0.5*(([.A48]-[.E48])/[.F48])^2)" office:value-type="float" office:value="5.0787498691196E-062" calcext:value-type="float">
            <text:p>5.0787498691196E-062</text:p>
          </table:table-cell>
          <table:table-cell table:formula="of:=1/([.I48]*SQRT(2*3.14)) * EXP(-0.5*(([.A48]-[.H48])/[.I48])^2)" office:value-type="float" office:value="0.000451253185749277" calcext:value-type="float">
            <text:p>0.0004512532</text:p>
          </table:table-cell>
          <table:table-cell/>
          <table:table-cell table:formula="of:=[.J48]*[.O48]" office:value-type="float" office:value="2.33622493979502E-060" calcext:value-type="float">
            <text:p>2.33622493979502E-060</text:p>
          </table:table-cell>
          <table:table-cell table:formula="of:=[.K48]*[.O48]" office:value-type="float" office:value="0.0207576465444667" calcext:value-type="float">
            <text:p>0.0207576465</text:p>
          </table:table-cell>
          <table:table-cell table:formula="of:=[.O47]+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4372" calcext:value-type="float">
            <text:p>9.4372</text:p>
          </table:table-cell>
          <table:table-cell table:formula="of:=[.C48]+[.B49]" office:value-type="float" office:value="431.331432" calcext:value-type="float">
            <text:p>431.331432</text:p>
          </table:table-cell>
          <table:table-cell/>
          <table:table-cell table:formula="of:=[.E48]" office:value-type="float" office:value="10.2498537821782" calcext:value-type="float">
            <text:p>10.2498537822</text:p>
          </table:table-cell>
          <table:table-cell table:formula="of:=[.F48]" office:value-type="float" office:value="2.14064736058249" calcext:value-type="float">
            <text:p>2.1406473606</text:p>
          </table:table-cell>
          <table:table-cell/>
          <table:table-cell table:formula="of:=[.H48]" office:value-type="float" office:value="485.939306257426" calcext:value-type="float">
            <text:p>485.9393062574</text:p>
          </table:table-cell>
          <table:table-cell table:formula="of:=[.I48]" office:value-type="float" office:value="298.516697107283" calcext:value-type="float">
            <text:p>298.5166971073</text:p>
          </table:table-cell>
          <table:table-cell table:formula="of:=1/([.F49]*SQRT(2*3.14)) * EXP(-0.5*(([.A49]-[.E49])/[.F49])^2)" office:value-type="float" office:value="1.86271824828087E-065" calcext:value-type="float">
            <text:p>1.86271824828087E-065</text:p>
          </table:table-cell>
          <table:table-cell table:formula="of:=1/([.I49]*SQRT(2*3.14)) * EXP(-0.5*(([.A49]-[.H49])/[.I49])^2)" office:value-type="float" office:value="0.000453483947475319" calcext:value-type="float">
            <text:p>0.0004534839</text:p>
          </table:table-cell>
          <table:table-cell/>
          <table:table-cell table:formula="of:=[.J49]*[.O49]" office:value-type="float" office:value="8.75477576692008E-064" calcext:value-type="float">
            <text:p>8.75477576692008E-064</text:p>
          </table:table-cell>
          <table:table-cell table:formula="of:=[.K49]*[.O49]" office:value-type="float" office:value="0.02131374553134" calcext:value-type="float">
            <text:p>0.0213137455</text:p>
          </table:table-cell>
          <table:table-cell table:formula="of:=[.O48]+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6644" calcext:value-type="float">
            <text:p>6.6644</text:p>
          </table:table-cell>
          <table:table-cell table:formula="of:=[.C49]+[.B50]" office:value-type="float" office:value="437.995832" calcext:value-type="float">
            <text:p>437.995832</text:p>
          </table:table-cell>
          <table:table-cell/>
          <table:table-cell table:formula="of:=[.E49]" office:value-type="float" office:value="10.2498537821782" calcext:value-type="float">
            <text:p>10.2498537822</text:p>
          </table:table-cell>
          <table:table-cell table:formula="of:=[.F49]" office:value-type="float" office:value="2.14064736058249" calcext:value-type="float">
            <text:p>2.1406473606</text:p>
          </table:table-cell>
          <table:table-cell/>
          <table:table-cell table:formula="of:=[.H49]" office:value-type="float" office:value="485.939306257426" calcext:value-type="float">
            <text:p>485.9393062574</text:p>
          </table:table-cell>
          <table:table-cell table:formula="of:=[.I49]" office:value-type="float" office:value="298.516697107283" calcext:value-type="float">
            <text:p>298.5166971073</text:p>
          </table:table-cell>
          <table:table-cell table:formula="of:=1/([.F50]*SQRT(2*3.14)) * EXP(-0.5*(([.A50]-[.E50])/[.F50])^2)" office:value-type="float" office:value="5.49240378503065E-069" calcext:value-type="float">
            <text:p>5.49240378503065E-069</text:p>
          </table:table-cell>
          <table:table-cell table:formula="of:=1/([.I50]*SQRT(2*3.14)) * EXP(-0.5*(([.A50]-[.H50])/[.I50])^2)" office:value-type="float" office:value="0.000455720622893466" calcext:value-type="float">
            <text:p>0.0004557206</text:p>
          </table:table-cell>
          <table:table-cell/>
          <table:table-cell table:formula="of:=[.J50]*[.O50]" office:value-type="float" office:value="2.63635381681471E-067" calcext:value-type="float">
            <text:p>2.63635381681471E-067</text:p>
          </table:table-cell>
          <table:table-cell table:formula="of:=[.K50]*[.O50]" office:value-type="float" office:value="0.0218745898988864" calcext:value-type="float">
            <text:p>0.0218745899</text:p>
          </table:table-cell>
          <table:table-cell table:formula="of:=[.O49]+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.2294" calcext:value-type="float">
            <text:p>9.2294</text:p>
          </table:table-cell>
          <table:table-cell table:formula="of:=[.C50]+[.B51]" office:value-type="float" office:value="447.225232" calcext:value-type="float">
            <text:p>447.225232</text:p>
          </table:table-cell>
          <table:table-cell/>
          <table:table-cell table:formula="of:=[.E50]" office:value-type="float" office:value="10.2498537821782" calcext:value-type="float">
            <text:p>10.2498537822</text:p>
          </table:table-cell>
          <table:table-cell table:formula="of:=[.F50]" office:value-type="float" office:value="2.14064736058249" calcext:value-type="float">
            <text:p>2.1406473606</text:p>
          </table:table-cell>
          <table:table-cell/>
          <table:table-cell table:formula="of:=[.H50]" office:value-type="float" office:value="485.939306257426" calcext:value-type="float">
            <text:p>485.9393062574</text:p>
          </table:table-cell>
          <table:table-cell table:formula="of:=[.I50]" office:value-type="float" office:value="298.516697107283" calcext:value-type="float">
            <text:p>298.5166971073</text:p>
          </table:table-cell>
          <table:table-cell table:formula="of:=1/([.F51]*SQRT(2*3.14)) * EXP(-0.5*(([.A51]-[.E51])/[.F51])^2)" office:value-type="float" office:value="1.3019751340102E-072" calcext:value-type="float">
            <text:p>1.3019751340102E-072</text:p>
          </table:table-cell>
          <table:table-cell table:formula="of:=1/([.I51]*SQRT(2*3.14)) * EXP(-0.5*(([.A51]-[.H51])/[.I51])^2)" office:value-type="float" office:value="0.000457963190848669" calcext:value-type="float">
            <text:p>0.0004579632</text:p>
          </table:table-cell>
          <table:table-cell/>
          <table:table-cell table:formula="of:=[.J51]*[.O51]" office:value-type="float" office:value="6.37967815664996E-071" calcext:value-type="float">
            <text:p>6.37967815664996E-071</text:p>
          </table:table-cell>
          <table:table-cell table:formula="of:=[.K51]*[.O51]" office:value-type="float" office:value="0.0224401963515848" calcext:value-type="float">
            <text:p>0.0224401964</text:p>
          </table:table-cell>
          <table:table-cell table:formula="of:=[.O50]+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9671" calcext:value-type="float">
            <text:p>8.9671</text:p>
          </table:table-cell>
          <table:table-cell table:formula="of:=[.C51]+[.B52]" office:value-type="float" office:value="456.192332" calcext:value-type="float">
            <text:p>456.192332</text:p>
          </table:table-cell>
          <table:table-cell/>
          <table:table-cell table:formula="of:=[.E51]" office:value-type="float" office:value="10.2498537821782" calcext:value-type="float">
            <text:p>10.2498537822</text:p>
          </table:table-cell>
          <table:table-cell table:formula="of:=[.F51]" office:value-type="float" office:value="2.14064736058249" calcext:value-type="float">
            <text:p>2.1406473606</text:p>
          </table:table-cell>
          <table:table-cell/>
          <table:table-cell table:formula="of:=[.H51]" office:value-type="float" office:value="485.939306257426" calcext:value-type="float">
            <text:p>485.9393062574</text:p>
          </table:table-cell>
          <table:table-cell table:formula="of:=[.I51]" office:value-type="float" office:value="298.516697107283" calcext:value-type="float">
            <text:p>298.5166971073</text:p>
          </table:table-cell>
          <table:table-cell table:formula="of:=1/([.F52]*SQRT(2*3.14)) * EXP(-0.5*(([.A52]-[.E52])/[.F52])^2)" office:value-type="float" office:value="2.48123481061862E-076" calcext:value-type="float">
            <text:p>2.48123481061862E-076</text:p>
          </table:table-cell>
          <table:table-cell table:formula="of:=1/([.I52]*SQRT(2*3.14)) * EXP(-0.5*(([.A52]-[.H52])/[.I52])^2)" office:value-type="float" office:value="0.000460211629882793" calcext:value-type="float">
            <text:p>0.0004602116</text:p>
          </table:table-cell>
          <table:table-cell/>
          <table:table-cell table:formula="of:=[.J52]*[.O52]" office:value-type="float" office:value="1.24061740530931E-074" calcext:value-type="float">
            <text:p>1.24061740530931E-074</text:p>
          </table:table-cell>
          <table:table-cell table:formula="of:=[.K52]*[.O52]" office:value-type="float" office:value="0.0230105814941396" calcext:value-type="float">
            <text:p>0.0230105815</text:p>
          </table:table-cell>
          <table:table-cell table:formula="of:=[.O51]+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.3534" calcext:value-type="float">
            <text:p>10.3534</text:p>
          </table:table-cell>
          <table:table-cell table:formula="of:=[.C52]+[.B53]" office:value-type="float" office:value="466.545732" calcext:value-type="float">
            <text:p>466.545732</text:p>
          </table:table-cell>
          <table:table-cell/>
          <table:table-cell table:formula="of:=[.E52]" office:value-type="float" office:value="10.2498537821782" calcext:value-type="float">
            <text:p>10.2498537822</text:p>
          </table:table-cell>
          <table:table-cell table:formula="of:=[.F52]" office:value-type="float" office:value="2.14064736058249" calcext:value-type="float">
            <text:p>2.1406473606</text:p>
          </table:table-cell>
          <table:table-cell/>
          <table:table-cell table:formula="of:=[.H52]" office:value-type="float" office:value="485.939306257426" calcext:value-type="float">
            <text:p>485.9393062574</text:p>
          </table:table-cell>
          <table:table-cell table:formula="of:=[.I52]" office:value-type="float" office:value="298.516697107283" calcext:value-type="float">
            <text:p>298.5166971073</text:p>
          </table:table-cell>
          <table:table-cell table:formula="of:=1/([.F53]*SQRT(2*3.14)) * EXP(-0.5*(([.A53]-[.E53])/[.F53])^2)" office:value-type="float" office:value="3.8015261708653E-080" calcext:value-type="float">
            <text:p>3.8015261708653E-080</text:p>
          </table:table-cell>
          <table:table-cell table:formula="of:=1/([.I53]*SQRT(2*3.14)) * EXP(-0.5*(([.A53]-[.H53])/[.I53])^2)" office:value-type="float" office:value="0.000462465918234095" calcext:value-type="float">
            <text:p>0.0004624659</text:p>
          </table:table-cell>
          <table:table-cell/>
          <table:table-cell table:formula="of:=[.J53]*[.O53]" office:value-type="float" office:value="1.93877834714131E-078" calcext:value-type="float">
            <text:p>1.93877834714131E-078</text:p>
          </table:table-cell>
          <table:table-cell table:formula="of:=[.K53]*[.O53]" office:value-type="float" office:value="0.0235857618299388" calcext:value-type="float">
            <text:p>0.0235857618</text:p>
          </table:table-cell>
          <table:table-cell table:formula="of:=[.O52]+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.0998" calcext:value-type="float">
            <text:p>10.0998</text:p>
          </table:table-cell>
          <table:table-cell table:formula="of:=[.C53]+[.B54]" office:value-type="float" office:value="476.645532" calcext:value-type="float">
            <text:p>476.645532</text:p>
          </table:table-cell>
          <table:table-cell/>
          <table:table-cell table:formula="of:=[.E53]" office:value-type="float" office:value="10.2498537821782" calcext:value-type="float">
            <text:p>10.2498537822</text:p>
          </table:table-cell>
          <table:table-cell table:formula="of:=[.F53]" office:value-type="float" office:value="2.14064736058249" calcext:value-type="float">
            <text:p>2.1406473606</text:p>
          </table:table-cell>
          <table:table-cell/>
          <table:table-cell table:formula="of:=[.H53]" office:value-type="float" office:value="485.939306257426" calcext:value-type="float">
            <text:p>485.9393062574</text:p>
          </table:table-cell>
          <table:table-cell table:formula="of:=[.I53]" office:value-type="float" office:value="298.516697107283" calcext:value-type="float">
            <text:p>298.5166971073</text:p>
          </table:table-cell>
          <table:table-cell table:formula="of:=1/([.F54]*SQRT(2*3.14)) * EXP(-0.5*(([.A54]-[.E54])/[.F54])^2)" office:value-type="float" office:value="4.68244890812387E-084" calcext:value-type="float">
            <text:p>4.68244890812387E-084</text:p>
          </table:table-cell>
          <table:table-cell table:formula="of:=1/([.I54]*SQRT(2*3.14)) * EXP(-0.5*(([.A54]-[.H54])/[.I54])^2)" office:value-type="float" office:value="0.000464726033836713" calcext:value-type="float">
            <text:p>0.000464726</text:p>
          </table:table-cell>
          <table:table-cell/>
          <table:table-cell table:formula="of:=[.J54]*[.O54]" office:value-type="float" office:value="2.43487343222441E-082" calcext:value-type="float">
            <text:p>2.43487343222441E-082</text:p>
          </table:table-cell>
          <table:table-cell table:formula="of:=[.K54]*[.O54]" office:value-type="float" office:value="0.0241657537595091" calcext:value-type="float">
            <text:p>0.0241657538</text:p>
          </table:table-cell>
          <table:table-cell table:formula="of:=[.O53]+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.6078" calcext:value-type="float">
            <text:p>12.6078</text:p>
          </table:table-cell>
          <table:table-cell table:formula="of:=[.C54]+[.B55]" office:value-type="float" office:value="489.253332" calcext:value-type="float">
            <text:p>489.253332</text:p>
          </table:table-cell>
          <table:table-cell/>
          <table:table-cell table:formula="of:=[.E54]" office:value-type="float" office:value="10.2498537821782" calcext:value-type="float">
            <text:p>10.2498537822</text:p>
          </table:table-cell>
          <table:table-cell table:formula="of:=[.F54]" office:value-type="float" office:value="2.14064736058249" calcext:value-type="float">
            <text:p>2.1406473606</text:p>
          </table:table-cell>
          <table:table-cell/>
          <table:table-cell table:formula="of:=[.H54]" office:value-type="float" office:value="485.939306257426" calcext:value-type="float">
            <text:p>485.9393062574</text:p>
          </table:table-cell>
          <table:table-cell table:formula="of:=[.I54]" office:value-type="float" office:value="298.516697107283" calcext:value-type="float">
            <text:p>298.5166971073</text:p>
          </table:table-cell>
          <table:table-cell table:formula="of:=1/([.F55]*SQRT(2*3.14)) * EXP(-0.5*(([.A55]-[.E55])/[.F55])^2)" office:value-type="float" office:value="4.63674330477201E-088" calcext:value-type="float">
            <text:p>4.63674330477201E-088</text:p>
          </table:table-cell>
          <table:table-cell table:formula="of:=1/([.I55]*SQRT(2*3.14)) * EXP(-0.5*(([.A55]-[.H55])/[.I55])^2)" office:value-type="float" office:value="0.000466991954320166" calcext:value-type="float">
            <text:p>0.000466992</text:p>
          </table:table-cell>
          <table:table-cell/>
          <table:table-cell table:formula="of:=[.J55]*[.O55]" office:value-type="float" office:value="2.45747395152916E-086" calcext:value-type="float">
            <text:p>2.45747395152916E-086</text:p>
          </table:table-cell>
          <table:table-cell table:formula="of:=[.K55]*[.O55]" office:value-type="float" office:value="0.0247505735789688" calcext:value-type="float">
            <text:p>0.0247505736</text:p>
          </table:table-cell>
          <table:table-cell table:formula="of:=[.O54]+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.1546" calcext:value-type="float">
            <text:p>7.1546</text:p>
          </table:table-cell>
          <table:table-cell table:formula="of:=[.C55]+[.B56]" office:value-type="float" office:value="496.407932" calcext:value-type="float">
            <text:p>496.407932</text:p>
          </table:table-cell>
          <table:table-cell/>
          <table:table-cell table:formula="of:=[.E55]" office:value-type="float" office:value="10.2498537821782" calcext:value-type="float">
            <text:p>10.2498537822</text:p>
          </table:table-cell>
          <table:table-cell table:formula="of:=[.F55]" office:value-type="float" office:value="2.14064736058249" calcext:value-type="float">
            <text:p>2.1406473606</text:p>
          </table:table-cell>
          <table:table-cell/>
          <table:table-cell table:formula="of:=[.H55]" office:value-type="float" office:value="485.939306257426" calcext:value-type="float">
            <text:p>485.9393062574</text:p>
          </table:table-cell>
          <table:table-cell table:formula="of:=[.I55]" office:value-type="float" office:value="298.516697107283" calcext:value-type="float">
            <text:p>298.5166971073</text:p>
          </table:table-cell>
          <table:table-cell table:formula="of:=1/([.F56]*SQRT(2*3.14)) * EXP(-0.5*(([.A56]-[.E56])/[.F56])^2)" office:value-type="float" office:value="3.69128861562035E-092" calcext:value-type="float">
            <text:p>3.69128861562035E-092</text:p>
          </table:table-cell>
          <table:table-cell table:formula="of:=1/([.I56]*SQRT(2*3.14)) * EXP(-0.5*(([.A56]-[.H56])/[.I56])^2)" office:value-type="float" office:value="0.000469263657008874" calcext:value-type="float">
            <text:p>0.0004692637</text:p>
          </table:table-cell>
          <table:table-cell/>
          <table:table-cell table:formula="of:=[.J56]*[.O56]" office:value-type="float" office:value="1.99329585243499E-090" calcext:value-type="float">
            <text:p>1.99329585243499E-090</text:p>
          </table:table-cell>
          <table:table-cell table:formula="of:=[.K56]*[.O56]" office:value-type="float" office:value="0.0253402374784792" calcext:value-type="float">
            <text:p>0.0253402375</text:p>
          </table:table-cell>
          <table:table-cell table:formula="of:=[.O55]+1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0033" calcext:value-type="float">
            <text:p>10.0033</text:p>
          </table:table-cell>
          <table:table-cell table:formula="of:=[.C56]+[.B57]" office:value-type="float" office:value="506.411232" calcext:value-type="float">
            <text:p>506.411232</text:p>
          </table:table-cell>
          <table:table-cell/>
          <table:table-cell table:formula="of:=[.E56]" office:value-type="float" office:value="10.2498537821782" calcext:value-type="float">
            <text:p>10.2498537822</text:p>
          </table:table-cell>
          <table:table-cell table:formula="of:=[.F56]" office:value-type="float" office:value="2.14064736058249" calcext:value-type="float">
            <text:p>2.1406473606</text:p>
          </table:table-cell>
          <table:table-cell/>
          <table:table-cell table:formula="of:=[.H56]" office:value-type="float" office:value="485.939306257426" calcext:value-type="float">
            <text:p>485.9393062574</text:p>
          </table:table-cell>
          <table:table-cell table:formula="of:=[.I56]" office:value-type="float" office:value="298.516697107283" calcext:value-type="float">
            <text:p>298.5166971073</text:p>
          </table:table-cell>
          <table:table-cell table:formula="of:=1/([.F57]*SQRT(2*3.14)) * EXP(-0.5*(([.A57]-[.E57])/[.F57])^2)" office:value-type="float" office:value="2.36247867235401E-096" calcext:value-type="float">
            <text:p>2.36247867235401E-096</text:p>
          </table:table-cell>
          <table:table-cell table:formula="of:=1/([.I57]*SQRT(2*3.14)) * EXP(-0.5*(([.A57]-[.H57])/[.I57])^2)" office:value-type="float" office:value="0.000471541118921691" calcext:value-type="float">
            <text:p>0.0004715411</text:p>
          </table:table-cell>
          <table:table-cell/>
          <table:table-cell table:formula="of:=[.J57]*[.O57]" office:value-type="float" office:value="1.2993632697947E-094" calcext:value-type="float">
            <text:p>1.2993632697947E-094</text:p>
          </table:table-cell>
          <table:table-cell table:formula="of:=[.K57]*[.O57]" office:value-type="float" office:value="0.025934761540693" calcext:value-type="float">
            <text:p>0.0259347615</text:p>
          </table:table-cell>
          <table:table-cell table:formula="of:=[.O56]+1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.8601" calcext:value-type="float">
            <text:p>9.8601</text:p>
          </table:table-cell>
          <table:table-cell table:formula="of:=[.C57]+[.B58]" office:value-type="float" office:value="516.271332" calcext:value-type="float">
            <text:p>516.271332</text:p>
          </table:table-cell>
          <table:table-cell/>
          <table:table-cell table:formula="of:=[.E57]" office:value-type="float" office:value="10.2498537821782" calcext:value-type="float">
            <text:p>10.2498537822</text:p>
          </table:table-cell>
          <table:table-cell table:formula="of:=[.F57]" office:value-type="float" office:value="2.14064736058249" calcext:value-type="float">
            <text:p>2.1406473606</text:p>
          </table:table-cell>
          <table:table-cell/>
          <table:table-cell table:formula="of:=[.H57]" office:value-type="float" office:value="485.939306257426" calcext:value-type="float">
            <text:p>485.9393062574</text:p>
          </table:table-cell>
          <table:table-cell table:formula="of:=[.I57]" office:value-type="float" office:value="298.516697107283" calcext:value-type="float">
            <text:p>298.5166971073</text:p>
          </table:table-cell>
          <table:table-cell table:formula="of:=1/([.F58]*SQRT(2*3.14)) * EXP(-0.5*(([.A58]-[.E58])/[.F58])^2)" office:value-type="float" office:value="1.21557772535714E-100" calcext:value-type="float">
            <text:p>1.21557772535714E-100</text:p>
          </table:table-cell>
          <table:table-cell table:formula="of:=1/([.I58]*SQRT(2*3.14)) * EXP(-0.5*(([.A58]-[.H58])/[.I58])^2)" office:value-type="float" office:value="0.000473824316771451" calcext:value-type="float">
            <text:p>0.0004738243</text:p>
          </table:table-cell>
          <table:table-cell/>
          <table:table-cell table:formula="of:=[.J58]*[.O58]" office:value-type="float" office:value="6.80723526199996E-099" calcext:value-type="float">
            <text:p>6.80723526199996E-099</text:p>
          </table:table-cell>
          <table:table-cell table:formula="of:=[.K58]*[.O58]" office:value-type="float" office:value="0.0265341617392013" calcext:value-type="float">
            <text:p>0.0265341617</text:p>
          </table:table-cell>
          <table:table-cell table:formula="of:=[.O57]+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.8675" calcext:value-type="float">
            <text:p>7.8675</text:p>
          </table:table-cell>
          <table:table-cell table:formula="of:=[.C58]+[.B59]" office:value-type="float" office:value="524.138832" calcext:value-type="float">
            <text:p>524.138832</text:p>
          </table:table-cell>
          <table:table-cell/>
          <table:table-cell table:formula="of:=[.E58]" office:value-type="float" office:value="10.2498537821782" calcext:value-type="float">
            <text:p>10.2498537822</text:p>
          </table:table-cell>
          <table:table-cell table:formula="of:=[.F58]" office:value-type="float" office:value="2.14064736058249" calcext:value-type="float">
            <text:p>2.1406473606</text:p>
          </table:table-cell>
          <table:table-cell/>
          <table:table-cell table:formula="of:=[.H58]" office:value-type="float" office:value="485.939306257426" calcext:value-type="float">
            <text:p>485.9393062574</text:p>
          </table:table-cell>
          <table:table-cell table:formula="of:=[.I58]" office:value-type="float" office:value="298.516697107283" calcext:value-type="float">
            <text:p>298.5166971073</text:p>
          </table:table-cell>
          <table:table-cell table:formula="of:=1/([.F59]*SQRT(2*3.14)) * EXP(-0.5*(([.A59]-[.E59])/[.F59])^2)" office:value-type="float" office:value="5.02831543180822E-105" calcext:value-type="float">
            <text:p>5.02831543180822E-105</text:p>
          </table:table-cell>
          <table:table-cell table:formula="of:=1/([.I59]*SQRT(2*3.14)) * EXP(-0.5*(([.A59]-[.H59])/[.I59])^2)" office:value-type="float" office:value="0.000476113226964534" calcext:value-type="float">
            <text:p>0.0004761132</text:p>
          </table:table-cell>
          <table:table-cell/>
          <table:table-cell table:formula="of:=[.J59]*[.O59]" office:value-type="float" office:value="2.86613979613069E-103" calcext:value-type="float">
            <text:p>2.86613979613069E-103</text:p>
          </table:table-cell>
          <table:table-cell table:formula="of:=[.K59]*[.O59]" office:value-type="float" office:value="0.0271384539369784" calcext:value-type="float">
            <text:p>0.0271384539</text:p>
          </table:table-cell>
          <table:table-cell table:formula="of:=[.O58]+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5757" calcext:value-type="float">
            <text:p>10.5757</text:p>
          </table:table-cell>
          <table:table-cell table:formula="of:=[.C59]+[.B60]" office:value-type="float" office:value="534.714532" calcext:value-type="float">
            <text:p>534.714532</text:p>
          </table:table-cell>
          <table:table-cell/>
          <table:table-cell table:formula="of:=[.E59]" office:value-type="float" office:value="10.2498537821782" calcext:value-type="float">
            <text:p>10.2498537822</text:p>
          </table:table-cell>
          <table:table-cell table:formula="of:=[.F59]" office:value-type="float" office:value="2.14064736058249" calcext:value-type="float">
            <text:p>2.1406473606</text:p>
          </table:table-cell>
          <table:table-cell/>
          <table:table-cell table:formula="of:=[.H59]" office:value-type="float" office:value="485.939306257426" calcext:value-type="float">
            <text:p>485.9393062574</text:p>
          </table:table-cell>
          <table:table-cell table:formula="of:=[.I59]" office:value-type="float" office:value="298.516697107283" calcext:value-type="float">
            <text:p>298.5166971073</text:p>
          </table:table-cell>
          <table:table-cell table:formula="of:=1/([.F60]*SQRT(2*3.14)) * EXP(-0.5*(([.A60]-[.E60])/[.F60])^2)" office:value-type="float" office:value="1.67219622042865E-109" calcext:value-type="float">
            <text:p>1.67219622042865E-109</text:p>
          </table:table-cell>
          <table:table-cell table:formula="of:=1/([.I60]*SQRT(2*3.14)) * EXP(-0.5*(([.A60]-[.H60])/[.I60])^2)" office:value-type="float" office:value="0.000478407825600438" calcext:value-type="float">
            <text:p>0.0004784078</text:p>
          </table:table-cell>
          <table:table-cell/>
          <table:table-cell table:formula="of:=[.J60]*[.O60]" office:value-type="float" office:value="9.69873807848615E-108" calcext:value-type="float">
            <text:p>9.69873807848615E-108</text:p>
          </table:table-cell>
          <table:table-cell table:formula="of:=[.K60]*[.O60]" office:value-type="float" office:value="0.0277476538848254" calcext:value-type="float">
            <text:p>0.0277476539</text:p>
          </table:table-cell>
          <table:table-cell table:formula="of:=[.O59]+1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.9294" calcext:value-type="float">
            <text:p>10.9294</text:p>
          </table:table-cell>
          <table:table-cell table:formula="of:=[.C60]+[.B61]" office:value-type="float" office:value="545.643932" calcext:value-type="float">
            <text:p>545.643932</text:p>
          </table:table-cell>
          <table:table-cell/>
          <table:table-cell table:formula="of:=[.E60]" office:value-type="float" office:value="10.2498537821782" calcext:value-type="float">
            <text:p>10.2498537822</text:p>
          </table:table-cell>
          <table:table-cell table:formula="of:=[.F60]" office:value-type="float" office:value="2.14064736058249" calcext:value-type="float">
            <text:p>2.1406473606</text:p>
          </table:table-cell>
          <table:table-cell/>
          <table:table-cell table:formula="of:=[.H60]" office:value-type="float" office:value="485.939306257426" calcext:value-type="float">
            <text:p>485.9393062574</text:p>
          </table:table-cell>
          <table:table-cell table:formula="of:=[.I60]" office:value-type="float" office:value="298.516697107283" calcext:value-type="float">
            <text:p>298.5166971073</text:p>
          </table:table-cell>
          <table:table-cell table:formula="of:=1/([.F61]*SQRT(2*3.14)) * EXP(-0.5*(([.A61]-[.E61])/[.F61])^2)" office:value-type="float" office:value="4.47071417228911E-114" calcext:value-type="float">
            <text:p>4.47071417228911E-114</text:p>
          </table:table-cell>
          <table:table-cell table:formula="of:=1/([.I61]*SQRT(2*3.14)) * EXP(-0.5*(([.A61]-[.H61])/[.I61])^2)" office:value-type="float" office:value="0.000480708088471379" calcext:value-type="float">
            <text:p>0.0004807081</text:p>
          </table:table-cell>
          <table:table-cell/>
          <table:table-cell table:formula="of:=[.J61]*[.O61]" office:value-type="float" office:value="2.63772136165057E-112" calcext:value-type="float">
            <text:p>2.63772136165057E-112</text:p>
          </table:table-cell>
          <table:table-cell table:formula="of:=[.K61]*[.O61]" office:value-type="float" office:value="0.0283617772198114" calcext:value-type="float">
            <text:p>0.0283617772</text:p>
          </table:table-cell>
          <table:table-cell table:formula="of:=[.O60]+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.6604" calcext:value-type="float">
            <text:p>10.6604</text:p>
          </table:table-cell>
          <table:table-cell table:formula="of:=[.C61]+[.B62]" office:value-type="float" office:value="556.304332" calcext:value-type="float">
            <text:p>556.304332</text:p>
          </table:table-cell>
          <table:table-cell/>
          <table:table-cell table:formula="of:=[.E61]" office:value-type="float" office:value="10.2498537821782" calcext:value-type="float">
            <text:p>10.2498537822</text:p>
          </table:table-cell>
          <table:table-cell table:formula="of:=[.F61]" office:value-type="float" office:value="2.14064736058249" calcext:value-type="float">
            <text:p>2.1406473606</text:p>
          </table:table-cell>
          <table:table-cell/>
          <table:table-cell table:formula="of:=[.H61]" office:value-type="float" office:value="485.939306257426" calcext:value-type="float">
            <text:p>485.9393062574</text:p>
          </table:table-cell>
          <table:table-cell table:formula="of:=[.I61]" office:value-type="float" office:value="298.516697107283" calcext:value-type="float">
            <text:p>298.5166971073</text:p>
          </table:table-cell>
          <table:table-cell table:formula="of:=1/([.F62]*SQRT(2*3.14)) * EXP(-0.5*(([.A62]-[.E62])/[.F62])^2)" office:value-type="float" office:value="9.60929476915848E-119" calcext:value-type="float">
            <text:p>9.60929476915848E-119</text:p>
          </table:table-cell>
          <table:table-cell table:formula="of:=1/([.I62]*SQRT(2*3.14)) * EXP(-0.5*(([.A62]-[.H62])/[.I62])^2)" office:value-type="float" office:value="0.000483013991061893" calcext:value-type="float">
            <text:p>0.000483014</text:p>
          </table:table-cell>
          <table:table-cell/>
          <table:table-cell table:formula="of:=[.J62]*[.O62]" office:value-type="float" office:value="5.76557686149509E-117" calcext:value-type="float">
            <text:p>5.76557686149509E-117</text:p>
          </table:table-cell>
          <table:table-cell table:formula="of:=[.K62]*[.O62]" office:value-type="float" office:value="0.0289808394637136" calcext:value-type="float">
            <text:p>0.0289808395</text:p>
          </table:table-cell>
          <table:table-cell table:formula="of:=[.O61]+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.4972" calcext:value-type="float">
            <text:p>12.4972</text:p>
          </table:table-cell>
          <table:table-cell table:formula="of:=[.C62]+[.B63]" office:value-type="float" office:value="568.801532" calcext:value-type="float">
            <text:p>568.801532</text:p>
          </table:table-cell>
          <table:table-cell/>
          <table:table-cell table:formula="of:=[.E62]" office:value-type="float" office:value="10.2498537821782" calcext:value-type="float">
            <text:p>10.2498537822</text:p>
          </table:table-cell>
          <table:table-cell table:formula="of:=[.F62]" office:value-type="float" office:value="2.14064736058249" calcext:value-type="float">
            <text:p>2.1406473606</text:p>
          </table:table-cell>
          <table:table-cell/>
          <table:table-cell table:formula="of:=[.H62]" office:value-type="float" office:value="485.939306257426" calcext:value-type="float">
            <text:p>485.9393062574</text:p>
          </table:table-cell>
          <table:table-cell table:formula="of:=[.I62]" office:value-type="float" office:value="298.516697107283" calcext:value-type="float">
            <text:p>298.5166971073</text:p>
          </table:table-cell>
          <table:table-cell table:formula="of:=1/([.F63]*SQRT(2*3.14)) * EXP(-0.5*(([.A63]-[.E63])/[.F63])^2)" office:value-type="float" office:value="1.66047014011207E-123" calcext:value-type="float">
            <text:p>1.66047014011207E-123</text:p>
          </table:table-cell>
          <table:table-cell table:formula="of:=1/([.I63]*SQRT(2*3.14)) * EXP(-0.5*(([.A63]-[.H63])/[.I63])^2)" office:value-type="float" office:value="0.000485325508548463" calcext:value-type="float">
            <text:p>0.0004853255</text:p>
          </table:table-cell>
          <table:table-cell/>
          <table:table-cell table:formula="of:=[.J63]*[.O63]" office:value-type="float" office:value="1.01288678546836E-121" calcext:value-type="float">
            <text:p>1.01288678546836E-121</text:p>
          </table:table-cell>
          <table:table-cell table:formula="of:=[.K63]*[.O63]" office:value-type="float" office:value="0.0296048560214562" calcext:value-type="float">
            <text:p>0.029604856</text:p>
          </table:table-cell>
          <table:table-cell table:formula="of:=[.O62]+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.3745" calcext:value-type="float">
            <text:p>11.3745</text:p>
          </table:table-cell>
          <table:table-cell table:formula="of:=[.C63]+[.B64]" office:value-type="float" office:value="580.176032" calcext:value-type="float">
            <text:p>580.176032</text:p>
          </table:table-cell>
          <table:table-cell/>
          <table:table-cell table:formula="of:=[.E63]" office:value-type="float" office:value="10.2498537821782" calcext:value-type="float">
            <text:p>10.2498537822</text:p>
          </table:table-cell>
          <table:table-cell table:formula="of:=[.F63]" office:value-type="float" office:value="2.14064736058249" calcext:value-type="float">
            <text:p>2.1406473606</text:p>
          </table:table-cell>
          <table:table-cell/>
          <table:table-cell table:formula="of:=[.H63]" office:value-type="float" office:value="485.939306257426" calcext:value-type="float">
            <text:p>485.9393062574</text:p>
          </table:table-cell>
          <table:table-cell table:formula="of:=[.I63]" office:value-type="float" office:value="298.516697107283" calcext:value-type="float">
            <text:p>298.5166971073</text:p>
          </table:table-cell>
          <table:table-cell table:formula="of:=1/([.F64]*SQRT(2*3.14)) * EXP(-0.5*(([.A64]-[.E64])/[.F64])^2)" office:value-type="float" office:value="2.30672364903524E-128" calcext:value-type="float">
            <text:p>2.30672364903524E-128</text:p>
          </table:table-cell>
          <table:table-cell table:formula="of:=1/([.I64]*SQRT(2*3.14)) * EXP(-0.5*(([.A64]-[.H64])/[.I64])^2)" office:value-type="float" office:value="0.000487642615799159" calcext:value-type="float">
            <text:p>0.0004876426</text:p>
          </table:table-cell>
          <table:table-cell/>
          <table:table-cell table:formula="of:=[.J64]*[.O64]" office:value-type="float" office:value="1.43016866240185E-126" calcext:value-type="float">
            <text:p>1.43016866240185E-126</text:p>
          </table:table-cell>
          <table:table-cell table:formula="of:=[.K64]*[.O64]" office:value-type="float" office:value="0.0302338421795478" calcext:value-type="float">
            <text:p>0.0302338422</text:p>
          </table:table-cell>
          <table:table-cell table:formula="of:=[.O63]+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.9158" calcext:value-type="float">
            <text:p>11.9158</text:p>
          </table:table-cell>
          <table:table-cell table:formula="of:=[.C64]+[.B65]" office:value-type="float" office:value="592.091832" calcext:value-type="float">
            <text:p>592.091832</text:p>
          </table:table-cell>
          <table:table-cell/>
          <table:table-cell table:formula="of:=[.E64]" office:value-type="float" office:value="10.2498537821782" calcext:value-type="float">
            <text:p>10.2498537822</text:p>
          </table:table-cell>
          <table:table-cell table:formula="of:=[.F64]" office:value-type="float" office:value="2.14064736058249" calcext:value-type="float">
            <text:p>2.1406473606</text:p>
          </table:table-cell>
          <table:table-cell/>
          <table:table-cell table:formula="of:=[.H64]" office:value-type="float" office:value="485.939306257426" calcext:value-type="float">
            <text:p>485.9393062574</text:p>
          </table:table-cell>
          <table:table-cell table:formula="of:=[.I64]" office:value-type="float" office:value="298.516697107283" calcext:value-type="float">
            <text:p>298.5166971073</text:p>
          </table:table-cell>
          <table:table-cell table:formula="of:=1/([.F65]*SQRT(2*3.14)) * EXP(-0.5*(([.A65]-[.E65])/[.F65])^2)" office:value-type="float" office:value="2.57623223254194E-133" calcext:value-type="float">
            <text:p>2.57623223254194E-133</text:p>
          </table:table-cell>
          <table:table-cell table:formula="of:=1/([.I65]*SQRT(2*3.14)) * EXP(-0.5*(([.A65]-[.H65])/[.I65])^2)" office:value-type="float" office:value="0.000489965287373289" calcext:value-type="float">
            <text:p>0.0004899653</text:p>
          </table:table-cell>
          <table:table-cell/>
          <table:table-cell table:formula="of:=[.J65]*[.O65]" office:value-type="float" office:value="1.62302630650142E-131" calcext:value-type="float">
            <text:p>1.62302630650142E-131</text:p>
          </table:table-cell>
          <table:table-cell table:formula="of:=[.K65]*[.O65]" office:value-type="float" office:value="0.0308678131045172" calcext:value-type="float">
            <text:p>0.0308678131</text:p>
          </table:table-cell>
          <table:table-cell table:formula="of:=[.O64]+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.575" calcext:value-type="float">
            <text:p>9.575</text:p>
          </table:table-cell>
          <table:table-cell table:formula="of:=[.C65]+[.B66]" office:value-type="float" office:value="601.666832" calcext:value-type="float">
            <text:p>601.666832</text:p>
          </table:table-cell>
          <table:table-cell/>
          <table:table-cell table:formula="of:=[.E65]" office:value-type="float" office:value="10.2498537821782" calcext:value-type="float">
            <text:p>10.2498537822</text:p>
          </table:table-cell>
          <table:table-cell table:formula="of:=[.F65]" office:value-type="float" office:value="2.14064736058249" calcext:value-type="float">
            <text:p>2.1406473606</text:p>
          </table:table-cell>
          <table:table-cell/>
          <table:table-cell table:formula="of:=[.H65]" office:value-type="float" office:value="485.939306257426" calcext:value-type="float">
            <text:p>485.9393062574</text:p>
          </table:table-cell>
          <table:table-cell table:formula="of:=[.I65]" office:value-type="float" office:value="298.516697107283" calcext:value-type="float">
            <text:p>298.5166971073</text:p>
          </table:table-cell>
          <table:table-cell table:formula="of:=1/([.F66]*SQRT(2*3.14)) * EXP(-0.5*(([.A66]-[.E66])/[.F66])^2)" office:value-type="float" office:value="2.31312655615444E-138" calcext:value-type="float">
            <text:p>2.31312655615444E-138</text:p>
          </table:table-cell>
          <table:table-cell table:formula="of:=1/([.I66]*SQRT(2*3.14)) * EXP(-0.5*(([.A66]-[.H66])/[.I66])^2)" office:value-type="float" office:value="0.000492293497521074" calcext:value-type="float">
            <text:p>0.0004922935</text:p>
          </table:table-cell>
          <table:table-cell/>
          <table:table-cell table:formula="of:=[.J66]*[.O66]" office:value-type="float" office:value="1.48040099593884E-136" calcext:value-type="float">
            <text:p>1.48040099593884E-136</text:p>
          </table:table-cell>
          <table:table-cell table:formula="of:=[.K66]*[.O66]" office:value-type="float" office:value="0.0315067838413487" calcext:value-type="float">
            <text:p>0.0315067838</text:p>
          </table:table-cell>
          <table:table-cell table:formula="of:=[.O65]+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.4504" calcext:value-type="float">
            <text:p>10.4504</text:p>
          </table:table-cell>
          <table:table-cell table:formula="of:=[.C66]+[.B67]" office:value-type="float" office:value="612.117232" calcext:value-type="float">
            <text:p>612.117232</text:p>
          </table:table-cell>
          <table:table-cell/>
          <table:table-cell table:formula="of:=[.E66]" office:value-type="float" office:value="10.2498537821782" calcext:value-type="float">
            <text:p>10.2498537822</text:p>
          </table:table-cell>
          <table:table-cell table:formula="of:=[.F66]" office:value-type="float" office:value="2.14064736058249" calcext:value-type="float">
            <text:p>2.1406473606</text:p>
          </table:table-cell>
          <table:table-cell/>
          <table:table-cell table:formula="of:=[.H66]" office:value-type="float" office:value="485.939306257426" calcext:value-type="float">
            <text:p>485.9393062574</text:p>
          </table:table-cell>
          <table:table-cell table:formula="of:=[.I66]" office:value-type="float" office:value="298.516697107283" calcext:value-type="float">
            <text:p>298.5166971073</text:p>
          </table:table-cell>
          <table:table-cell table:formula="of:=1/([.F67]*SQRT(2*3.14)) * EXP(-0.5*(([.A67]-[.E67])/[.F67])^2)" office:value-type="float" office:value="1.66970106102352E-143" calcext:value-type="float">
            <text:p>1.66970106102352E-143</text:p>
          </table:table-cell>
          <table:table-cell table:formula="of:=1/([.I67]*SQRT(2*3.14)) * EXP(-0.5*(([.A67]-[.H67])/[.I67])^2)" office:value-type="float" office:value="0.000494627220183332" calcext:value-type="float">
            <text:p>0.0004946272</text:p>
          </table:table-cell>
          <table:table-cell/>
          <table:table-cell table:formula="of:=[.J67]*[.O67]" office:value-type="float" office:value="1.08530568966529E-141" calcext:value-type="float">
            <text:p>1.08530568966529E-141</text:p>
          </table:table-cell>
          <table:table-cell table:formula="of:=[.K67]*[.O67]" office:value-type="float" office:value="0.0321507693119166" calcext:value-type="float">
            <text:p>0.0321507693</text:p>
          </table:table-cell>
          <table:table-cell table:formula="of:=[.O66]+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.5866" calcext:value-type="float">
            <text:p>10.5866</text:p>
          </table:table-cell>
          <table:table-cell table:formula="of:=[.C67]+[.B68]" office:value-type="float" office:value="622.703832" calcext:value-type="float">
            <text:p>622.703832</text:p>
          </table:table-cell>
          <table:table-cell/>
          <table:table-cell table:formula="of:=[.E67]" office:value-type="float" office:value="10.2498537821782" calcext:value-type="float">
            <text:p>10.2498537822</text:p>
          </table:table-cell>
          <table:table-cell table:formula="of:=[.F67]" office:value-type="float" office:value="2.14064736058249" calcext:value-type="float">
            <text:p>2.1406473606</text:p>
          </table:table-cell>
          <table:table-cell/>
          <table:table-cell table:formula="of:=[.H67]" office:value-type="float" office:value="485.939306257426" calcext:value-type="float">
            <text:p>485.9393062574</text:p>
          </table:table-cell>
          <table:table-cell table:formula="of:=[.I67]" office:value-type="float" office:value="298.516697107283" calcext:value-type="float">
            <text:p>298.5166971073</text:p>
          </table:table-cell>
          <table:table-cell table:formula="of:=1/([.F68]*SQRT(2*3.14)) * EXP(-0.5*(([.A68]-[.E68])/[.F68])^2)" office:value-type="float" office:value="9.68953632541952E-149" calcext:value-type="float">
            <text:p>9.68953632541952E-149</text:p>
          </table:table-cell>
          <table:table-cell table:formula="of:=1/([.I68]*SQRT(2*3.14)) * EXP(-0.5*(([.A68]-[.H68])/[.I68])^2)" office:value-type="float" office:value="0.00049696642899118" calcext:value-type="float">
            <text:p>0.0004969664</text:p>
          </table:table-cell>
          <table:table-cell/>
          <table:table-cell table:formula="of:=[.J68]*[.O68]" office:value-type="float" office:value="6.39509397477688E-147" calcext:value-type="float">
            <text:p>6.39509397477688E-147</text:p>
          </table:table-cell>
          <table:table-cell table:formula="of:=[.K68]*[.O68]" office:value-type="float" office:value="0.0327997843134179" calcext:value-type="float">
            <text:p>0.0327997843</text:p>
          </table:table-cell>
          <table:table-cell table:formula="of:=[.O67]+1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.7201" calcext:value-type="float">
            <text:p>12.7201</text:p>
          </table:table-cell>
          <table:table-cell table:formula="of:=[.C68]+[.B69]" office:value-type="float" office:value="635.423932" calcext:value-type="float">
            <text:p>635.423932</text:p>
          </table:table-cell>
          <table:table-cell/>
          <table:table-cell table:formula="of:=[.E68]" office:value-type="float" office:value="10.2498537821782" calcext:value-type="float">
            <text:p>10.2498537822</text:p>
          </table:table-cell>
          <table:table-cell table:formula="of:=[.F68]" office:value-type="float" office:value="2.14064736058249" calcext:value-type="float">
            <text:p>2.1406473606</text:p>
          </table:table-cell>
          <table:table-cell/>
          <table:table-cell table:formula="of:=[.H68]" office:value-type="float" office:value="485.939306257426" calcext:value-type="float">
            <text:p>485.9393062574</text:p>
          </table:table-cell>
          <table:table-cell table:formula="of:=[.I68]" office:value-type="float" office:value="298.516697107283" calcext:value-type="float">
            <text:p>298.5166971073</text:p>
          </table:table-cell>
          <table:table-cell table:formula="of:=1/([.F69]*SQRT(2*3.14)) * EXP(-0.5*(([.A69]-[.E69])/[.F69])^2)" office:value-type="float" office:value="4.52055971803297E-154" calcext:value-type="float">
            <text:p>4.52055971803297E-154</text:p>
          </table:table-cell>
          <table:table-cell table:formula="of:=1/([.I69]*SQRT(2*3.14)) * EXP(-0.5*(([.A69]-[.H69])/[.I69])^2)" office:value-type="float" office:value="0.000499311097265754" calcext:value-type="float">
            <text:p>0.0004993111</text:p>
          </table:table-cell>
          <table:table-cell/>
          <table:table-cell table:formula="of:=[.J69]*[.O69]" office:value-type="float" office:value="3.02877501108209E-152" calcext:value-type="float">
            <text:p>3.02877501108209E-152</text:p>
          </table:table-cell>
          <table:table-cell table:formula="of:=[.K69]*[.O69]" office:value-type="float" office:value="0.0334538435168055" calcext:value-type="float">
            <text:p>0.0334538435</text:p>
          </table:table-cell>
          <table:table-cell table:formula="of:=[.O68]+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.5982" calcext:value-type="float">
            <text:p>12.5982</text:p>
          </table:table-cell>
          <table:table-cell table:formula="of:=[.C69]+[.B70]" office:value-type="float" office:value="648.022132" calcext:value-type="float">
            <text:p>648.022132</text:p>
          </table:table-cell>
          <table:table-cell/>
          <table:table-cell table:formula="of:=[.E69]" office:value-type="float" office:value="10.2498537821782" calcext:value-type="float">
            <text:p>10.2498537822</text:p>
          </table:table-cell>
          <table:table-cell table:formula="of:=[.F69]" office:value-type="float" office:value="2.14064736058249" calcext:value-type="float">
            <text:p>2.1406473606</text:p>
          </table:table-cell>
          <table:table-cell/>
          <table:table-cell table:formula="of:=[.H69]" office:value-type="float" office:value="485.939306257426" calcext:value-type="float">
            <text:p>485.9393062574</text:p>
          </table:table-cell>
          <table:table-cell table:formula="of:=[.I69]" office:value-type="float" office:value="298.516697107283" calcext:value-type="float">
            <text:p>298.5166971073</text:p>
          </table:table-cell>
          <table:table-cell table:formula="of:=1/([.F70]*SQRT(2*3.14)) * EXP(-0.5*(([.A70]-[.E70])/[.F70])^2)" office:value-type="float" office:value="1.69553348047322E-159" calcext:value-type="float">
            <text:p>1.69553348047322E-159</text:p>
          </table:table-cell>
          <table:table-cell table:formula="of:=1/([.I70]*SQRT(2*3.14)) * EXP(-0.5*(([.A70]-[.H70])/[.I70])^2)" office:value-type="float" office:value="0.000501661198017941" calcext:value-type="float">
            <text:p>0.0005016612</text:p>
          </table:table-cell>
          <table:table-cell/>
          <table:table-cell table:formula="of:=[.J70]*[.O70]" office:value-type="float" office:value="1.15296276672179E-157" calcext:value-type="float">
            <text:p>1.15296276672179E-157</text:p>
          </table:table-cell>
          <table:table-cell table:formula="of:=[.K70]*[.O70]" office:value-type="float" office:value="0.03411296146522" calcext:value-type="float">
            <text:p>0.0341129615</text:p>
          </table:table-cell>
          <table:table-cell table:formula="of:=[.O69]+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.0859" calcext:value-type="float">
            <text:p>12.0859</text:p>
          </table:table-cell>
          <table:table-cell table:formula="of:=[.C70]+[.B71]" office:value-type="float" office:value="660.108032" calcext:value-type="float">
            <text:p>660.108032</text:p>
          </table:table-cell>
          <table:table-cell/>
          <table:table-cell table:formula="of:=[.E70]" office:value-type="float" office:value="10.2498537821782" calcext:value-type="float">
            <text:p>10.2498537822</text:p>
          </table:table-cell>
          <table:table-cell table:formula="of:=[.F70]" office:value-type="float" office:value="2.14064736058249" calcext:value-type="float">
            <text:p>2.1406473606</text:p>
          </table:table-cell>
          <table:table-cell/>
          <table:table-cell table:formula="of:=[.H70]" office:value-type="float" office:value="485.939306257426" calcext:value-type="float">
            <text:p>485.9393062574</text:p>
          </table:table-cell>
          <table:table-cell table:formula="of:=[.I70]" office:value-type="float" office:value="298.516697107283" calcext:value-type="float">
            <text:p>298.5166971073</text:p>
          </table:table-cell>
          <table:table-cell table:formula="of:=1/([.F71]*SQRT(2*3.14)) * EXP(-0.5*(([.A71]-[.E71])/[.F71])^2)" office:value-type="float" office:value="5.11264304930128E-165" calcext:value-type="float">
            <text:p>5.11264304930128E-165</text:p>
          </table:table-cell>
          <table:table-cell table:formula="of:=1/([.I71]*SQRT(2*3.14)) * EXP(-0.5*(([.A71]-[.H71])/[.I71])^2)" office:value-type="float" office:value="0.000504016703948132" calcext:value-type="float">
            <text:p>0.0005040167</text:p>
          </table:table-cell>
          <table:table-cell/>
          <table:table-cell table:formula="of:=[.J71]*[.O71]" office:value-type="float" office:value="3.52772370401788E-163" calcext:value-type="float">
            <text:p>3.52772370401788E-163</text:p>
          </table:table-cell>
          <table:table-cell table:formula="of:=[.K71]*[.O71]" office:value-type="float" office:value="0.0347771525724211" calcext:value-type="float">
            <text:p>0.0347771526</text:p>
          </table:table-cell>
          <table:table-cell table:formula="of:=[.O70]+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.2766" calcext:value-type="float">
            <text:p>12.2766</text:p>
          </table:table-cell>
          <table:table-cell table:formula="of:=[.C71]+[.B72]" office:value-type="float" office:value="672.384632" calcext:value-type="float">
            <text:p>672.384632</text:p>
          </table:table-cell>
          <table:table-cell/>
          <table:table-cell table:formula="of:=[.E71]" office:value-type="float" office:value="10.2498537821782" calcext:value-type="float">
            <text:p>10.2498537822</text:p>
          </table:table-cell>
          <table:table-cell table:formula="of:=[.F71]" office:value-type="float" office:value="2.14064736058249" calcext:value-type="float">
            <text:p>2.1406473606</text:p>
          </table:table-cell>
          <table:table-cell/>
          <table:table-cell table:formula="of:=[.H71]" office:value-type="float" office:value="485.939306257426" calcext:value-type="float">
            <text:p>485.9393062574</text:p>
          </table:table-cell>
          <table:table-cell table:formula="of:=[.I71]" office:value-type="float" office:value="298.516697107283" calcext:value-type="float">
            <text:p>298.5166971073</text:p>
          </table:table-cell>
          <table:table-cell table:formula="of:=1/([.F72]*SQRT(2*3.14)) * EXP(-0.5*(([.A72]-[.E72])/[.F72])^2)" office:value-type="float" office:value="1.23939436910139E-170" calcext:value-type="float">
            <text:p>1.23939436910139E-170</text:p>
          </table:table-cell>
          <table:table-cell table:formula="of:=1/([.I72]*SQRT(2*3.14)) * EXP(-0.5*(([.A72]-[.H72])/[.I72])^2)" office:value-type="float" office:value="0.000506377587445988" calcext:value-type="float">
            <text:p>0.0005063776</text:p>
          </table:table-cell>
          <table:table-cell/>
          <table:table-cell table:formula="of:=[.J72]*[.O72]" office:value-type="float" office:value="8.67576058370975E-169" calcext:value-type="float">
            <text:p>8.67576058370975E-169</text:p>
          </table:table-cell>
          <table:table-cell table:formula="of:=[.K72]*[.O72]" office:value-type="float" office:value="0.0354464311212192" calcext:value-type="float">
            <text:p>0.0354464311</text:p>
          </table:table-cell>
          <table:table-cell table:formula="of:=[.O71]+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.9602" calcext:value-type="float">
            <text:p>11.9602</text:p>
          </table:table-cell>
          <table:table-cell table:formula="of:=[.C72]+[.B73]" office:value-type="float" office:value="684.344832" calcext:value-type="float">
            <text:p>684.344832</text:p>
          </table:table-cell>
          <table:table-cell/>
          <table:table-cell table:formula="of:=[.E72]" office:value-type="float" office:value="10.2498537821782" calcext:value-type="float">
            <text:p>10.2498537822</text:p>
          </table:table-cell>
          <table:table-cell table:formula="of:=[.F72]" office:value-type="float" office:value="2.14064736058249" calcext:value-type="float">
            <text:p>2.1406473606</text:p>
          </table:table-cell>
          <table:table-cell/>
          <table:table-cell table:formula="of:=[.H72]" office:value-type="float" office:value="485.939306257426" calcext:value-type="float">
            <text:p>485.9393062574</text:p>
          </table:table-cell>
          <table:table-cell table:formula="of:=[.I72]" office:value-type="float" office:value="298.516697107283" calcext:value-type="float">
            <text:p>298.5166971073</text:p>
          </table:table-cell>
          <table:table-cell table:formula="of:=1/([.F73]*SQRT(2*3.14)) * EXP(-0.5*(([.A73]-[.E73])/[.F73])^2)" office:value-type="float" office:value="2.41545253844703E-176" calcext:value-type="float">
            <text:p>2.41545253844703E-176</text:p>
          </table:table-cell>
          <table:table-cell table:formula="of:=1/([.I73]*SQRT(2*3.14)) * EXP(-0.5*(([.A73]-[.H73])/[.I73])^2)" office:value-type="float" office:value="0.000508743820590222" calcext:value-type="float">
            <text:p>0.0005087438</text:p>
          </table:table-cell>
          <table:table-cell/>
          <table:table-cell table:formula="of:=[.J73]*[.O73]" office:value-type="float" office:value="1.71497130229739E-174" calcext:value-type="float">
            <text:p>1.71497130229739E-174</text:p>
          </table:table-cell>
          <table:table-cell table:formula="of:=[.K73]*[.O73]" office:value-type="float" office:value="0.0361208112619058" calcext:value-type="float">
            <text:p>0.0361208113</text:p>
          </table:table-cell>
          <table:table-cell table:formula="of:=[.O72]+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.0246" calcext:value-type="float">
            <text:p>12.0246</text:p>
          </table:table-cell>
          <table:table-cell table:formula="of:=[.C73]+[.B74]" office:value-type="float" office:value="696.369432" calcext:value-type="float">
            <text:p>696.369432</text:p>
          </table:table-cell>
          <table:table-cell/>
          <table:table-cell table:formula="of:=[.E73]" office:value-type="float" office:value="10.2498537821782" calcext:value-type="float">
            <text:p>10.2498537822</text:p>
          </table:table-cell>
          <table:table-cell table:formula="of:=[.F73]" office:value-type="float" office:value="2.14064736058249" calcext:value-type="float">
            <text:p>2.1406473606</text:p>
          </table:table-cell>
          <table:table-cell/>
          <table:table-cell table:formula="of:=[.H73]" office:value-type="float" office:value="485.939306257426" calcext:value-type="float">
            <text:p>485.9393062574</text:p>
          </table:table-cell>
          <table:table-cell table:formula="of:=[.I73]" office:value-type="float" office:value="298.516697107283" calcext:value-type="float">
            <text:p>298.5166971073</text:p>
          </table:table-cell>
          <table:table-cell table:formula="of:=1/([.F74]*SQRT(2*3.14)) * EXP(-0.5*(([.A74]-[.E74])/[.F74])^2)" office:value-type="float" office:value="3.78453426449248E-182" calcext:value-type="float">
            <text:p>3.78453426449248E-182</text:p>
          </table:table-cell>
          <table:table-cell table:formula="of:=1/([.I74]*SQRT(2*3.14)) * EXP(-0.5*(([.A74]-[.H74])/[.I74])^2)" office:value-type="float" office:value="0.0005111153751484" calcext:value-type="float">
            <text:p>0.0005111154</text:p>
          </table:table-cell>
          <table:table-cell/>
          <table:table-cell table:formula="of:=[.J74]*[.O74]" office:value-type="float" office:value="2.72486467043458E-180" calcext:value-type="float">
            <text:p>2.72486467043458E-180</text:p>
          </table:table-cell>
          <table:table-cell table:formula="of:=[.K74]*[.O74]" office:value-type="float" office:value="0.0368003070106848" calcext:value-type="float">
            <text:p>0.036800307</text:p>
          </table:table-cell>
          <table:table-cell table:formula="of:=[.O73]+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.2873" calcext:value-type="float">
            <text:p>9.2873</text:p>
          </table:table-cell>
          <table:table-cell table:formula="of:=[.C74]+[.B75]" office:value-type="float" office:value="705.656732" calcext:value-type="float">
            <text:p>705.656732</text:p>
          </table:table-cell>
          <table:table-cell/>
          <table:table-cell table:formula="of:=[.E74]" office:value-type="float" office:value="10.2498537821782" calcext:value-type="float">
            <text:p>10.2498537822</text:p>
          </table:table-cell>
          <table:table-cell table:formula="of:=[.F74]" office:value-type="float" office:value="2.14064736058249" calcext:value-type="float">
            <text:p>2.1406473606</text:p>
          </table:table-cell>
          <table:table-cell/>
          <table:table-cell table:formula="of:=[.H74]" office:value-type="float" office:value="485.939306257426" calcext:value-type="float">
            <text:p>485.9393062574</text:p>
          </table:table-cell>
          <table:table-cell table:formula="of:=[.I74]" office:value-type="float" office:value="298.516697107283" calcext:value-type="float">
            <text:p>298.5166971073</text:p>
          </table:table-cell>
          <table:table-cell table:formula="of:=1/([.F75]*SQRT(2*3.14)) * EXP(-0.5*(([.A75]-[.E75])/[.F75])^2)" office:value-type="float" office:value="4.76706768587707E-188" calcext:value-type="float">
            <text:p>4.76706768587707E-188</text:p>
          </table:table-cell>
          <table:table-cell table:formula="of:=1/([.I75]*SQRT(2*3.14)) * EXP(-0.5*(([.A75]-[.H75])/[.I75])^2)" office:value-type="float" office:value="0.000513492222576758" calcext:value-type="float">
            <text:p>0.0005134922</text:p>
          </table:table-cell>
          <table:table-cell/>
          <table:table-cell table:formula="of:=[.J75]*[.O75]" office:value-type="float" office:value="3.47995941069026E-186" calcext:value-type="float">
            <text:p>3.47995941069026E-186</text:p>
          </table:table-cell>
          <table:table-cell table:formula="of:=[.K75]*[.O75]" office:value-type="float" office:value="0.0374849322481033" calcext:value-type="float">
            <text:p>0.0374849322</text:p>
          </table:table-cell>
          <table:table-cell table:formula="of:=[.O74]+1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.495" calcext:value-type="float">
            <text:p>12.495</text:p>
          </table:table-cell>
          <table:table-cell table:formula="of:=[.C75]+[.B76]" office:value-type="float" office:value="718.151732" calcext:value-type="float">
            <text:p>718.151732</text:p>
          </table:table-cell>
          <table:table-cell/>
          <table:table-cell table:formula="of:=[.E75]" office:value-type="float" office:value="10.2498537821782" calcext:value-type="float">
            <text:p>10.2498537822</text:p>
          </table:table-cell>
          <table:table-cell table:formula="of:=[.F75]" office:value-type="float" office:value="2.14064736058249" calcext:value-type="float">
            <text:p>2.1406473606</text:p>
          </table:table-cell>
          <table:table-cell/>
          <table:table-cell table:formula="of:=[.H75]" office:value-type="float" office:value="485.939306257426" calcext:value-type="float">
            <text:p>485.9393062574</text:p>
          </table:table-cell>
          <table:table-cell table:formula="of:=[.I75]" office:value-type="float" office:value="298.516697107283" calcext:value-type="float">
            <text:p>298.5166971073</text:p>
          </table:table-cell>
          <table:table-cell table:formula="of:=1/([.F76]*SQRT(2*3.14)) * EXP(-0.5*(([.A76]-[.E76])/[.F76])^2)" office:value-type="float" office:value="4.82742059192411E-194" calcext:value-type="float">
            <text:p>4.82742059192411E-194</text:p>
          </table:table-cell>
          <table:table-cell table:formula="of:=1/([.I76]*SQRT(2*3.14)) * EXP(-0.5*(([.A76]-[.H76])/[.I76])^2)" office:value-type="float" office:value="0.000515874334020033" calcext:value-type="float">
            <text:p>0.0005158743</text:p>
          </table:table-cell>
          <table:table-cell/>
          <table:table-cell table:formula="of:=[.J76]*[.O76]" office:value-type="float" office:value="3.57229123802384E-192" calcext:value-type="float">
            <text:p>3.57229123802384E-192</text:p>
          </table:table-cell>
          <table:table-cell table:formula="of:=[.K76]*[.O76]" office:value-type="float" office:value="0.0381747007174824" calcext:value-type="float">
            <text:p>0.0381747007</text:p>
          </table:table-cell>
          <table:table-cell table:formula="of:=[.O75]+1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.5569" calcext:value-type="float">
            <text:p>14.5569</text:p>
          </table:table-cell>
          <table:table-cell table:formula="of:=[.C76]+[.B77]" office:value-type="float" office:value="732.708632" calcext:value-type="float">
            <text:p>732.708632</text:p>
          </table:table-cell>
          <table:table-cell/>
          <table:table-cell table:formula="of:=[.E76]" office:value-type="float" office:value="10.2498537821782" calcext:value-type="float">
            <text:p>10.2498537822</text:p>
          </table:table-cell>
          <table:table-cell table:formula="of:=[.F76]" office:value-type="float" office:value="2.14064736058249" calcext:value-type="float">
            <text:p>2.1406473606</text:p>
          </table:table-cell>
          <table:table-cell/>
          <table:table-cell table:formula="of:=[.H76]" office:value-type="float" office:value="485.939306257426" calcext:value-type="float">
            <text:p>485.9393062574</text:p>
          </table:table-cell>
          <table:table-cell table:formula="of:=[.I76]" office:value-type="float" office:value="298.516697107283" calcext:value-type="float">
            <text:p>298.5166971073</text:p>
          </table:table-cell>
          <table:table-cell table:formula="of:=1/([.F77]*SQRT(2*3.14)) * EXP(-0.5*(([.A77]-[.E77])/[.F77])^2)" office:value-type="float" office:value="3.93010272794432E-200" calcext:value-type="float">
            <text:p>3.93010272794432E-200</text:p>
          </table:table-cell>
          <table:table-cell table:formula="of:=1/([.I77]*SQRT(2*3.14)) * EXP(-0.5*(([.A77]-[.H77])/[.I77])^2)" office:value-type="float" office:value="0.000518261680311314" calcext:value-type="float">
            <text:p>0.0005182617</text:p>
          </table:table-cell>
          <table:table-cell/>
          <table:table-cell table:formula="of:=[.J77]*[.O77]" office:value-type="float" office:value="2.94757704595824E-198" calcext:value-type="float">
            <text:p>2.94757704595824E-198</text:p>
          </table:table-cell>
          <table:table-cell table:formula="of:=[.K77]*[.O77]" office:value-type="float" office:value="0.0388696260233485" calcext:value-type="float">
            <text:p>0.038869626</text:p>
          </table:table-cell>
          <table:table-cell table:formula="of:=[.O76]+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.3279" calcext:value-type="float">
            <text:p>13.3279</text:p>
          </table:table-cell>
          <table:table-cell table:formula="of:=[.C77]+[.B78]" office:value-type="float" office:value="746.036532" calcext:value-type="float">
            <text:p>746.036532</text:p>
          </table:table-cell>
          <table:table-cell/>
          <table:table-cell table:formula="of:=[.E77]" office:value-type="float" office:value="10.2498537821782" calcext:value-type="float">
            <text:p>10.2498537822</text:p>
          </table:table-cell>
          <table:table-cell table:formula="of:=[.F77]" office:value-type="float" office:value="2.14064736058249" calcext:value-type="float">
            <text:p>2.1406473606</text:p>
          </table:table-cell>
          <table:table-cell/>
          <table:table-cell table:formula="of:=[.H77]" office:value-type="float" office:value="485.939306257426" calcext:value-type="float">
            <text:p>485.9393062574</text:p>
          </table:table-cell>
          <table:table-cell table:formula="of:=[.I77]" office:value-type="float" office:value="298.516697107283" calcext:value-type="float">
            <text:p>298.5166971073</text:p>
          </table:table-cell>
          <table:table-cell table:formula="of:=1/([.F78]*SQRT(2*3.14)) * EXP(-0.5*(([.A78]-[.E78])/[.F78])^2)" office:value-type="float" office:value="2.5722762611576E-206" calcext:value-type="float">
            <text:p>2.5722762611576E-206</text:p>
          </table:table-cell>
          <table:table-cell table:formula="of:=1/([.I78]*SQRT(2*3.14)) * EXP(-0.5*(([.A78]-[.H78])/[.I78])^2)" office:value-type="float" office:value="0.000520654231971908" calcext:value-type="float">
            <text:p>0.0005206542</text:p>
          </table:table-cell>
          <table:table-cell/>
          <table:table-cell table:formula="of:=[.J78]*[.O78]" office:value-type="float" office:value="1.95492995847978E-204" calcext:value-type="float">
            <text:p>1.95492995847978E-204</text:p>
          </table:table-cell>
          <table:table-cell table:formula="of:=[.K78]*[.O78]" office:value-type="float" office:value="0.039569721629865" calcext:value-type="float">
            <text:p>0.0395697216</text:p>
          </table:table-cell>
          <table:table-cell table:formula="of:=[.O77]+1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.9464" calcext:value-type="float">
            <text:p>8.9464</text:p>
          </table:table-cell>
          <table:table-cell table:formula="of:=[.C78]+[.B79]" office:value-type="float" office:value="754.982932" calcext:value-type="float">
            <text:p>754.982932</text:p>
          </table:table-cell>
          <table:table-cell/>
          <table:table-cell table:formula="of:=[.E78]" office:value-type="float" office:value="10.2498537821782" calcext:value-type="float">
            <text:p>10.2498537822</text:p>
          </table:table-cell>
          <table:table-cell table:formula="of:=[.F78]" office:value-type="float" office:value="2.14064736058249" calcext:value-type="float">
            <text:p>2.1406473606</text:p>
          </table:table-cell>
          <table:table-cell/>
          <table:table-cell table:formula="of:=[.H78]" office:value-type="float" office:value="485.939306257426" calcext:value-type="float">
            <text:p>485.9393062574</text:p>
          </table:table-cell>
          <table:table-cell table:formula="of:=[.I78]" office:value-type="float" office:value="298.516697107283" calcext:value-type="float">
            <text:p>298.5166971073</text:p>
          </table:table-cell>
          <table:table-cell table:formula="of:=1/([.F79]*SQRT(2*3.14)) * EXP(-0.5*(([.A79]-[.E79])/[.F79])^2)" office:value-type="float" office:value="1.35349376850715E-212" calcext:value-type="float">
            <text:p>1.35349376850715E-212</text:p>
          </table:table-cell>
          <table:table-cell table:formula="of:=1/([.I79]*SQRT(2*3.14)) * EXP(-0.5*(([.A79]-[.H79])/[.I79])^2)" office:value-type="float" office:value="0.000523051959211223" calcext:value-type="float">
            <text:p>0.000523052</text:p>
          </table:table-cell>
          <table:table-cell/>
          <table:table-cell table:formula="of:=[.J79]*[.O79]" office:value-type="float" office:value="1.0421902017505E-210" calcext:value-type="float">
            <text:p>1.0421902017505E-210</text:p>
          </table:table-cell>
          <table:table-cell table:formula="of:=[.K79]*[.O79]" office:value-type="float" office:value="0.0402750008592642" calcext:value-type="float">
            <text:p>0.0402750009</text:p>
          </table:table-cell>
          <table:table-cell table:formula="of:=[.O78]+1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.7824" calcext:value-type="float">
            <text:p>14.7824</text:p>
          </table:table-cell>
          <table:table-cell table:formula="of:=[.C79]+[.B80]" office:value-type="float" office:value="769.765332" calcext:value-type="float">
            <text:p>769.765332</text:p>
          </table:table-cell>
          <table:table-cell/>
          <table:table-cell table:formula="of:=[.E79]" office:value-type="float" office:value="10.2498537821782" calcext:value-type="float">
            <text:p>10.2498537822</text:p>
          </table:table-cell>
          <table:table-cell table:formula="of:=[.F79]" office:value-type="float" office:value="2.14064736058249" calcext:value-type="float">
            <text:p>2.1406473606</text:p>
          </table:table-cell>
          <table:table-cell/>
          <table:table-cell table:formula="of:=[.H79]" office:value-type="float" office:value="485.939306257426" calcext:value-type="float">
            <text:p>485.9393062574</text:p>
          </table:table-cell>
          <table:table-cell table:formula="of:=[.I79]" office:value-type="float" office:value="298.516697107283" calcext:value-type="float">
            <text:p>298.5166971073</text:p>
          </table:table-cell>
          <table:table-cell table:formula="of:=1/([.F80]*SQRT(2*3.14)) * EXP(-0.5*(([.A80]-[.E80])/[.F80])^2)" office:value-type="float" office:value="5.72558484922887E-219" calcext:value-type="float">
            <text:p>5.72558484922887E-219</text:p>
          </table:table-cell>
          <table:table-cell table:formula="of:=1/([.I80]*SQRT(2*3.14)) * EXP(-0.5*(([.A80]-[.H80])/[.I80])^2)" office:value-type="float" office:value="0.000525454831926671" calcext:value-type="float">
            <text:p>0.0005254548</text:p>
          </table:table-cell>
          <table:table-cell/>
          <table:table-cell table:formula="of:=[.J80]*[.O80]" office:value-type="float" office:value="4.46595618239852E-217" calcext:value-type="float">
            <text:p>4.46595618239852E-217</text:p>
          </table:table-cell>
          <table:table-cell table:formula="of:=[.K80]*[.O80]" office:value-type="float" office:value="0.0409854768902803" calcext:value-type="float">
            <text:p>0.0409854769</text:p>
          </table:table-cell>
          <table:table-cell table:formula="of:=[.O79]+1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.8969" calcext:value-type="float">
            <text:p>14.8969</text:p>
          </table:table-cell>
          <table:table-cell table:formula="of:=[.C80]+[.B81]" office:value-type="float" office:value="784.662232" calcext:value-type="float">
            <text:p>784.662232</text:p>
          </table:table-cell>
          <table:table-cell/>
          <table:table-cell table:formula="of:=[.E80]" office:value-type="float" office:value="10.2498537821782" calcext:value-type="float">
            <text:p>10.2498537822</text:p>
          </table:table-cell>
          <table:table-cell table:formula="of:=[.F80]" office:value-type="float" office:value="2.14064736058249" calcext:value-type="float">
            <text:p>2.1406473606</text:p>
          </table:table-cell>
          <table:table-cell/>
          <table:table-cell table:formula="of:=[.H80]" office:value-type="float" office:value="485.939306257426" calcext:value-type="float">
            <text:p>485.9393062574</text:p>
          </table:table-cell>
          <table:table-cell table:formula="of:=[.I80]" office:value-type="float" office:value="298.516697107283" calcext:value-type="float">
            <text:p>298.5166971073</text:p>
          </table:table-cell>
          <table:table-cell table:formula="of:=1/([.F81]*SQRT(2*3.14)) * EXP(-0.5*(([.A81]-[.E81])/[.F81])^2)" office:value-type="float" office:value="1.94719027968248E-225" calcext:value-type="float">
            <text:p>1.94719027968248E-225</text:p>
          </table:table-cell>
          <table:table-cell table:formula="of:=1/([.I81]*SQRT(2*3.14)) * EXP(-0.5*(([.A81]-[.H81])/[.I81])^2)" office:value-type="float" office:value="0.000527862819703581" calcext:value-type="float">
            <text:p>0.0005278628</text:p>
          </table:table-cell>
          <table:table-cell/>
          <table:table-cell table:formula="of:=[.J81]*[.O81]" office:value-type="float" office:value="1.53828032094916E-223" calcext:value-type="float">
            <text:p>1.53828032094916E-223</text:p>
          </table:table-cell>
          <table:table-cell table:formula="of:=[.K81]*[.O81]" office:value-type="float" office:value="0.0417011627565829" calcext:value-type="float">
            <text:p>0.0417011628</text:p>
          </table:table-cell>
          <table:table-cell table:formula="of:=[.O80]+1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1399" calcext:value-type="float">
            <text:p>12.1399</text:p>
          </table:table-cell>
          <table:table-cell table:formula="of:=[.C81]+[.B82]" office:value-type="float" office:value="796.802132" calcext:value-type="float">
            <text:p>796.802132</text:p>
          </table:table-cell>
          <table:table-cell/>
          <table:table-cell table:formula="of:=[.E81]" office:value-type="float" office:value="10.2498537821782" calcext:value-type="float">
            <text:p>10.2498537822</text:p>
          </table:table-cell>
          <table:table-cell table:formula="of:=[.F81]" office:value-type="float" office:value="2.14064736058249" calcext:value-type="float">
            <text:p>2.1406473606</text:p>
          </table:table-cell>
          <table:table-cell/>
          <table:table-cell table:formula="of:=[.H81]" office:value-type="float" office:value="485.939306257426" calcext:value-type="float">
            <text:p>485.9393062574</text:p>
          </table:table-cell>
          <table:table-cell table:formula="of:=[.I81]" office:value-type="float" office:value="298.516697107283" calcext:value-type="float">
            <text:p>298.5166971073</text:p>
          </table:table-cell>
          <table:table-cell table:formula="of:=1/([.F82]*SQRT(2*3.14)) * EXP(-0.5*(([.A82]-[.E82])/[.F82])^2)" office:value-type="float" office:value="5.32380174607786E-232" calcext:value-type="float">
            <text:p>5.32380174607786E-232</text:p>
          </table:table-cell>
          <table:table-cell table:formula="of:=1/([.I82]*SQRT(2*3.14)) * EXP(-0.5*(([.A82]-[.H82])/[.I82])^2)" office:value-type="float" office:value="0.000530275891815138" calcext:value-type="float">
            <text:p>0.0005302759</text:p>
          </table:table-cell>
          <table:table-cell/>
          <table:table-cell table:formula="of:=[.J82]*[.O82]" office:value-type="float" office:value="4.25904139686229E-230" calcext:value-type="float">
            <text:p>4.25904139686229E-230</text:p>
          </table:table-cell>
          <table:table-cell table:formula="of:=[.K82]*[.O82]" office:value-type="float" office:value="0.042422071345211" calcext:value-type="float">
            <text:p>0.0424220713</text:p>
          </table:table-cell>
          <table:table-cell table:formula="of:=[.O81]+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.7981" calcext:value-type="float">
            <text:p>9.7981</text:p>
          </table:table-cell>
          <table:table-cell table:formula="of:=[.C82]+[.B83]" office:value-type="float" office:value="806.600232" calcext:value-type="float">
            <text:p>806.600232</text:p>
          </table:table-cell>
          <table:table-cell/>
          <table:table-cell table:formula="of:=[.E82]" office:value-type="float" office:value="10.2498537821782" calcext:value-type="float">
            <text:p>10.2498537822</text:p>
          </table:table-cell>
          <table:table-cell table:formula="of:=[.F82]" office:value-type="float" office:value="2.14064736058249" calcext:value-type="float">
            <text:p>2.1406473606</text:p>
          </table:table-cell>
          <table:table-cell/>
          <table:table-cell table:formula="of:=[.H82]" office:value-type="float" office:value="485.939306257426" calcext:value-type="float">
            <text:p>485.9393062574</text:p>
          </table:table-cell>
          <table:table-cell table:formula="of:=[.I82]" office:value-type="float" office:value="298.516697107283" calcext:value-type="float">
            <text:p>298.5166971073</text:p>
          </table:table-cell>
          <table:table-cell table:formula="of:=1/([.F83]*SQRT(2*3.14)) * EXP(-0.5*(([.A83]-[.E83])/[.F83])^2)" office:value-type="float" office:value="1.17020055379141E-238" calcext:value-type="float">
            <text:p>1.17020055379141E-238</text:p>
          </table:table-cell>
          <table:table-cell table:formula="of:=1/([.I83]*SQRT(2*3.14)) * EXP(-0.5*(([.A83]-[.H83])/[.I83])^2)" office:value-type="float" office:value="0.000532694017222332" calcext:value-type="float">
            <text:p>0.000532694</text:p>
          </table:table-cell>
          <table:table-cell/>
          <table:table-cell table:formula="of:=[.J83]*[.O83]" office:value-type="float" office:value="9.47862448571045E-237" calcext:value-type="float">
            <text:p>9.47862448571045E-237</text:p>
          </table:table-cell>
          <table:table-cell table:formula="of:=[.K83]*[.O83]" office:value-type="float" office:value="0.0431482153950089" calcext:value-type="float">
            <text:p>0.0431482154</text:p>
          </table:table-cell>
          <table:table-cell table:formula="of:=[.O82]+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.0907" calcext:value-type="float">
            <text:p>12.0907</text:p>
          </table:table-cell>
          <table:table-cell table:formula="of:=[.C83]+[.B84]" office:value-type="float" office:value="818.690932" calcext:value-type="float">
            <text:p>818.690932</text:p>
          </table:table-cell>
          <table:table-cell/>
          <table:table-cell table:formula="of:=[.E83]" office:value-type="float" office:value="10.2498537821782" calcext:value-type="float">
            <text:p>10.2498537822</text:p>
          </table:table-cell>
          <table:table-cell table:formula="of:=[.F83]" office:value-type="float" office:value="2.14064736058249" calcext:value-type="float">
            <text:p>2.1406473606</text:p>
          </table:table-cell>
          <table:table-cell/>
          <table:table-cell table:formula="of:=[.H83]" office:value-type="float" office:value="485.939306257426" calcext:value-type="float">
            <text:p>485.9393062574</text:p>
          </table:table-cell>
          <table:table-cell table:formula="of:=[.I83]" office:value-type="float" office:value="298.516697107283" calcext:value-type="float">
            <text:p>298.5166971073</text:p>
          </table:table-cell>
          <table:table-cell table:formula="of:=1/([.F84]*SQRT(2*3.14)) * EXP(-0.5*(([.A84]-[.E84])/[.F84])^2)" office:value-type="float" office:value="2.06787207188519E-245" calcext:value-type="float">
            <text:p>2.06787207188519E-245</text:p>
          </table:table-cell>
          <table:table-cell table:formula="of:=1/([.I84]*SQRT(2*3.14)) * EXP(-0.5*(([.A84]-[.H84])/[.I84])^2)" office:value-type="float" office:value="0.000535117164573928" calcext:value-type="float">
            <text:p>0.0005351172</text:p>
          </table:table-cell>
          <table:table-cell/>
          <table:table-cell table:formula="of:=[.J84]*[.O84]" office:value-type="float" office:value="1.69565509894585E-243" calcext:value-type="float">
            <text:p>1.69565509894585E-243</text:p>
          </table:table-cell>
          <table:table-cell table:formula="of:=[.K84]*[.O84]" office:value-type="float" office:value="0.0438796074950621" calcext:value-type="float">
            <text:p>0.0438796075</text:p>
          </table:table-cell>
          <table:table-cell table:formula="of:=[.O83]+1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.0977" calcext:value-type="float">
            <text:p>13.0977</text:p>
          </table:table-cell>
          <table:table-cell table:formula="of:=[.C84]+[.B85]" office:value-type="float" office:value="831.788632" calcext:value-type="float">
            <text:p>831.788632</text:p>
          </table:table-cell>
          <table:table-cell/>
          <table:table-cell table:formula="of:=[.E84]" office:value-type="float" office:value="10.2498537821782" calcext:value-type="float">
            <text:p>10.2498537822</text:p>
          </table:table-cell>
          <table:table-cell table:formula="of:=[.F84]" office:value-type="float" office:value="2.14064736058249" calcext:value-type="float">
            <text:p>2.1406473606</text:p>
          </table:table-cell>
          <table:table-cell/>
          <table:table-cell table:formula="of:=[.H84]" office:value-type="float" office:value="485.939306257426" calcext:value-type="float">
            <text:p>485.9393062574</text:p>
          </table:table-cell>
          <table:table-cell table:formula="of:=[.I84]" office:value-type="float" office:value="298.516697107283" calcext:value-type="float">
            <text:p>298.5166971073</text:p>
          </table:table-cell>
          <table:table-cell table:formula="of:=1/([.F85]*SQRT(2*3.14)) * EXP(-0.5*(([.A85]-[.E85])/[.F85])^2)" office:value-type="float" office:value="2.93773068674572E-252" calcext:value-type="float">
            <text:p>2.93773068674572E-252</text:p>
          </table:table-cell>
          <table:table-cell table:formula="of:=1/([.I85]*SQRT(2*3.14)) * EXP(-0.5*(([.A85]-[.H85])/[.I85])^2)" office:value-type="float" office:value="0.000537545302206456" calcext:value-type="float">
            <text:p>0.0005375453</text:p>
          </table:table-cell>
          <table:table-cell/>
          <table:table-cell table:formula="of:=[.J85]*[.O85]" office:value-type="float" office:value="2.43831646999894E-250" calcext:value-type="float">
            <text:p>2.43831646999894E-250</text:p>
          </table:table-cell>
          <table:table-cell table:formula="of:=[.K85]*[.O85]" office:value-type="float" office:value="0.0446162600831358" calcext:value-type="float">
            <text:p>0.0446162601</text:p>
          </table:table-cell>
          <table:table-cell table:formula="of:=[.O84]+1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.368" calcext:value-type="float">
            <text:p>13.368</text:p>
          </table:table-cell>
          <table:table-cell table:formula="of:=[.C85]+[.B86]" office:value-type="float" office:value="845.156632" calcext:value-type="float">
            <text:p>845.156632</text:p>
          </table:table-cell>
          <table:table-cell/>
          <table:table-cell table:formula="of:=[.E85]" office:value-type="float" office:value="10.2498537821782" calcext:value-type="float">
            <text:p>10.2498537822</text:p>
          </table:table-cell>
          <table:table-cell table:formula="of:=[.F85]" office:value-type="float" office:value="2.14064736058249" calcext:value-type="float">
            <text:p>2.1406473606</text:p>
          </table:table-cell>
          <table:table-cell/>
          <table:table-cell table:formula="of:=[.H85]" office:value-type="float" office:value="485.939306257426" calcext:value-type="float">
            <text:p>485.9393062574</text:p>
          </table:table-cell>
          <table:table-cell table:formula="of:=[.I85]" office:value-type="float" office:value="298.516697107283" calcext:value-type="float">
            <text:p>298.5166971073</text:p>
          </table:table-cell>
          <table:table-cell table:formula="of:=1/([.F86]*SQRT(2*3.14)) * EXP(-0.5*(([.A86]-[.E86])/[.F86])^2)" office:value-type="float" office:value="3.35525270644302E-259" calcext:value-type="float">
            <text:p>3.35525270644302E-259</text:p>
          </table:table-cell>
          <table:table-cell table:formula="of:=1/([.I86]*SQRT(2*3.14)) * EXP(-0.5*(([.A86]-[.H86])/[.I86])^2)" office:value-type="float" office:value="0.000539978398144208" calcext:value-type="float">
            <text:p>0.0005399784</text:p>
          </table:table-cell>
          <table:table-cell/>
          <table:table-cell table:formula="of:=[.J86]*[.O86]" office:value-type="float" office:value="2.81841227341214E-257" calcext:value-type="float">
            <text:p>2.81841227341214E-257</text:p>
          </table:table-cell>
          <table:table-cell table:formula="of:=[.K86]*[.O86]" office:value-type="float" office:value="0.0453581854441134" calcext:value-type="float">
            <text:p>0.0453581854</text:p>
          </table:table-cell>
          <table:table-cell table:formula="of:=[.O85]+1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.7206" calcext:value-type="float">
            <text:p>12.7206</text:p>
          </table:table-cell>
          <table:table-cell table:formula="of:=[.C86]+[.B87]" office:value-type="float" office:value="857.877232" calcext:value-type="float">
            <text:p>857.877232</text:p>
          </table:table-cell>
          <table:table-cell/>
          <table:table-cell table:formula="of:=[.E86]" office:value-type="float" office:value="10.2498537821782" calcext:value-type="float">
            <text:p>10.2498537822</text:p>
          </table:table-cell>
          <table:table-cell table:formula="of:=[.F86]" office:value-type="float" office:value="2.14064736058249" calcext:value-type="float">
            <text:p>2.1406473606</text:p>
          </table:table-cell>
          <table:table-cell/>
          <table:table-cell table:formula="of:=[.H86]" office:value-type="float" office:value="485.939306257426" calcext:value-type="float">
            <text:p>485.9393062574</text:p>
          </table:table-cell>
          <table:table-cell table:formula="of:=[.I86]" office:value-type="float" office:value="298.516697107283" calcext:value-type="float">
            <text:p>298.5166971073</text:p>
          </table:table-cell>
          <table:table-cell table:formula="of:=1/([.F87]*SQRT(2*3.14)) * EXP(-0.5*(([.A87]-[.E87])/[.F87])^2)" office:value-type="float" office:value="3.08079949494504E-266" calcext:value-type="float">
            <text:p>3.08079949494504E-266</text:p>
          </table:table-cell>
          <table:table-cell table:formula="of:=1/([.I87]*SQRT(2*3.14)) * EXP(-0.5*(([.A87]-[.H87])/[.I87])^2)" office:value-type="float" office:value="0.000542416420099266" calcext:value-type="float">
            <text:p>0.0005424164</text:p>
          </table:table-cell>
          <table:table-cell/>
          <table:table-cell table:formula="of:=[.J87]*[.O87]" office:value-type="float" office:value="2.61867957070329E-264" calcext:value-type="float">
            <text:p>2.61867957070329E-264</text:p>
          </table:table-cell>
          <table:table-cell table:formula="of:=[.K87]*[.O87]" office:value-type="float" office:value="0.0461053957084376" calcext:value-type="float">
            <text:p>0.0461053957</text:p>
          </table:table-cell>
          <table:table-cell table:formula="of:=[.O86]+1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.192" calcext:value-type="float">
            <text:p>14.192</text:p>
          </table:table-cell>
          <table:table-cell table:formula="of:=[.C87]+[.B88]" office:value-type="float" office:value="872.069232" calcext:value-type="float">
            <text:p>872.069232</text:p>
          </table:table-cell>
          <table:table-cell/>
          <table:table-cell table:formula="of:=[.E87]" office:value-type="float" office:value="10.2498537821782" calcext:value-type="float">
            <text:p>10.2498537822</text:p>
          </table:table-cell>
          <table:table-cell table:formula="of:=[.F87]" office:value-type="float" office:value="2.14064736058249" calcext:value-type="float">
            <text:p>2.1406473606</text:p>
          </table:table-cell>
          <table:table-cell/>
          <table:table-cell table:formula="of:=[.H87]" office:value-type="float" office:value="485.939306257426" calcext:value-type="float">
            <text:p>485.9393062574</text:p>
          </table:table-cell>
          <table:table-cell table:formula="of:=[.I87]" office:value-type="float" office:value="298.516697107283" calcext:value-type="float">
            <text:p>298.5166971073</text:p>
          </table:table-cell>
          <table:table-cell table:formula="of:=1/([.F88]*SQRT(2*3.14)) * EXP(-0.5*(([.A88]-[.E88])/[.F88])^2)" office:value-type="float" office:value="2.27418911754311E-273" calcext:value-type="float">
            <text:p>2.27418911754311E-273</text:p>
          </table:table-cell>
          <table:table-cell table:formula="of:=1/([.I88]*SQRT(2*3.14)) * EXP(-0.5*(([.A88]-[.H88])/[.I88])^2)" office:value-type="float" office:value="0.000544859335471541" calcext:value-type="float">
            <text:p>0.0005448593</text:p>
          </table:table-cell>
          <table:table-cell/>
          <table:table-cell table:formula="of:=[.J88]*[.O88]" office:value-type="float" office:value="1.95580264108708E-271" calcext:value-type="float">
            <text:p>1.95580264108708E-271</text:p>
          </table:table-cell>
          <table:table-cell table:formula="of:=[.K88]*[.O88]" office:value-type="float" office:value="0.0468579028505525" calcext:value-type="float">
            <text:p>0.0468579029</text:p>
          </table:table-cell>
          <table:table-cell table:formula="of:=[.O87]+1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.3704" calcext:value-type="float">
            <text:p>11.3704</text:p>
          </table:table-cell>
          <table:table-cell table:formula="of:=[.C88]+[.B89]" office:value-type="float" office:value="883.439632" calcext:value-type="float">
            <text:p>883.439632</text:p>
          </table:table-cell>
          <table:table-cell/>
          <table:table-cell table:formula="of:=[.E88]" office:value-type="float" office:value="10.2498537821782" calcext:value-type="float">
            <text:p>10.2498537822</text:p>
          </table:table-cell>
          <table:table-cell table:formula="of:=[.F88]" office:value-type="float" office:value="2.14064736058249" calcext:value-type="float">
            <text:p>2.1406473606</text:p>
          </table:table-cell>
          <table:table-cell/>
          <table:table-cell table:formula="of:=[.H88]" office:value-type="float" office:value="485.939306257426" calcext:value-type="float">
            <text:p>485.9393062574</text:p>
          </table:table-cell>
          <table:table-cell table:formula="of:=[.I88]" office:value-type="float" office:value="298.516697107283" calcext:value-type="float">
            <text:p>298.5166971073</text:p>
          </table:table-cell>
          <table:table-cell table:formula="of:=1/([.F89]*SQRT(2*3.14)) * EXP(-0.5*(([.A89]-[.E89])/[.F89])^2)" office:value-type="float" office:value="1.34962981296546E-280" calcext:value-type="float">
            <text:p>1.34962981296546E-280</text:p>
          </table:table-cell>
          <table:table-cell table:formula="of:=1/([.I89]*SQRT(2*3.14)) * EXP(-0.5*(([.A89]-[.H89])/[.I89])^2)" office:value-type="float" office:value="0.000547307111348826" calcext:value-type="float">
            <text:p>0.0005473071</text:p>
          </table:table-cell>
          <table:table-cell/>
          <table:table-cell table:formula="of:=[.J89]*[.O89]" office:value-type="float" office:value="1.17417793727995E-278" calcext:value-type="float">
            <text:p>1.17417793727995E-278</text:p>
          </table:table-cell>
          <table:table-cell table:formula="of:=[.K89]*[.O89]" office:value-type="float" office:value="0.0476157186873478" calcext:value-type="float">
            <text:p>0.0476157187</text:p>
          </table:table-cell>
          <table:table-cell table:formula="of:=[.O88]+1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.2021" calcext:value-type="float">
            <text:p>12.2021</text:p>
          </table:table-cell>
          <table:table-cell table:formula="of:=[.C89]+[.B90]" office:value-type="float" office:value="895.641732" calcext:value-type="float">
            <text:p>895.641732</text:p>
          </table:table-cell>
          <table:table-cell/>
          <table:table-cell table:formula="of:=[.E89]" office:value-type="float" office:value="10.2498537821782" calcext:value-type="float">
            <text:p>10.2498537822</text:p>
          </table:table-cell>
          <table:table-cell table:formula="of:=[.F89]" office:value-type="float" office:value="2.14064736058249" calcext:value-type="float">
            <text:p>2.1406473606</text:p>
          </table:table-cell>
          <table:table-cell/>
          <table:table-cell table:formula="of:=[.H89]" office:value-type="float" office:value="485.939306257426" calcext:value-type="float">
            <text:p>485.9393062574</text:p>
          </table:table-cell>
          <table:table-cell table:formula="of:=[.I89]" office:value-type="float" office:value="298.516697107283" calcext:value-type="float">
            <text:p>298.5166971073</text:p>
          </table:table-cell>
          <table:table-cell table:formula="of:=1/([.F90]*SQRT(2*3.14)) * EXP(-0.5*(([.A90]-[.E90])/[.F90])^2)" office:value-type="float" office:value="6.43913740751296E-288" calcext:value-type="float">
            <text:p>6.43913740751296E-288</text:p>
          </table:table-cell>
          <table:table-cell table:formula="of:=1/([.I90]*SQRT(2*3.14)) * EXP(-0.5*(([.A90]-[.H90])/[.I90])^2)" office:value-type="float" office:value="0.000549759714506874" calcext:value-type="float">
            <text:p>0.0005497597</text:p>
          </table:table-cell>
          <table:table-cell/>
          <table:table-cell table:formula="of:=[.J90]*[.O90]" office:value-type="float" office:value="5.66644091861141E-286" calcext:value-type="float">
            <text:p>5.66644091861141E-286</text:p>
          </table:table-cell>
          <table:table-cell table:formula="of:=[.K90]*[.O90]" office:value-type="float" office:value="0.0483788548766049" calcext:value-type="float">
            <text:p>0.0483788549</text:p>
          </table:table-cell>
          <table:table-cell table:formula="of:=[.O89]+1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.2793" calcext:value-type="float">
            <text:p>12.2793</text:p>
          </table:table-cell>
          <table:table-cell table:formula="of:=[.C90]+[.B91]" office:value-type="float" office:value="907.921032" calcext:value-type="float">
            <text:p>907.921032</text:p>
          </table:table-cell>
          <table:table-cell/>
          <table:table-cell table:formula="of:=[.E90]" office:value-type="float" office:value="10.2498537821782" calcext:value-type="float">
            <text:p>10.2498537822</text:p>
          </table:table-cell>
          <table:table-cell table:formula="of:=[.F90]" office:value-type="float" office:value="2.14064736058249" calcext:value-type="float">
            <text:p>2.1406473606</text:p>
          </table:table-cell>
          <table:table-cell/>
          <table:table-cell table:formula="of:=[.H90]" office:value-type="float" office:value="485.939306257426" calcext:value-type="float">
            <text:p>485.9393062574</text:p>
          </table:table-cell>
          <table:table-cell table:formula="of:=[.I90]" office:value-type="float" office:value="298.516697107283" calcext:value-type="float">
            <text:p>298.5166971073</text:p>
          </table:table-cell>
          <table:table-cell table:formula="of:=1/([.F91]*SQRT(2*3.14)) * EXP(-0.5*(([.A91]-[.E91])/[.F91])^2)" office:value-type="float" office:value="2.46982206350749E-295" calcext:value-type="float">
            <text:p>2.46982206350749E-295</text:p>
          </table:table-cell>
          <table:table-cell table:formula="of:=1/([.I91]*SQRT(2*3.14)) * EXP(-0.5*(([.A91]-[.H91])/[.I91])^2)" office:value-type="float" office:value="0.000552217111409491" calcext:value-type="float">
            <text:p>0.0005522171</text:p>
          </table:table-cell>
          <table:table-cell/>
          <table:table-cell table:formula="of:=[.J91]*[.O91]" office:value-type="float" office:value="2.19814163652167E-293" calcext:value-type="float">
            <text:p>2.19814163652167E-293</text:p>
          </table:table-cell>
          <table:table-cell table:formula="of:=[.K91]*[.O91]" office:value-type="float" office:value="0.0491473229154447" calcext:value-type="float">
            <text:p>0.0491473229</text:p>
          </table:table-cell>
          <table:table-cell table:formula="of:=[.O90]+1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.3667" calcext:value-type="float">
            <text:p>11.3667</text:p>
          </table:table-cell>
          <table:table-cell table:formula="of:=[.C91]+[.B92]" office:value-type="float" office:value="919.287732" calcext:value-type="float">
            <text:p>919.287732</text:p>
          </table:table-cell>
          <table:table-cell/>
          <table:table-cell table:formula="of:=[.E91]" office:value-type="float" office:value="10.2498537821782" calcext:value-type="float">
            <text:p>10.2498537822</text:p>
          </table:table-cell>
          <table:table-cell table:formula="of:=[.F91]" office:value-type="float" office:value="2.14064736058249" calcext:value-type="float">
            <text:p>2.1406473606</text:p>
          </table:table-cell>
          <table:table-cell/>
          <table:table-cell table:formula="of:=[.H91]" office:value-type="float" office:value="485.939306257426" calcext:value-type="float">
            <text:p>485.9393062574</text:p>
          </table:table-cell>
          <table:table-cell table:formula="of:=[.I91]" office:value-type="float" office:value="298.516697107283" calcext:value-type="float">
            <text:p>298.5166971073</text:p>
          </table:table-cell>
          <table:table-cell table:formula="of:=1/([.F92]*SQRT(2*3.14)) * EXP(-0.5*(([.A92]-[.E92])/[.F92])^2)" office:value-type="float" office:value="7.61602888775717E-303" calcext:value-type="float">
            <text:p>7.61602888775717E-303</text:p>
          </table:table-cell>
          <table:table-cell table:formula="of:=1/([.I92]*SQRT(2*3.14)) * EXP(-0.5*(([.A92]-[.H92])/[.I92])^2)" office:value-type="float" office:value="0.000554679268208647" calcext:value-type="float">
            <text:p>0.0005546793</text:p>
          </table:table-cell>
          <table:table-cell/>
          <table:table-cell table:formula="of:=[.J92]*[.O92]" office:value-type="float" office:value="6.85442599898146E-301" calcext:value-type="float">
            <text:p>6.85442599898146E-301</text:p>
          </table:table-cell>
          <table:table-cell table:formula="of:=[.K92]*[.O92]" office:value-type="float" office:value="0.0499211341387783" calcext:value-type="float">
            <text:p>0.0499211341</text:p>
          </table:table-cell>
          <table:table-cell table:formula="of:=[.O91]+1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.3923" calcext:value-type="float">
            <text:p>11.3923</text:p>
          </table:table-cell>
          <table:table-cell table:formula="of:=[.C92]+[.B93]" office:value-type="float" office:value="930.680032" calcext:value-type="float">
            <text:p>930.680032</text:p>
          </table:table-cell>
          <table:table-cell/>
          <table:table-cell table:formula="of:=[.E92]" office:value-type="float" office:value="10.2498537821782" calcext:value-type="float">
            <text:p>10.2498537822</text:p>
          </table:table-cell>
          <table:table-cell table:formula="of:=[.F92]" office:value-type="float" office:value="2.14064736058249" calcext:value-type="float">
            <text:p>2.1406473606</text:p>
          </table:table-cell>
          <table:table-cell/>
          <table:table-cell table:formula="of:=[.H92]" office:value-type="float" office:value="485.939306257426" calcext:value-type="float">
            <text:p>485.9393062574</text:p>
          </table:table-cell>
          <table:table-cell table:formula="of:=[.I92]" office:value-type="float" office:value="298.516697107283" calcext:value-type="float">
            <text:p>298.5166971073</text:p>
          </table:table-cell>
          <table:table-cell table:formula="of:=1/([.F93]*SQRT(2*3.14)) * EXP(-0.5*(([.A93]-[.E93])/[.F93])^2)" office:value-type="float" office:value="1.88806283201546E-310" calcext:value-type="float">
            <text:p>1.88806283201546E-310</text:p>
          </table:table-cell>
          <table:table-cell table:formula="of:=1/([.I93]*SQRT(2*3.14)) * EXP(-0.5*(([.A93]-[.H93])/[.I93])^2)" office:value-type="float" office:value="0.000557146150744603" calcext:value-type="float">
            <text:p>0.0005571462</text:p>
          </table:table-cell>
          <table:table-cell/>
          <table:table-cell table:formula="of:=[.J93]*[.O93]" office:value-type="float" office:value="1.71813717713406E-308" calcext:value-type="float">
            <text:p>1.71813717713406E-308</text:p>
          </table:table-cell>
          <table:table-cell table:formula="of:=[.K93]*[.O93]" office:value-type="float" office:value="0.0507002997177589" calcext:value-type="float">
            <text:p>0.0507002997</text:p>
          </table:table-cell>
          <table:table-cell table:formula="of:=[.O92]+1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.4113" calcext:value-type="float">
            <text:p>14.4113</text:p>
          </table:table-cell>
          <table:table-cell table:formula="of:=[.C93]+[.B94]" office:value-type="float" office:value="945.091332" calcext:value-type="float">
            <text:p>945.091332</text:p>
          </table:table-cell>
          <table:table-cell/>
          <table:table-cell table:formula="of:=[.E93]" office:value-type="float" office:value="10.2498537821782" calcext:value-type="float">
            <text:p>10.2498537822</text:p>
          </table:table-cell>
          <table:table-cell table:formula="of:=[.F93]" office:value-type="float" office:value="2.14064736058249" calcext:value-type="float">
            <text:p>2.1406473606</text:p>
          </table:table-cell>
          <table:table-cell/>
          <table:table-cell table:formula="of:=[.H93]" office:value-type="float" office:value="485.939306257426" calcext:value-type="float">
            <text:p>485.9393062574</text:p>
          </table:table-cell>
          <table:table-cell table:formula="of:=[.I93]" office:value-type="float" office:value="298.516697107283" calcext:value-type="float">
            <text:p>298.5166971073</text:p>
          </table:table-cell>
          <table:table-cell table:formula="of:=1/([.F94]*SQRT(2*3.14)) * EXP(-0.5*(([.A94]-[.E94])/[.F94])^2)" office:value-type="float" office:value="3.76296182844043E-318" calcext:value-type="float">
            <text:p>3.76296182844043E-318</text:p>
          </table:table-cell>
          <table:table-cell table:formula="of:=1/([.I94]*SQRT(2*3.14)) * EXP(-0.5*(([.A94]-[.H94])/[.I94])^2)" office:value-type="float" office:value="0.000559617724546059" calcext:value-type="float">
            <text:p>0.0005596177</text:p>
          </table:table-cell>
          <table:table-cell/>
          <table:table-cell table:formula="of:=[.J94]*[.O94]" office:value-type="float" office:value="3.46192060611974E-316" calcext:value-type="float">
            <text:p>3.46192060611974E-316</text:p>
          </table:table-cell>
          <table:table-cell table:formula="of:=[.K94]*[.O94]" office:value-type="float" office:value="0.0514848306582374" calcext:value-type="float">
            <text:p>0.0514848307</text:p>
          </table:table-cell>
          <table:table-cell table:formula="of:=[.O93]+1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.3333" calcext:value-type="float">
            <text:p>8.3333</text:p>
          </table:table-cell>
          <table:table-cell table:formula="of:=[.C94]+[.B95]" office:value-type="float" office:value="953.424632" calcext:value-type="float">
            <text:p>953.424632</text:p>
          </table:table-cell>
          <table:table-cell/>
          <table:table-cell table:formula="of:=[.E94]" office:value-type="float" office:value="10.2498537821782" calcext:value-type="float">
            <text:p>10.2498537822</text:p>
          </table:table-cell>
          <table:table-cell table:formula="of:=[.F94]" office:value-type="float" office:value="2.14064736058249" calcext:value-type="float">
            <text:p>2.1406473606</text:p>
          </table:table-cell>
          <table:table-cell/>
          <table:table-cell table:formula="of:=[.H94]" office:value-type="float" office:value="485.939306257426" calcext:value-type="float">
            <text:p>485.9393062574</text:p>
          </table:table-cell>
          <table:table-cell table:formula="of:=[.I94]" office:value-type="float" office:value="298.516697107283" calcext:value-type="float">
            <text:p>298.5166971073</text:p>
          </table:table-cell>
          <table:table-cell table:formula="of:=1/([.F95]*SQRT(2*3.14)) * EXP(-0.5*(([.A95]-[.E95])/[.F95])^2)" office:value-type="float" office:value="0" calcext:value-type="float">
            <text:p>0</text:p>
          </table:table-cell>
          <table:table-cell table:formula="of:=1/([.I95]*SQRT(2*3.14)) * EXP(-0.5*(([.A95]-[.H95])/[.I95])^2)" office:value-type="float" office:value="0.000562093954830317" calcext:value-type="float">
            <text:p>0.000562094</text:p>
          </table:table-cell>
          <table:table-cell/>
          <table:table-cell table:formula="of:=[.J95]*[.O95]" office:value-type="float" office:value="0" calcext:value-type="float">
            <text:p>0</text:p>
          </table:table-cell>
          <table:table-cell table:formula="of:=[.K95]*[.O95]" office:value-type="float" office:value="0.0522747377992195" calcext:value-type="float">
            <text:p>0.0522747378</text:p>
          </table:table-cell>
          <table:table-cell table:formula="of:=[.O94]+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.0709" calcext:value-type="float">
            <text:p>8.0709</text:p>
          </table:table-cell>
          <table:table-cell table:formula="of:=[.C95]+[.B96]" office:value-type="float" office:value="961.495532" calcext:value-type="float">
            <text:p>961.495532</text:p>
          </table:table-cell>
          <table:table-cell/>
          <table:table-cell table:formula="of:=[.E95]" office:value-type="float" office:value="10.2498537821782" calcext:value-type="float">
            <text:p>10.2498537822</text:p>
          </table:table-cell>
          <table:table-cell table:formula="of:=[.F95]" office:value-type="float" office:value="2.14064736058249" calcext:value-type="float">
            <text:p>2.1406473606</text:p>
          </table:table-cell>
          <table:table-cell/>
          <table:table-cell table:formula="of:=[.H95]" office:value-type="float" office:value="485.939306257426" calcext:value-type="float">
            <text:p>485.9393062574</text:p>
          </table:table-cell>
          <table:table-cell table:formula="of:=[.I95]" office:value-type="float" office:value="298.516697107283" calcext:value-type="float">
            <text:p>298.5166971073</text:p>
          </table:table-cell>
          <table:table-cell table:formula="of:=1/([.F96]*SQRT(2*3.14)) * EXP(-0.5*(([.A96]-[.E96])/[.F96])^2)" office:value-type="float" office:value="0" calcext:value-type="float">
            <text:p>0</text:p>
          </table:table-cell>
          <table:table-cell table:formula="of:=1/([.I96]*SQRT(2*3.14)) * EXP(-0.5*(([.A96]-[.H96])/[.I96])^2)" office:value-type="float" office:value="0.000564574806503471" calcext:value-type="float">
            <text:p>0.0005645748</text:p>
          </table:table-cell>
          <table:table-cell/>
          <table:table-cell table:formula="of:=[.J96]*[.O96]" office:value-type="float" office:value="0" calcext:value-type="float">
            <text:p>0</text:p>
          </table:table-cell>
          <table:table-cell table:formula="of:=[.K96]*[.O96]" office:value-type="float" office:value="0.0530700318113263" calcext:value-type="float">
            <text:p>0.0530700318</text:p>
          </table:table-cell>
          <table:table-cell table:formula="of:=[.O95]+1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.2021" calcext:value-type="float">
            <text:p>12.2021</text:p>
          </table:table-cell>
          <table:table-cell table:formula="of:=[.C96]+[.B97]" office:value-type="float" office:value="973.697632" calcext:value-type="float">
            <text:p>973.697632</text:p>
          </table:table-cell>
          <table:table-cell/>
          <table:table-cell table:formula="of:=[.E96]" office:value-type="float" office:value="10.2498537821782" calcext:value-type="float">
            <text:p>10.2498537822</text:p>
          </table:table-cell>
          <table:table-cell table:formula="of:=[.F96]" office:value-type="float" office:value="2.14064736058249" calcext:value-type="float">
            <text:p>2.1406473606</text:p>
          </table:table-cell>
          <table:table-cell/>
          <table:table-cell table:formula="of:=[.H96]" office:value-type="float" office:value="485.939306257426" calcext:value-type="float">
            <text:p>485.9393062574</text:p>
          </table:table-cell>
          <table:table-cell table:formula="of:=[.I96]" office:value-type="float" office:value="298.516697107283" calcext:value-type="float">
            <text:p>298.5166971073</text:p>
          </table:table-cell>
          <table:table-cell table:formula="of:=1/([.F97]*SQRT(2*3.14)) * EXP(-0.5*(([.A97]-[.E97])/[.F97])^2)" office:value-type="float" office:value="0" calcext:value-type="float">
            <text:p>0</text:p>
          </table:table-cell>
          <table:table-cell table:formula="of:=1/([.I97]*SQRT(2*3.14)) * EXP(-0.5*(([.A97]-[.H97])/[.I97])^2)" office:value-type="float" office:value="0.0005670602441606" calcext:value-type="float">
            <text:p>0.0005670602</text:p>
          </table:table-cell>
          <table:table-cell/>
          <table:table-cell table:formula="of:=[.J97]*[.O97]" office:value-type="float" office:value="0" calcext:value-type="float">
            <text:p>0</text:p>
          </table:table-cell>
          <table:table-cell table:formula="of:=[.K97]*[.O97]" office:value-type="float" office:value="0.053870723195257" calcext:value-type="float">
            <text:p>0.0538707232</text:p>
          </table:table-cell>
          <table:table-cell table:formula="of:=[.O96]+1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.7831" calcext:value-type="float">
            <text:p>12.7831</text:p>
          </table:table-cell>
          <table:table-cell table:formula="of:=[.C97]+[.B98]" office:value-type="float" office:value="986.480732" calcext:value-type="float">
            <text:p>986.480732</text:p>
          </table:table-cell>
          <table:table-cell/>
          <table:table-cell table:formula="of:=[.E97]" office:value-type="float" office:value="10.2498537821782" calcext:value-type="float">
            <text:p>10.2498537822</text:p>
          </table:table-cell>
          <table:table-cell table:formula="of:=[.F97]" office:value-type="float" office:value="2.14064736058249" calcext:value-type="float">
            <text:p>2.1406473606</text:p>
          </table:table-cell>
          <table:table-cell/>
          <table:table-cell table:formula="of:=[.H97]" office:value-type="float" office:value="485.939306257426" calcext:value-type="float">
            <text:p>485.9393062574</text:p>
          </table:table-cell>
          <table:table-cell table:formula="of:=[.I97]" office:value-type="float" office:value="298.516697107283" calcext:value-type="float">
            <text:p>298.5166971073</text:p>
          </table:table-cell>
          <table:table-cell table:formula="of:=1/([.F98]*SQRT(2*3.14)) * EXP(-0.5*(([.A98]-[.E98])/[.F98])^2)" office:value-type="float" office:value="0" calcext:value-type="float">
            <text:p>0</text:p>
          </table:table-cell>
          <table:table-cell table:formula="of:=1/([.I98]*SQRT(2*3.14)) * EXP(-0.5*(([.A98]-[.H98])/[.I98])^2)" office:value-type="float" office:value="0.000569550232085995" calcext:value-type="float">
            <text:p>0.0005695502</text:p>
          </table:table-cell>
          <table:table-cell/>
          <table:table-cell table:formula="of:=[.J98]*[.O98]" office:value-type="float" office:value="0" calcext:value-type="float">
            <text:p>0</text:p>
          </table:table-cell>
          <table:table-cell table:formula="of:=[.K98]*[.O98]" office:value-type="float" office:value="0.0546768222802555" calcext:value-type="float">
            <text:p>0.0546768223</text:p>
          </table:table-cell>
          <table:table-cell table:formula="of:=[.O97]+1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.1585" calcext:value-type="float">
            <text:p>13.1585</text:p>
          </table:table-cell>
          <table:table-cell table:formula="of:=[.C98]+[.B99]" office:value-type="float" office:value="999.639232" calcext:value-type="float">
            <text:p>999.639232</text:p>
          </table:table-cell>
          <table:table-cell/>
          <table:table-cell table:formula="of:=[.E98]" office:value-type="float" office:value="10.2498537821782" calcext:value-type="float">
            <text:p>10.2498537822</text:p>
          </table:table-cell>
          <table:table-cell table:formula="of:=[.F98]" office:value-type="float" office:value="2.14064736058249" calcext:value-type="float">
            <text:p>2.1406473606</text:p>
          </table:table-cell>
          <table:table-cell/>
          <table:table-cell table:formula="of:=[.H98]" office:value-type="float" office:value="485.939306257426" calcext:value-type="float">
            <text:p>485.9393062574</text:p>
          </table:table-cell>
          <table:table-cell table:formula="of:=[.I98]" office:value-type="float" office:value="298.516697107283" calcext:value-type="float">
            <text:p>298.5166971073</text:p>
          </table:table-cell>
          <table:table-cell table:formula="of:=1/([.F99]*SQRT(2*3.14)) * EXP(-0.5*(([.A99]-[.E99])/[.F99])^2)" office:value-type="float" office:value="0" calcext:value-type="float">
            <text:p>0</text:p>
          </table:table-cell>
          <table:table-cell table:formula="of:=1/([.I99]*SQRT(2*3.14)) * EXP(-0.5*(([.A99]-[.H99])/[.I99])^2)" office:value-type="float" office:value="0.000572044734253392" calcext:value-type="float">
            <text:p>0.0005720447</text:p>
          </table:table-cell>
          <table:table-cell/>
          <table:table-cell table:formula="of:=[.J99]*[.O99]" office:value-type="float" office:value="0" calcext:value-type="float">
            <text:p>0</text:p>
          </table:table-cell>
          <table:table-cell table:formula="of:=[.K99]*[.O99]" office:value-type="float" office:value="0.055488339222579" calcext:value-type="float">
            <text:p>0.0554883392</text:p>
          </table:table-cell>
          <table:table-cell table:formula="of:=[.O98]+1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.753" calcext:value-type="float">
            <text:p>12.753</text:p>
          </table:table-cell>
          <table:table-cell table:formula="of:=[.C99]+[.B100]" office:value-type="float" office:value="1012.392232" calcext:value-type="float">
            <text:p>1012.392232</text:p>
          </table:table-cell>
          <table:table-cell/>
          <table:table-cell table:formula="of:=[.E99]" office:value-type="float" office:value="10.2498537821782" calcext:value-type="float">
            <text:p>10.2498537822</text:p>
          </table:table-cell>
          <table:table-cell table:formula="of:=[.F99]" office:value-type="float" office:value="2.14064736058249" calcext:value-type="float">
            <text:p>2.1406473606</text:p>
          </table:table-cell>
          <table:table-cell/>
          <table:table-cell table:formula="of:=[.H99]" office:value-type="float" office:value="485.939306257426" calcext:value-type="float">
            <text:p>485.9393062574</text:p>
          </table:table-cell>
          <table:table-cell table:formula="of:=[.I99]" office:value-type="float" office:value="298.516697107283" calcext:value-type="float">
            <text:p>298.5166971073</text:p>
          </table:table-cell>
          <table:table-cell table:formula="of:=1/([.F100]*SQRT(2*3.14)) * EXP(-0.5*(([.A100]-[.E100])/[.F100])^2)" office:value-type="float" office:value="0" calcext:value-type="float">
            <text:p>0</text:p>
          </table:table-cell>
          <table:table-cell table:formula="of:=1/([.I100]*SQRT(2*3.14)) * EXP(-0.5*(([.A100]-[.H100])/[.I100])^2)" office:value-type="float" office:value="0.000574543714326234" calcext:value-type="float">
            <text:p>0.0005745437</text:p>
          </table:table-cell>
          <table:table-cell/>
          <table:table-cell table:formula="of:=[.J100]*[.O100]" office:value-type="float" office:value="0" calcext:value-type="float">
            <text:p>0</text:p>
          </table:table-cell>
          <table:table-cell table:formula="of:=[.K100]*[.O100]" office:value-type="float" office:value="0.0563052840039709" calcext:value-type="float">
            <text:p>0.056305284</text:p>
          </table:table-cell>
          <table:table-cell table:formula="of:=[.O99]+1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.3533" calcext:value-type="float">
            <text:p>10.3533</text:p>
          </table:table-cell>
          <table:table-cell table:formula="of:=[.C100]+[.B101]" office:value-type="float" office:value="1022.745532" calcext:value-type="float">
            <text:p>1022.745532</text:p>
          </table:table-cell>
          <table:table-cell/>
          <table:table-cell table:formula="of:=[.E100]" office:value-type="float" office:value="10.2498537821782" calcext:value-type="float">
            <text:p>10.2498537822</text:p>
          </table:table-cell>
          <table:table-cell table:formula="of:=[.F100]" office:value-type="float" office:value="2.14064736058249" calcext:value-type="float">
            <text:p>2.1406473606</text:p>
          </table:table-cell>
          <table:table-cell/>
          <table:table-cell table:formula="of:=[.H100]" office:value-type="float" office:value="485.939306257426" calcext:value-type="float">
            <text:p>485.9393062574</text:p>
          </table:table-cell>
          <table:table-cell table:formula="of:=[.I100]" office:value-type="float" office:value="298.516697107283" calcext:value-type="float">
            <text:p>298.5166971073</text:p>
          </table:table-cell>
          <table:table-cell table:formula="of:=1/([.F101]*SQRT(2*3.14)) * EXP(-0.5*(([.A101]-[.E101])/[.F101])^2)" office:value-type="float" office:value="0" calcext:value-type="float">
            <text:p>0</text:p>
          </table:table-cell>
          <table:table-cell table:formula="of:=1/([.I101]*SQRT(2*3.14)) * EXP(-0.5*(([.A101]-[.H101])/[.I101])^2)" office:value-type="float" office:value="0.000577047135657942" calcext:value-type="float">
            <text:p>0.0005770471</text:p>
          </table:table-cell>
          <table:table-cell/>
          <table:table-cell table:formula="of:=[.J101]*[.O101]" office:value-type="float" office:value="0" calcext:value-type="float">
            <text:p>0</text:p>
          </table:table-cell>
          <table:table-cell table:formula="of:=[.K101]*[.O101]" office:value-type="float" office:value="0.0571276664301363" calcext:value-type="float">
            <text:p>0.0571276664</text:p>
          </table:table-cell>
          <table:table-cell table:formula="of:=[.O100]+1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4897" calcext:value-type="float">
            <text:p>12.4897</text:p>
          </table:table-cell>
          <table:table-cell table:formula="of:=[.C101]+[.B102]" office:value-type="float" office:value="1035.235232" calcext:value-type="float">
            <text:p>1035.235232</text:p>
          </table:table-cell>
          <table:table-cell/>
          <table:table-cell table:formula="of:=[.E101]" office:value-type="float" office:value="10.2498537821782" calcext:value-type="float">
            <text:p>10.2498537822</text:p>
          </table:table-cell>
          <table:table-cell table:formula="of:=[.F101]" office:value-type="float" office:value="2.14064736058249" calcext:value-type="float">
            <text:p>2.1406473606</text:p>
          </table:table-cell>
          <table:table-cell/>
          <table:table-cell table:formula="of:=[.H101]" office:value-type="float" office:value="485.939306257426" calcext:value-type="float">
            <text:p>485.9393062574</text:p>
          </table:table-cell>
          <table:table-cell table:formula="of:=[.I101]" office:value-type="float" office:value="298.516697107283" calcext:value-type="float">
            <text:p>298.5166971073</text:p>
          </table:table-cell>
          <table:table-cell table:formula="of:=1/([.F102]*SQRT(2*3.14)) * EXP(-0.5*(([.A102]-[.E102])/[.F102])^2)" office:value-type="float" office:value="0" calcext:value-type="float">
            <text:p>0</text:p>
          </table:table-cell>
          <table:table-cell table:formula="of:=1/([.I102]*SQRT(2*3.14)) * EXP(-0.5*(([.A102]-[.H102])/[.I102])^2)" office:value-type="float" office:value="0.000579554961292215" calcext:value-type="float">
            <text:p>0.000579555</text:p>
          </table:table-cell>
          <table:table-cell/>
          <table:table-cell table:formula="of:=[.J102]*[.O102]" office:value-type="float" office:value="0" calcext:value-type="float">
            <text:p>0</text:p>
          </table:table-cell>
          <table:table-cell table:formula="of:=[.K102]*[.O102]" office:value-type="float" office:value="0.0579554961292215" calcext:value-type="float">
            <text:p>0.0579554961</text:p>
          </table:table-cell>
          <table:table-cell table:formula="of:=[.O101]+1" office:value-type="float" office:value="100" calcext:value-type="float">
            <text:p>100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ev</text:p>
          </table:table-cell>
          <table:table-cell table:style-name="ce1" office:value-type="string" calcext:value-type="string">
            <text:p>f(t)</text:p>
          </table:table-cell>
          <table:table-cell table:style-name="ce1" office:value-type="string" calcext:value-type="string">
            <text:p>R(t)</text:p>
          </table:table-cell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683" calcext:value-type="float">
            <text:p>5.7683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355333889829784" calcext:value-type="float">
            <text:p>0.00035533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3426" calcext:value-type="float">
            <text:p>15.3426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table:number-columns-repeated="2" office:value-type="float" office:value="0.000357274855083005" calcext:value-type="float">
            <text:p>0.00035727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.4476" calcext:value-type="float">
            <text:p>24.4476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359222391460503" calcext:value-type="float">
            <text:p>0.0003592224</text:p>
          </table:table-cell>
          <table:table-cell office:value-type="float" office:value="0.000718444782921007" calcext:value-type="float">
            <text:p>0.00071844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.4131" calcext:value-type="float">
            <text:p>32.4131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361176490953413" calcext:value-type="float">
            <text:p>0.0003611765</text:p>
          </table:table-cell>
          <table:table-cell office:value-type="float" office:value="0.00108352947286024" calcext:value-type="float">
            <text:p>0.00108352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.0613" calcext:value-type="float">
            <text:p>41.0613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363137145287708" calcext:value-type="float">
            <text:p>0.0003631371</text:p>
          </table:table-cell>
          <table:table-cell office:value-type="float" office:value="0.00145254858115083" calcext:value-type="float">
            <text:p>0.001452548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.05" calcext:value-type="float">
            <text:p>51.05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36510434592313" calcext:value-type="float">
            <text:p>0.0003651043</text:p>
          </table:table-cell>
          <table:table-cell office:value-type="float" office:value="0.00182552172961565" calcext:value-type="float">
            <text:p>0.001825521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.2462" calcext:value-type="float">
            <text:p>61.246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367078084052128" calcext:value-type="float">
            <text:p>0.0003670781</text:p>
          </table:table-cell>
          <table:table-cell office:value-type="float" office:value="0.00220246850431277" calcext:value-type="float">
            <text:p>0.002202468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.8861" calcext:value-type="float">
            <text:p>72.8861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369058350598809" calcext:value-type="float">
            <text:p>0.0003690584</text:p>
          </table:table-cell>
          <table:table-cell office:value-type="float" office:value="0.00258340845419167" calcext:value-type="float">
            <text:p>0.002583408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.5136" calcext:value-type="float">
            <text:p>84.5136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371045136217894" calcext:value-type="float">
            <text:p>0.0003710451</text:p>
          </table:table-cell>
          <table:table-cell office:value-type="float" office:value="0.00296836108974315" calcext:value-type="float">
            <text:p>0.002968361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.0058" calcext:value-type="float">
            <text:p>91.0058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373038431293683" calcext:value-type="float">
            <text:p>0.0003730384</text:p>
          </table:table-cell>
          <table:table-cell office:value-type="float" office:value="0.00335734588164315" calcext:value-type="float">
            <text:p>0.003357345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.9068" calcext:value-type="float">
            <text:p>98.9068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375038225939037" calcext:value-type="float">
            <text:p>0.0003750382</text:p>
          </table:table-cell>
          <table:table-cell office:value-type="float" office:value="0.00375038225939037" calcext:value-type="float">
            <text:p>0.003750382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.1747" calcext:value-type="float">
            <text:p>109.1747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377044509994361" calcext:value-type="float">
            <text:p>0.0003770445</text:p>
          </table:table-cell>
          <table:table-cell office:value-type="float" office:value="0.00414748960993797" calcext:value-type="float">
            <text:p>0.004147489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6.8586" calcext:value-type="float">
            <text:p>116.8586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379057273026602" calcext:value-type="float">
            <text:p>0.0003790573</text:p>
          </table:table-cell>
          <table:table-cell office:value-type="float" office:value="0.00454868727631922" calcext:value-type="float">
            <text:p>0.004548687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5.7491" calcext:value-type="float">
            <text:p>125.7491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381076504328256" calcext:value-type="float">
            <text:p>0.0003810765</text:p>
          </table:table-cell>
          <table:table-cell office:value-type="float" office:value="0.00495399455626733" calcext:value-type="float">
            <text:p>0.004953994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5.0424" calcext:value-type="float">
            <text:p>135.0424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383102192916385" calcext:value-type="float">
            <text:p>0.0003831022</text:p>
          </table:table-cell>
          <table:table-cell office:value-type="float" office:value="0.00536343070082939" calcext:value-type="float">
            <text:p>0.005363430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.3923" calcext:value-type="float">
            <text:p>143.3923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385134327531642" calcext:value-type="float">
            <text:p>0.0003851343</text:p>
          </table:table-cell>
          <table:table-cell office:value-type="float" office:value="0.00577701491297463" calcext:value-type="float">
            <text:p>0.005777014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2.4354" calcext:value-type="float">
            <text:p>152.4354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387172896637311" calcext:value-type="float">
            <text:p>0.0003871729</text:p>
          </table:table-cell>
          <table:table-cell office:value-type="float" office:value="0.00619476634619697" calcext:value-type="float">
            <text:p>0.006194766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2.0381" calcext:value-type="float">
            <text:p>162.0381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389217888418353" calcext:value-type="float">
            <text:p>0.0003892179</text:p>
          </table:table-cell>
          <table:table-cell office:value-type="float" office:value="0.006616704103112" calcext:value-type="float">
            <text:p>0.006616704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1.4117" calcext:value-type="float">
            <text:p>171.4117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391269290780467" calcext:value-type="float">
            <text:p>0.0003912693</text:p>
          </table:table-cell>
          <table:table-cell office:value-type="float" office:value="0.00704284723404841" calcext:value-type="float">
            <text:p>0.007042847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9.9986" calcext:value-type="float">
            <text:p>179.9986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393327091349156" calcext:value-type="float">
            <text:p>0.0003933271</text:p>
          </table:table-cell>
          <table:table-cell office:value-type="float" office:value="0.00747321473563397" calcext:value-type="float">
            <text:p>0.007473214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8.7863" calcext:value-type="float">
            <text:p>188.7863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39539127746881" calcext:value-type="float">
            <text:p>0.0003953913</text:p>
          </table:table-cell>
          <table:table-cell office:value-type="float" office:value="0.00790782554937621" calcext:value-type="float">
            <text:p>0.007907825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7.5657" calcext:value-type="float">
            <text:p>197.5657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397461836201796" calcext:value-type="float">
            <text:p>0.0003974618</text:p>
          </table:table-cell>
          <table:table-cell office:value-type="float" office:value="0.00834669856023772" calcext:value-type="float">
            <text:p>0.008346698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5.6126" calcext:value-type="float">
            <text:p>205.6126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399538754327559" calcext:value-type="float">
            <text:p>0.0003995388</text:p>
          </table:table-cell>
          <table:table-cell office:value-type="float" office:value="0.00878985259520629" calcext:value-type="float">
            <text:p>0.008789852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6.4585" calcext:value-type="float">
            <text:p>216.4585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01622018341737" calcext:value-type="float">
            <text:p>0.000401622</text:p>
          </table:table-cell>
          <table:table-cell office:value-type="float" office:value="0.00923730642185995" calcext:value-type="float">
            <text:p>0.009237306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5.2001" calcext:value-type="float">
            <text:p>225.2001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03711614455286" calcext:value-type="float">
            <text:p>0.0004037116</text:p>
          </table:table-cell>
          <table:table-cell office:value-type="float" office:value="0.00968907874692687" calcext:value-type="float">
            <text:p>0.009689078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2.744432" calcext:value-type="float">
            <text:p>232.7444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05807528593615" calcext:value-type="float">
            <text:p>0.0004058075</text:p>
          </table:table-cell>
          <table:table-cell office:value-type="float" office:value="0.0101451882148404" calcext:value-type="float">
            <text:p>0.010145188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1.338532" calcext:value-type="float">
            <text:p>241.3385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07909746395735" calcext:value-type="float">
            <text:p>0.0004079097</text:p>
          </table:table-cell>
          <table:table-cell office:value-type="float" office:value="0.0106056534062891" calcext:value-type="float">
            <text:p>0.010605653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2.378432" calcext:value-type="float">
            <text:p>252.3784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10018253213416" calcext:value-type="float">
            <text:p>0.0004100183</text:p>
          </table:table-cell>
          <table:table-cell office:value-type="float" office:value="0.0110704928367622" calcext:value-type="float">
            <text:p>0.011070492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2.498032" calcext:value-type="float">
            <text:p>262.4980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12133034110361" calcext:value-type="float">
            <text:p>0.000412133</text:p>
          </table:table-cell>
          <table:table-cell office:value-type="float" office:value="0.0115397249550901" calcext:value-type="float">
            <text:p>0.0115397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2.676632" calcext:value-type="float">
            <text:p>272.6766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14254073861388" calcext:value-type="float">
            <text:p>0.0004142541</text:p>
          </table:table-cell>
          <table:table-cell office:value-type="float" office:value="0.0120133681419802" calcext:value-type="float">
            <text:p>0.012013368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8.571032" calcext:value-type="float">
            <text:p>278.5710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16381356951624" calcext:value-type="float">
            <text:p>0.0004163814</text:p>
          </table:table-cell>
          <table:table-cell office:value-type="float" office:value="0.0124914407085487" calcext:value-type="float">
            <text:p>0.012491440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8.117032" calcext:value-type="float">
            <text:p>288.1170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18514867575716" calcext:value-type="float">
            <text:p>0.0004185149</text:p>
          </table:table-cell>
          <table:table-cell office:value-type="float" office:value="0.0129739608948472" calcext:value-type="float">
            <text:p>0.012973960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7.736732" calcext:value-type="float">
            <text:p>297.7367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20654589637046" calcext:value-type="float">
            <text:p>0.0004206546</text:p>
          </table:table-cell>
          <table:table-cell office:value-type="float" office:value="0.0134609468683855" calcext:value-type="float">
            <text:p>0.013460946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8.121932" calcext:value-type="float">
            <text:p>308.1219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22800506746964" calcext:value-type="float">
            <text:p>0.0004228005</text:p>
          </table:table-cell>
          <table:table-cell office:value-type="float" office:value="0.0139524167226498" calcext:value-type="float">
            <text:p>0.013952416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8.752032" calcext:value-type="float">
            <text:p>318.7520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24952602224038" calcext:value-type="float">
            <text:p>0.0004249526</text:p>
          </table:table-cell>
          <table:table-cell office:value-type="float" office:value="0.0144483884756173" calcext:value-type="float">
            <text:p>0.014448388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7.085332" calcext:value-type="float">
            <text:p>327.0853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27110859093302" calcext:value-type="float">
            <text:p>0.0004271109</text:p>
          </table:table-cell>
          <table:table-cell office:value-type="float" office:value="0.0149488800682656" calcext:value-type="float">
            <text:p>0.014948880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8.400332" calcext:value-type="float">
            <text:p>338.4003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29275260085532" calcext:value-type="float">
            <text:p>0.0004292753</text:p>
          </table:table-cell>
          <table:table-cell office:value-type="float" office:value="0.0154539093630792" calcext:value-type="float">
            <text:p>0.015453909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7.887432" calcext:value-type="float">
            <text:p>347.8874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31445787636528" calcext:value-type="float">
            <text:p>0.0004314458</text:p>
          </table:table-cell>
          <table:table-cell office:value-type="float" office:value="0.0159634941425515" calcext:value-type="float">
            <text:p>0.015963494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6.026532" calcext:value-type="float">
            <text:p>356.0265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33622423886408" calcext:value-type="float">
            <text:p>0.0004336224</text:p>
          </table:table-cell>
          <table:table-cell office:value-type="float" office:value="0.0164776521076835" calcext:value-type="float">
            <text:p>0.016477652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4.697832" calcext:value-type="float">
            <text:p>364.6978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35805150678916" calcext:value-type="float">
            <text:p>0.0004358052</text:p>
          </table:table-cell>
          <table:table-cell office:value-type="float" office:value="0.0169964008764777" calcext:value-type="float">
            <text:p>0.016996400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1.159332" calcext:value-type="float">
            <text:p>371.1593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37993949560747" calcext:value-type="float">
            <text:p>0.0004379939</text:p>
          </table:table-cell>
          <table:table-cell office:value-type="float" office:value="0.0175197579824299" calcext:value-type="float">
            <text:p>0.01751975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7.620832" calcext:value-type="float">
            <text:p>377.6208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4018880178088" calcext:value-type="float">
            <text:p>0.0004401888</text:p>
          </table:table-cell>
          <table:table-cell office:value-type="float" office:value="0.0180477408730161" calcext:value-type="float">
            <text:p>0.018047740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5.316332" calcext:value-type="float">
            <text:p>385.3163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42389688289926" calcext:value-type="float">
            <text:p>0.0004423897</text:p>
          </table:table-cell>
          <table:table-cell office:value-type="float" office:value="0.0185803669081769" calcext:value-type="float">
            <text:p>0.018580366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0.016832" calcext:value-type="float">
            <text:p>390.0168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44596589739492" calcext:value-type="float">
            <text:p>0.0004445966</text:p>
          </table:table-cell>
          <table:table-cell office:value-type="float" office:value="0.0191176533587982" calcext:value-type="float">
            <text:p>0.019117653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0.019232" calcext:value-type="float">
            <text:p>400.0192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46809486481554" calcext:value-type="float">
            <text:p>0.0004468095</text:p>
          </table:table-cell>
          <table:table-cell office:value-type="float" office:value="0.0196596174051884" calcext:value-type="float">
            <text:p>0.019659617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1.032132" calcext:value-type="float">
            <text:p>411.0321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49028358567849" calcext:value-type="float">
            <text:p>0.0004490284</text:p>
          </table:table-cell>
          <table:table-cell office:value-type="float" office:value="0.0202062761355532" calcext:value-type="float">
            <text:p>0.020206276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1.894232" calcext:value-type="float">
            <text:p>421.8942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51253185749277" calcext:value-type="float">
            <text:p>0.0004512532</text:p>
          </table:table-cell>
          <table:table-cell office:value-type="float" office:value="0.0207576465444667" calcext:value-type="float">
            <text:p>0.020757646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1.331432" calcext:value-type="float">
            <text:p>431.3314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53483947475319" calcext:value-type="float">
            <text:p>0.0004534839</text:p>
          </table:table-cell>
          <table:table-cell office:value-type="float" office:value="0.02131374553134" calcext:value-type="float">
            <text:p>0.021313745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7.995832" calcext:value-type="float">
            <text:p>437.9958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55720622893466" calcext:value-type="float">
            <text:p>0.0004557206</text:p>
          </table:table-cell>
          <table:table-cell office:value-type="float" office:value="0.0218745898988864" calcext:value-type="float">
            <text:p>0.021874589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7.225232" calcext:value-type="float">
            <text:p>447.2252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57963190848669" calcext:value-type="float">
            <text:p>0.0004579632</text:p>
          </table:table-cell>
          <table:table-cell office:value-type="float" office:value="0.0224401963515848" calcext:value-type="float">
            <text:p>0.022440196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6.192332" calcext:value-type="float">
            <text:p>456.1923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60211629882793" calcext:value-type="float">
            <text:p>0.0004602116</text:p>
          </table:table-cell>
          <table:table-cell office:value-type="float" office:value="0.0230105814941396" calcext:value-type="float">
            <text:p>0.023010581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6.545732" calcext:value-type="float">
            <text:p>466.5457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62465918234095" calcext:value-type="float">
            <text:p>0.0004624659</text:p>
          </table:table-cell>
          <table:table-cell office:value-type="float" office:value="0.0235857618299388" calcext:value-type="float">
            <text:p>0.023585761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76.645532" calcext:value-type="float">
            <text:p>476.6455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64726033836713" calcext:value-type="float">
            <text:p>0.000464726</text:p>
          </table:table-cell>
          <table:table-cell office:value-type="float" office:value="0.0241657537595091" calcext:value-type="float">
            <text:p>0.024165753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89.253332" calcext:value-type="float">
            <text:p>489.2533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66991954320166" calcext:value-type="float">
            <text:p>0.000466992</text:p>
          </table:table-cell>
          <table:table-cell office:value-type="float" office:value="0.0247505735789688" calcext:value-type="float">
            <text:p>0.024750573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96.407932" calcext:value-type="float">
            <text:p>496.4079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69263657008874" calcext:value-type="float">
            <text:p>0.0004692637</text:p>
          </table:table-cell>
          <table:table-cell office:value-type="float" office:value="0.0253402374784792" calcext:value-type="float">
            <text:p>0.025340237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6.411232" calcext:value-type="float">
            <text:p>506.4112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71541118921691" calcext:value-type="float">
            <text:p>0.0004715411</text:p>
          </table:table-cell>
          <table:table-cell office:value-type="float" office:value="0.025934761540693" calcext:value-type="float">
            <text:p>0.025934761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16.271332" calcext:value-type="float">
            <text:p>516.2713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73824316771451" calcext:value-type="float">
            <text:p>0.0004738243</text:p>
          </table:table-cell>
          <table:table-cell office:value-type="float" office:value="0.0265341617392013" calcext:value-type="float">
            <text:p>0.026534161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4.138832" calcext:value-type="float">
            <text:p>524.1388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76113226964534" calcext:value-type="float">
            <text:p>0.0004761132</text:p>
          </table:table-cell>
          <table:table-cell office:value-type="float" office:value="0.0271384539369784" calcext:value-type="float">
            <text:p>0.027138453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34.714532" calcext:value-type="float">
            <text:p>534.7145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78407825600438" calcext:value-type="float">
            <text:p>0.0004784078</text:p>
          </table:table-cell>
          <table:table-cell office:value-type="float" office:value="0.0277476538848254" calcext:value-type="float">
            <text:p>0.027747653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45.643932" calcext:value-type="float">
            <text:p>545.6439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80708088471379" calcext:value-type="float">
            <text:p>0.0004807081</text:p>
          </table:table-cell>
          <table:table-cell office:value-type="float" office:value="0.0283617772198114" calcext:value-type="float">
            <text:p>0.028361777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6.304332" calcext:value-type="float">
            <text:p>556.3043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83013991061893" calcext:value-type="float">
            <text:p>0.000483014</text:p>
          </table:table-cell>
          <table:table-cell office:value-type="float" office:value="0.0289808394637136" calcext:value-type="float">
            <text:p>0.028980839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68.801532" calcext:value-type="float">
            <text:p>568.8015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85325508548463" calcext:value-type="float">
            <text:p>0.0004853255</text:p>
          </table:table-cell>
          <table:table-cell office:value-type="float" office:value="0.0296048560214562" calcext:value-type="float">
            <text:p>0.02960485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80.176032" calcext:value-type="float">
            <text:p>580.1760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87642615799159" calcext:value-type="float">
            <text:p>0.0004876426</text:p>
          </table:table-cell>
          <table:table-cell office:value-type="float" office:value="0.0302338421795478" calcext:value-type="float">
            <text:p>0.030233842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92.091832" calcext:value-type="float">
            <text:p>592.0918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89965287373289" calcext:value-type="float">
            <text:p>0.0004899653</text:p>
          </table:table-cell>
          <table:table-cell office:value-type="float" office:value="0.0308678131045172" calcext:value-type="float">
            <text:p>0.030867813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1.666832" calcext:value-type="float">
            <text:p>601.6668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92293497521074" calcext:value-type="float">
            <text:p>0.0004922935</text:p>
          </table:table-cell>
          <table:table-cell office:value-type="float" office:value="0.0315067838413487" calcext:value-type="float">
            <text:p>0.031506783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12.117232" calcext:value-type="float">
            <text:p>612.1172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94627220183332" calcext:value-type="float">
            <text:p>0.0004946272</text:p>
          </table:table-cell>
          <table:table-cell office:value-type="float" office:value="0.0321507693119166" calcext:value-type="float">
            <text:p>0.032150769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22.703832" calcext:value-type="float">
            <text:p>622.7038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9696642899118" calcext:value-type="float">
            <text:p>0.0004969664</text:p>
          </table:table-cell>
          <table:table-cell office:value-type="float" office:value="0.0327997843134179" calcext:value-type="float">
            <text:p>0.032799784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5.423932" calcext:value-type="float">
            <text:p>635.4239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499311097265754" calcext:value-type="float">
            <text:p>0.0004993111</text:p>
          </table:table-cell>
          <table:table-cell office:value-type="float" office:value="0.0334538435168055" calcext:value-type="float">
            <text:p>0.033453843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48.022132" calcext:value-type="float">
            <text:p>648.0221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01661198017941" calcext:value-type="float">
            <text:p>0.0005016612</text:p>
          </table:table-cell>
          <table:table-cell office:value-type="float" office:value="0.03411296146522" calcext:value-type="float">
            <text:p>0.034112961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60.108032" calcext:value-type="float">
            <text:p>660.1080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04016703948132" calcext:value-type="float">
            <text:p>0.0005040167</text:p>
          </table:table-cell>
          <table:table-cell office:value-type="float" office:value="0.0347771525724211" calcext:value-type="float">
            <text:p>0.034777152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72.384632" calcext:value-type="float">
            <text:p>672.3846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06377587445988" calcext:value-type="float">
            <text:p>0.0005063776</text:p>
          </table:table-cell>
          <table:table-cell office:value-type="float" office:value="0.0354464311212192" calcext:value-type="float">
            <text:p>0.035446431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84.344832" calcext:value-type="float">
            <text:p>684.3448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08743820590222" calcext:value-type="float">
            <text:p>0.0005087438</text:p>
          </table:table-cell>
          <table:table-cell office:value-type="float" office:value="0.0361208112619058" calcext:value-type="float">
            <text:p>0.036120811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96.369432" calcext:value-type="float">
            <text:p>696.3694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111153751484" calcext:value-type="float">
            <text:p>0.0005111154</text:p>
          </table:table-cell>
          <table:table-cell office:value-type="float" office:value="0.0368003070106848" calcext:value-type="float">
            <text:p>0.03680030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05.656732" calcext:value-type="float">
            <text:p>705.6567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13492222576758" calcext:value-type="float">
            <text:p>0.0005134922</text:p>
          </table:table-cell>
          <table:table-cell office:value-type="float" office:value="0.0374849322481033" calcext:value-type="float">
            <text:p>0.037484932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18.151732" calcext:value-type="float">
            <text:p>718.1517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15874334020033" calcext:value-type="float">
            <text:p>0.0005158743</text:p>
          </table:table-cell>
          <table:table-cell office:value-type="float" office:value="0.0381747007174824" calcext:value-type="float">
            <text:p>0.038174700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32.708632" calcext:value-type="float">
            <text:p>732.7086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18261680311314" calcext:value-type="float">
            <text:p>0.0005182617</text:p>
          </table:table-cell>
          <table:table-cell office:value-type="float" office:value="0.0388696260233485" calcext:value-type="float">
            <text:p>0.03886962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46.036532" calcext:value-type="float">
            <text:p>746.0365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20654231971908" calcext:value-type="float">
            <text:p>0.0005206542</text:p>
          </table:table-cell>
          <table:table-cell office:value-type="float" office:value="0.039569721629865" calcext:value-type="float">
            <text:p>0.039569721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54.982932" calcext:value-type="float">
            <text:p>754.9829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23051959211223" calcext:value-type="float">
            <text:p>0.000523052</text:p>
          </table:table-cell>
          <table:table-cell office:value-type="float" office:value="0.0402750008592642" calcext:value-type="float">
            <text:p>0.040275000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69.765332" calcext:value-type="float">
            <text:p>769.7653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25454831926671" calcext:value-type="float">
            <text:p>0.0005254548</text:p>
          </table:table-cell>
          <table:table-cell office:value-type="float" office:value="0.0409854768902803" calcext:value-type="float">
            <text:p>0.040985476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4.662232" calcext:value-type="float">
            <text:p>784.6622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27862819703581" calcext:value-type="float">
            <text:p>0.0005278628</text:p>
          </table:table-cell>
          <table:table-cell office:value-type="float" office:value="0.0417011627565829" calcext:value-type="float">
            <text:p>0.041701162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6.802132" calcext:value-type="float">
            <text:p>796.8021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30275891815138" calcext:value-type="float">
            <text:p>0.0005302759</text:p>
          </table:table-cell>
          <table:table-cell office:value-type="float" office:value="0.042422071345211" calcext:value-type="float">
            <text:p>0.042422071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6.600232" calcext:value-type="float">
            <text:p>806.6002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32694017222332" calcext:value-type="float">
            <text:p>0.000532694</text:p>
          </table:table-cell>
          <table:table-cell office:value-type="float" office:value="0.0431482153950089" calcext:value-type="float">
            <text:p>0.043148215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18.690932" calcext:value-type="float">
            <text:p>818.6909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35117164573928" calcext:value-type="float">
            <text:p>0.0005351172</text:p>
          </table:table-cell>
          <table:table-cell office:value-type="float" office:value="0.0438796074950621" calcext:value-type="float">
            <text:p>0.043879607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1.788632" calcext:value-type="float">
            <text:p>831.7886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37545302206456" calcext:value-type="float">
            <text:p>0.0005375453</text:p>
          </table:table-cell>
          <table:table-cell office:value-type="float" office:value="0.0446162600831358" calcext:value-type="float">
            <text:p>0.044616260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45.156632" calcext:value-type="float">
            <text:p>845.1566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39978398144208" calcext:value-type="float">
            <text:p>0.0005399784</text:p>
          </table:table-cell>
          <table:table-cell office:value-type="float" office:value="0.0453581854441134" calcext:value-type="float">
            <text:p>0.045358185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57.877232" calcext:value-type="float">
            <text:p>857.8772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42416420099266" calcext:value-type="float">
            <text:p>0.0005424164</text:p>
          </table:table-cell>
          <table:table-cell office:value-type="float" office:value="0.0461053957084376" calcext:value-type="float">
            <text:p>0.046105395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72.069232" calcext:value-type="float">
            <text:p>872.0692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44859335471541" calcext:value-type="float">
            <text:p>0.0005448593</text:p>
          </table:table-cell>
          <table:table-cell office:value-type="float" office:value="0.0468579028505525" calcext:value-type="float">
            <text:p>0.046857902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3.439632" calcext:value-type="float">
            <text:p>883.4396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47307111348826" calcext:value-type="float">
            <text:p>0.0005473071</text:p>
          </table:table-cell>
          <table:table-cell office:value-type="float" office:value="0.0476157186873478" calcext:value-type="float">
            <text:p>0.047615718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5.641732" calcext:value-type="float">
            <text:p>895.6417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49759714506874" calcext:value-type="float">
            <text:p>0.0005497597</text:p>
          </table:table-cell>
          <table:table-cell office:value-type="float" office:value="0.0483788548766049" calcext:value-type="float">
            <text:p>0.048378854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07.921032" calcext:value-type="float">
            <text:p>907.9210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52217111409491" calcext:value-type="float">
            <text:p>0.0005522171</text:p>
          </table:table-cell>
          <table:table-cell office:value-type="float" office:value="0.0491473229154447" calcext:value-type="float">
            <text:p>0.049147322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9.287732" calcext:value-type="float">
            <text:p>919.2877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54679268208647" calcext:value-type="float">
            <text:p>0.0005546793</text:p>
          </table:table-cell>
          <table:table-cell office:value-type="float" office:value="0.0499211341387783" calcext:value-type="float">
            <text:p>0.049921134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0.680032" calcext:value-type="float">
            <text:p>930.6800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57146150744603" calcext:value-type="float">
            <text:p>0.0005571462</text:p>
          </table:table-cell>
          <table:table-cell office:value-type="float" office:value="0.0507002997177589" calcext:value-type="float">
            <text:p>0.050700299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45.091332" calcext:value-type="float">
            <text:p>945.0913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59617724546059" calcext:value-type="float">
            <text:p>0.0005596177</text:p>
          </table:table-cell>
          <table:table-cell office:value-type="float" office:value="0.0514848306582374" calcext:value-type="float">
            <text:p>0.051484830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53.424632" calcext:value-type="float">
            <text:p>953.4246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62093954830317" calcext:value-type="float">
            <text:p>0.000562094</text:p>
          </table:table-cell>
          <table:table-cell office:value-type="float" office:value="0.0522747377992195" calcext:value-type="float">
            <text:p>0.052274737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61.495532" calcext:value-type="float">
            <text:p>961.4955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64574806503471" calcext:value-type="float">
            <text:p>0.0005645748</text:p>
          </table:table-cell>
          <table:table-cell office:value-type="float" office:value="0.0530700318113263" calcext:value-type="float">
            <text:p>0.053070031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73.697632" calcext:value-type="float">
            <text:p>973.6976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670602441606" calcext:value-type="float">
            <text:p>0.0005670602</text:p>
          </table:table-cell>
          <table:table-cell office:value-type="float" office:value="0.053870723195257" calcext:value-type="float">
            <text:p>0.053870723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86.480732" calcext:value-type="float">
            <text:p>986.4807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69550232085995" calcext:value-type="float">
            <text:p>0.0005695502</text:p>
          </table:table-cell>
          <table:table-cell office:value-type="float" office:value="0.0546768222802555" calcext:value-type="float">
            <text:p>0.054676822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99.639232" calcext:value-type="float">
            <text:p>999.6392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72044734253392" calcext:value-type="float">
            <text:p>0.0005720447</text:p>
          </table:table-cell>
          <table:table-cell office:value-type="float" office:value="0.055488339222579" calcext:value-type="float">
            <text:p>0.055488339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12.392232" calcext:value-type="float">
            <text:p>1012.3922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74543714326234" calcext:value-type="float">
            <text:p>0.0005745437</text:p>
          </table:table-cell>
          <table:table-cell office:value-type="float" office:value="0.0563052840039709" calcext:value-type="float">
            <text:p>0.05630528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22.745532" calcext:value-type="float">
            <text:p>1022.7455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77047135657942" calcext:value-type="float">
            <text:p>0.0005770471</text:p>
          </table:table-cell>
          <table:table-cell office:value-type="float" office:value="0.0571276664301363" calcext:value-type="float">
            <text:p>0.057127666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35.235232" calcext:value-type="float">
            <text:p>1035.235232</text:p>
          </table:table-cell>
          <table:table-cell office:value-type="float" office:value="485.939306257426" calcext:value-type="float">
            <text:p>485.9393062574</text:p>
          </table:table-cell>
          <table:table-cell office:value-type="float" office:value="298.516697107283" calcext:value-type="float">
            <text:p>298.5166971073</text:p>
          </table:table-cell>
          <table:table-cell office:value-type="float" office:value="0.000579554961292215" calcext:value-type="float">
            <text:p>0.000579555</text:p>
          </table:table-cell>
          <table:table-cell office:value-type="float" office:value="0.0579554961292215" calcext:value-type="float">
            <text:p>0.0579554961</text:p>
          </table:table-cell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10:04:59.727847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8T19:55:55.794854986</meta:creation-date>
    <dc:date>2016-01-08T10:06:48.395323862</dc:date>
    <meta:editing-duration>PT3M16S</meta:editing-duration>
    <meta:editing-cycles>6</meta:editing-cycles>
    <meta:generator>LibreOffice/4.2.4.2$Linux_x86 LibreOffice_project/420m0$Build-2</meta:generator>
    <meta:document-statistic meta:table-count="3" meta:cell-count="1836" meta:object-count="0"/>
  </office:meta>
</office:document-meta>
</file>